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unrefined" table:style-name="ta1">
        <table:table-column table:style-name="co1" table:number-columns-repeated="7" table:default-cell-style-name="Default"/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ikeli</text:p>
          </table:table-cell>
          <table:table-cell office:value-type="string" calcext:value-type="string">
            <text:p>k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08.2356" calcext:value-type="float">
            <text:p>2608.2356</text:p>
          </table:table-cell>
          <table:table-cell office:value-type="float" office:value="2572.465" calcext:value-type="float">
            <text:p>2572.465</text:p>
          </table:table-cell>
          <table:table-cell office:value-type="float" office:value="35.77057" calcext:value-type="float">
            <text:p>35.77057</text:p>
          </table:table-cell>
          <table:table-cell office:value-type="string" calcext:value-type="string">
            <text:p>5.731.jpg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4.5928" calcext:value-type="float">
            <text:p>504.5928</text:p>
          </table:table-cell>
          <table:table-cell office:value-type="float" office:value="462.4975" calcext:value-type="float">
            <text:p>462.4975</text:p>
          </table:table-cell>
          <table:table-cell office:value-type="float" office:value="42.09531" calcext:value-type="float">
            <text:p>42.09531</text:p>
          </table:table-cell>
          <table:table-cell office:value-type="string" calcext:value-type="string">
            <text:p>2.216.jpg</text:p>
          </table:table-cell>
          <table:table-cell table:formula="of:=[.A3]-[.B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35.8306" calcext:value-type="float">
            <text:p>1535.8306</text:p>
          </table:table-cell>
          <table:table-cell office:value-type="float" office:value="1505.9114" calcext:value-type="float">
            <text:p>1505.9114</text:p>
          </table:table-cell>
          <table:table-cell office:value-type="float" office:value="29.919226" calcext:value-type="float">
            <text:p>29.919226</text:p>
          </table:table-cell>
          <table:table-cell office:value-type="string" calcext:value-type="string">
            <text:p>9.1075.jpg</text:p>
          </table:table-cell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15.8" calcext:value-type="float">
            <text:p>2015.8</text:p>
          </table:table-cell>
          <table:table-cell office:value-type="float" office:value="1976.5272" calcext:value-type="float">
            <text:p>1976.5272</text:p>
          </table:table-cell>
          <table:table-cell office:value-type="float" office:value="39.272797" calcext:value-type="float">
            <text:p>39.272797</text:p>
          </table:table-cell>
          <table:table-cell office:value-type="string" calcext:value-type="string">
            <text:p>5.721.jpg</text:p>
          </table:table-cell>
          <table:table-cell table:formula="of:=[.A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6.8794" calcext:value-type="float">
            <text:p>1046.8794</text:p>
          </table:table-cell>
          <table:table-cell office:value-type="float" office:value="1011.9492" calcext:value-type="float">
            <text:p>1011.9492</text:p>
          </table:table-cell>
          <table:table-cell office:value-type="float" office:value="34.930183" calcext:value-type="float">
            <text:p>34.930183</text:p>
          </table:table-cell>
          <table:table-cell office:value-type="string" calcext:value-type="string">
            <text:p>3.2.lane_change_test.jpg</text:p>
          </table:table-cell>
          <table:table-cell table:formula="of:=[.A6]-[.B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42.1582" calcext:value-type="float">
            <text:p>1742.1582</text:p>
          </table:table-cell>
          <table:table-cell office:value-type="float" office:value="1715.605" calcext:value-type="float">
            <text:p>1715.605</text:p>
          </table:table-cell>
          <table:table-cell office:value-type="float" office:value="26.55323" calcext:value-type="float">
            <text:p>26.55323</text:p>
          </table:table-cell>
          <table:table-cell office:value-type="string" calcext:value-type="string">
            <text:p>7.787.reverse.jpg</text:p>
          </table:table-cell>
          <table:table-cell table:formula="of:=[.A7]-[.B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55.7703" calcext:value-type="float">
            <text:p>1955.7703</text:p>
          </table:table-cell>
          <table:table-cell office:value-type="float" office:value="1918.2471" calcext:value-type="float">
            <text:p>1918.2471</text:p>
          </table:table-cell>
          <table:table-cell office:value-type="float" office:value="37.523163" calcext:value-type="float">
            <text:p>37.523163</text:p>
          </table:table-cell>
          <table:table-cell office:value-type="string" calcext:value-type="string">
            <text:p>5.720.jpg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50.861" calcext:value-type="float">
            <text:p>2550.861</text:p>
          </table:table-cell>
          <table:table-cell office:value-type="float" office:value="2520.0435" calcext:value-type="float">
            <text:p>2520.0435</text:p>
          </table:table-cell>
          <table:table-cell office:value-type="float" office:value="30.817677" calcext:value-type="float">
            <text:p>30.817677</text:p>
          </table:table-cell>
          <table:table-cell office:value-type="string" calcext:value-type="string">
            <text:p>2.57.reverse.jpg</text:p>
          </table:table-cell>
          <table:table-cell table:formula="of:=[.A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8.7301" calcext:value-type="float">
            <text:p>618.7301</text:p>
          </table:table-cell>
          <table:table-cell office:value-type="float" office:value="597.07947" calcext:value-type="float">
            <text:p>597.07947</text:p>
          </table:table-cell>
          <table:table-cell office:value-type="float" office:value="21.650642" calcext:value-type="float">
            <text:p>21.650642</text:p>
          </table:table-cell>
          <table:table-cell office:value-type="string" calcext:value-type="string">
            <text:p>10.1165.jpg</text:p>
          </table:table-cell>
          <table:table-cell table:formula="of:=[.A10]-[.B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620.3027" calcext:value-type="float">
            <text:p>4620.3027</text:p>
          </table:table-cell>
          <table:table-cell office:value-type="float" office:value="4580.8613" calcext:value-type="float">
            <text:p>4580.8613</text:p>
          </table:table-cell>
          <table:table-cell office:value-type="float" office:value="39.441223" calcext:value-type="float">
            <text:p>39.441223</text:p>
          </table:table-cell>
          <table:table-cell office:value-type="string" calcext:value-type="string">
            <text:p>12.1240.reverse.jpg</text:p>
          </table:table-cell>
          <table:table-cell table:formula="of:=[.A11]-[.B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11.8962" calcext:value-type="float">
            <text:p>2911.8962</text:p>
          </table:table-cell>
          <table:table-cell office:value-type="float" office:value="2871.3098" calcext:value-type="float">
            <text:p>2871.3098</text:p>
          </table:table-cell>
          <table:table-cell office:value-type="float" office:value="40.58647" calcext:value-type="float">
            <text:p>40.58647</text:p>
          </table:table-cell>
          <table:table-cell office:value-type="string" calcext:value-type="string">
            <text:p>13.1417.jpg</text:p>
          </table:table-cell>
          <table:table-cell table:formula="of:=[.A12]-[.B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48.6216" calcext:value-type="float">
            <text:p>2448.6216</text:p>
          </table:table-cell>
          <table:table-cell office:value-type="float" office:value="2409.5835" calcext:value-type="float">
            <text:p>2409.5835</text:p>
          </table:table-cell>
          <table:table-cell office:value-type="float" office:value="39.038147" calcext:value-type="float">
            <text:p>39.038147</text:p>
          </table:table-cell>
          <table:table-cell office:value-type="string" calcext:value-type="string">
            <text:p>4.586.jpg</text:p>
          </table:table-cell>
          <table:table-cell table:formula="of:=[.A13]-[.B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36.5511" calcext:value-type="float">
            <text:p>1936.5511</text:p>
          </table:table-cell>
          <table:table-cell office:value-type="float" office:value="1900.96" calcext:value-type="float">
            <text:p>1900.96</text:p>
          </table:table-cell>
          <table:table-cell office:value-type="float" office:value="35.591236" calcext:value-type="float">
            <text:p>35.591236</text:p>
          </table:table-cell>
          <table:table-cell office:value-type="string" calcext:value-type="string">
            <text:p>8.896.reverse.jpg</text:p>
          </table:table-cell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46.8306" calcext:value-type="float">
            <text:p>3246.8306</text:p>
          </table:table-cell>
          <table:table-cell office:value-type="float" office:value="3208.776" calcext:value-type="float">
            <text:p>3208.776</text:p>
          </table:table-cell>
          <table:table-cell office:value-type="float" office:value="38.054573" calcext:value-type="float">
            <text:p>38.054573</text:p>
          </table:table-cell>
          <table:table-cell office:value-type="string" calcext:value-type="string">
            <text:p>14.1446.reverse.jpg</text:p>
          </table:table-cell>
          <table:table-cell table:formula="of:=[.A15]-[.B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02.5518" calcext:value-type="float">
            <text:p>4002.5518</text:p>
          </table:table-cell>
          <table:table-cell office:value-type="float" office:value="3977.3018" calcext:value-type="float">
            <text:p>3977.3018</text:p>
          </table:table-cell>
          <table:table-cell office:value-type="float" office:value="25.249947" calcext:value-type="float">
            <text:p>25.249947</text:p>
          </table:table-cell>
          <table:table-cell office:value-type="string" calcext:value-type="string">
            <text:p>10.1178.jpg</text:p>
          </table:table-cell>
          <table:table-cell table:formula="of:=[.A16]-[.B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49.0908" calcext:value-type="float">
            <text:p>1449.0908</text:p>
          </table:table-cell>
          <table:table-cell office:value-type="float" office:value="1412.4033" calcext:value-type="float">
            <text:p>1412.4033</text:p>
          </table:table-cell>
          <table:table-cell office:value-type="float" office:value="36.68753" calcext:value-type="float">
            <text:p>36.68753</text:p>
          </table:table-cell>
          <table:table-cell office:value-type="string" calcext:value-type="string">
            <text:p>4.556.jpg</text:p>
          </table:table-cell>
          <table:table-cell table:formula="of:=[.A17]-[.B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38.393" calcext:value-type="float">
            <text:p>2438.393</text:p>
          </table:table-cell>
          <table:table-cell office:value-type="float" office:value="2407.7979" calcext:value-type="float">
            <text:p>2407.7979</text:p>
          </table:table-cell>
          <table:table-cell office:value-type="float" office:value="30.59521" calcext:value-type="float">
            <text:p>30.59521</text:p>
          </table:table-cell>
          <table:table-cell office:value-type="string" calcext:value-type="string">
            <text:p>4.597.jpg</text:p>
          </table:table-cell>
          <table:table-cell table:formula="of:=[.A18]-[.B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47.63" calcext:value-type="float">
            <text:p>1847.63</text:p>
          </table:table-cell>
          <table:table-cell office:value-type="float" office:value="1824.0963" calcext:value-type="float">
            <text:p>1824.0963</text:p>
          </table:table-cell>
          <table:table-cell office:value-type="float" office:value="23.533686" calcext:value-type="float">
            <text:p>23.533686</text:p>
          </table:table-cell>
          <table:table-cell office:value-type="string" calcext:value-type="string">
            <text:p>10.1082.reverse.jpg</text:p>
          </table:table-cell>
          <table:table-cell table:formula="of:=[.A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52.5427" calcext:value-type="float">
            <text:p>1152.5427</text:p>
          </table:table-cell>
          <table:table-cell office:value-type="float" office:value="1120.0739" calcext:value-type="float">
            <text:p>1120.0739</text:p>
          </table:table-cell>
          <table:table-cell office:value-type="float" office:value="32.468895" calcext:value-type="float">
            <text:p>32.468895</text:p>
          </table:table-cell>
          <table:table-cell office:value-type="string" calcext:value-type="string">
            <text:p>1.20.jpg</text:p>
          </table:table-cell>
          <table:table-cell table:formula="of:=[.A20]-[.B2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2.8232" calcext:value-type="float">
            <text:p>1812.8232</text:p>
          </table:table-cell>
          <table:table-cell office:value-type="float" office:value="1776.0295" calcext:value-type="float">
            <text:p>1776.0295</text:p>
          </table:table-cell>
          <table:table-cell office:value-type="float" office:value="36.793728" calcext:value-type="float">
            <text:p>36.793728</text:p>
          </table:table-cell>
          <table:table-cell office:value-type="string" calcext:value-type="string">
            <text:p>15.1481.reverse.jpg</text:p>
          </table:table-cell>
          <table:table-cell table:formula="of:=[.A21]-[.B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43.1252" calcext:value-type="float">
            <text:p>3843.1252</text:p>
          </table:table-cell>
          <table:table-cell office:value-type="float" office:value="3806.3452" calcext:value-type="float">
            <text:p>3806.3452</text:p>
          </table:table-cell>
          <table:table-cell office:value-type="float" office:value="36.78002" calcext:value-type="float">
            <text:p>36.78002</text:p>
          </table:table-cell>
          <table:table-cell office:value-type="string" calcext:value-type="string">
            <text:p>6.734.reverse.jpg</text:p>
          </table:table-cell>
          <table:table-cell table:formula="of:=[.A22]-[.B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323.1685" calcext:value-type="float">
            <text:p>5323.1685</text:p>
          </table:table-cell>
          <table:table-cell office:value-type="float" office:value="5295.1646" calcext:value-type="float">
            <text:p>5295.1646</text:p>
          </table:table-cell>
          <table:table-cell office:value-type="float" office:value="28.003897" calcext:value-type="float">
            <text:p>28.003897</text:p>
          </table:table-cell>
          <table:table-cell office:value-type="string" calcext:value-type="string">
            <text:p>6.4.lane_change_test.jpg</text:p>
          </table:table-cell>
          <table:table-cell table:formula="of:=[.A23]-[.B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43.3716" calcext:value-type="float">
            <text:p>1943.3716</text:p>
          </table:table-cell>
          <table:table-cell office:value-type="float" office:value="1903.6472" calcext:value-type="float">
            <text:p>1903.6472</text:p>
          </table:table-cell>
          <table:table-cell office:value-type="float" office:value="39.724335" calcext:value-type="float">
            <text:p>39.724335</text:p>
          </table:table-cell>
          <table:table-cell office:value-type="string" calcext:value-type="string">
            <text:p>1.53.jpg</text:p>
          </table:table-cell>
          <table:table-cell table:formula="of:=[.A24]-[.B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27.7302" calcext:value-type="float">
            <text:p>2227.7302</text:p>
          </table:table-cell>
          <table:table-cell office:value-type="float" office:value="2190.7427" calcext:value-type="float">
            <text:p>2190.7427</text:p>
          </table:table-cell>
          <table:table-cell office:value-type="float" office:value="36.98743" calcext:value-type="float">
            <text:p>36.98743</text:p>
          </table:table-cell>
          <table:table-cell office:value-type="string" calcext:value-type="string">
            <text:p>1.0.reverse.jpg</text:p>
          </table:table-cell>
          <table:table-cell table:formula="of:=[.A25]-[.B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7.7833" calcext:value-type="float">
            <text:p>1817.7833</text:p>
          </table:table-cell>
          <table:table-cell office:value-type="float" office:value="1782.7649" calcext:value-type="float">
            <text:p>1782.7649</text:p>
          </table:table-cell>
          <table:table-cell office:value-type="float" office:value="35.018417" calcext:value-type="float">
            <text:p>35.018417</text:p>
          </table:table-cell>
          <table:table-cell office:value-type="string" calcext:value-type="string">
            <text:p>2.1.lane_change_test.jpg</text:p>
          </table:table-cell>
          <table:table-cell table:formula="of:=[.A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5.25366" calcext:value-type="float">
            <text:p>545.25366</text:p>
          </table:table-cell>
          <table:table-cell office:value-type="float" office:value="521.6765" calcext:value-type="float">
            <text:p>521.6765</text:p>
          </table:table-cell>
          <table:table-cell office:value-type="float" office:value="23.577137" calcext:value-type="float">
            <text:p>23.577137</text:p>
          </table:table-cell>
          <table:table-cell office:value-type="string" calcext:value-type="string">
            <text:p>10.1170.jpg</text:p>
          </table:table-cell>
          <table:table-cell table:formula="of:=[.A27]-[.B2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07.8123" calcext:value-type="float">
            <text:p>1307.8123</text:p>
          </table:table-cell>
          <table:table-cell office:value-type="float" office:value="1268.2937" calcext:value-type="float">
            <text:p>1268.2937</text:p>
          </table:table-cell>
          <table:table-cell office:value-type="float" office:value="39.5186" calcext:value-type="float">
            <text:p>39.5186</text:p>
          </table:table-cell>
          <table:table-cell office:value-type="string" calcext:value-type="string">
            <text:p>8.932.jpg</text:p>
          </table:table-cell>
          <table:table-cell table:formula="of:=[.A28]-[.B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09.8997" calcext:value-type="float">
            <text:p>3409.8997</text:p>
          </table:table-cell>
          <table:table-cell office:value-type="float" office:value="3376.648" calcext:value-type="float">
            <text:p>3376.648</text:p>
          </table:table-cell>
          <table:table-cell office:value-type="float" office:value="33.251667" calcext:value-type="float">
            <text:p>33.251667</text:p>
          </table:table-cell>
          <table:table-cell office:value-type="string" calcext:value-type="string">
            <text:p>1.3.lane_change_test.jpg</text:p>
          </table:table-cell>
          <table:table-cell table:formula="of:=[.A29]-[.B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48.3341" calcext:value-type="float">
            <text:p>1748.3341</text:p>
          </table:table-cell>
          <table:table-cell office:value-type="float" office:value="1712.2107" calcext:value-type="float">
            <text:p>1712.2107</text:p>
          </table:table-cell>
          <table:table-cell office:value-type="float" office:value="36.123444" calcext:value-type="float">
            <text:p>36.123444</text:p>
          </table:table-cell>
          <table:table-cell office:value-type="string" calcext:value-type="string">
            <text:p>3.1.lane_change_test.jpg</text:p>
          </table:table-cell>
          <table:table-cell table:formula="of:=[.A30]-[.B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5.6765" calcext:value-type="float">
            <text:p>1815.6765</text:p>
          </table:table-cell>
          <table:table-cell office:value-type="float" office:value="1772.6189" calcext:value-type="float">
            <text:p>1772.6189</text:p>
          </table:table-cell>
          <table:table-cell office:value-type="float" office:value="43.057583" calcext:value-type="float">
            <text:p>43.057583</text:p>
          </table:table-cell>
          <table:table-cell office:value-type="string" calcext:value-type="string">
            <text:p>5.719.jpg</text:p>
          </table:table-cell>
          <table:table-cell table:formula="of:=[.A31]-[.B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12.4092" calcext:value-type="float">
            <text:p>2912.4092</text:p>
          </table:table-cell>
          <table:table-cell office:value-type="float" office:value="2879.2603" calcext:value-type="float">
            <text:p>2879.2603</text:p>
          </table:table-cell>
          <table:table-cell office:value-type="float" office:value="33.148922" calcext:value-type="float">
            <text:p>33.148922</text:p>
          </table:table-cell>
          <table:table-cell office:value-type="string" calcext:value-type="string">
            <text:p>11.1187.reverse.jpg</text:p>
          </table:table-cell>
          <table:table-cell table:formula="of:=[.A32]-[.B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56.7078" calcext:value-type="float">
            <text:p>2256.7078</text:p>
          </table:table-cell>
          <table:table-cell office:value-type="float" office:value="2224.245" calcext:value-type="float">
            <text:p>2224.245</text:p>
          </table:table-cell>
          <table:table-cell office:value-type="float" office:value="32.46255" calcext:value-type="float">
            <text:p>32.46255</text:p>
          </table:table-cell>
          <table:table-cell office:value-type="string" calcext:value-type="string">
            <text:p>13.1419.jpg</text:p>
          </table:table-cell>
          <table:table-cell table:formula="of:=[.A33]-[.B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3.372" calcext:value-type="float">
            <text:p>1783.372</text:p>
          </table:table-cell>
          <table:table-cell office:value-type="float" office:value="1738.603" calcext:value-type="float">
            <text:p>1738.603</text:p>
          </table:table-cell>
          <table:table-cell office:value-type="float" office:value="44.768913" calcext:value-type="float">
            <text:p>44.768913</text:p>
          </table:table-cell>
          <table:table-cell office:value-type="string" calcext:value-type="string">
            <text:p>6.5.lane_change_test.jpg</text:p>
          </table:table-cell>
          <table:table-cell table:formula="of:=[.A34]-[.B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09.2966" calcext:value-type="float">
            <text:p>1909.2966</text:p>
          </table:table-cell>
          <table:table-cell office:value-type="float" office:value="1881.1025" calcext:value-type="float">
            <text:p>1881.1025</text:p>
          </table:table-cell>
          <table:table-cell office:value-type="float" office:value="28.19411" calcext:value-type="float">
            <text:p>28.19411</text:p>
          </table:table-cell>
          <table:table-cell office:value-type="string" calcext:value-type="string">
            <text:p>9.955.reverse.jpg</text:p>
          </table:table-cell>
          <table:table-cell table:formula="of:=[.A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3.1112" calcext:value-type="float">
            <text:p>1183.1112</text:p>
          </table:table-cell>
          <table:table-cell office:value-type="float" office:value="1158.8547" calcext:value-type="float">
            <text:p>1158.8547</text:p>
          </table:table-cell>
          <table:table-cell office:value-type="float" office:value="24.256414" calcext:value-type="float">
            <text:p>24.256414</text:p>
          </table:table-cell>
          <table:table-cell office:value-type="string" calcext:value-type="string">
            <text:p>14.1451.jpg</text:p>
          </table:table-cell>
          <table:table-cell table:formula="of:=[.A36]-[.B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90.886" calcext:value-type="float">
            <text:p>2690.886</text:p>
          </table:table-cell>
          <table:table-cell office:value-type="float" office:value="2656.6245" calcext:value-type="float">
            <text:p>2656.6245</text:p>
          </table:table-cell>
          <table:table-cell office:value-type="float" office:value="34.261475" calcext:value-type="float">
            <text:p>34.261475</text:p>
          </table:table-cell>
          <table:table-cell office:value-type="string" calcext:value-type="string">
            <text:p>5.606.reverse.jpg</text:p>
          </table:table-cell>
          <table:table-cell table:formula="of:=[.A37]-[.B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74.8071" calcext:value-type="float">
            <text:p>2674.8071</text:p>
          </table:table-cell>
          <table:table-cell office:value-type="float" office:value="2635.2969" calcext:value-type="float">
            <text:p>2635.2969</text:p>
          </table:table-cell>
          <table:table-cell office:value-type="float" office:value="39.510353" calcext:value-type="float">
            <text:p>39.510353</text:p>
          </table:table-cell>
          <table:table-cell office:value-type="string" calcext:value-type="string">
            <text:p>6.734.jpg</text:p>
          </table:table-cell>
          <table:table-cell table:formula="of:=[.A38]-[.B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49.576" calcext:value-type="float">
            <text:p>2149.576</text:p>
          </table:table-cell>
          <table:table-cell office:value-type="float" office:value="2113.052" calcext:value-type="float">
            <text:p>2113.052</text:p>
          </table:table-cell>
          <table:table-cell office:value-type="float" office:value="36.524014" calcext:value-type="float">
            <text:p>36.524014</text:p>
          </table:table-cell>
          <table:table-cell office:value-type="string" calcext:value-type="string">
            <text:p>1.2.lane_change_test.jpg</text:p>
          </table:table-cell>
          <table:table-cell table:formula="of:=[.A39]-[.B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49.6361" calcext:value-type="float">
            <text:p>1549.6361</text:p>
          </table:table-cell>
          <table:table-cell office:value-type="float" office:value="1515.1179" calcext:value-type="float">
            <text:p>1515.1179</text:p>
          </table:table-cell>
          <table:table-cell office:value-type="float" office:value="34.518185" calcext:value-type="float">
            <text:p>34.518185</text:p>
          </table:table-cell>
          <table:table-cell office:value-type="string" calcext:value-type="string">
            <text:p>5.6.lane_change_test.jpg</text:p>
          </table:table-cell>
          <table:table-cell table:formula="of:=[.A40]-[.B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16.504" calcext:value-type="float">
            <text:p>3416.504</text:p>
          </table:table-cell>
          <table:table-cell office:value-type="float" office:value="3392.7654" calcext:value-type="float">
            <text:p>3392.7654</text:p>
          </table:table-cell>
          <table:table-cell office:value-type="float" office:value="23.738443" calcext:value-type="float">
            <text:p>23.738443</text:p>
          </table:table-cell>
          <table:table-cell office:value-type="string" calcext:value-type="string">
            <text:p>14.1475.jpg</text:p>
          </table:table-cell>
          <table:table-cell table:formula="of:=[.A41]-[.B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79.2185" calcext:value-type="float">
            <text:p>2179.2185</text:p>
          </table:table-cell>
          <table:table-cell office:value-type="float" office:value="2136.024" calcext:value-type="float">
            <text:p>2136.024</text:p>
          </table:table-cell>
          <table:table-cell office:value-type="float" office:value="43.19456" calcext:value-type="float">
            <text:p>43.19456</text:p>
          </table:table-cell>
          <table:table-cell office:value-type="string" calcext:value-type="string">
            <text:p>5.730.jpg</text:p>
          </table:table-cell>
          <table:table-cell table:formula="of:=[.A42]-[.B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74.8158" calcext:value-type="float">
            <text:p>1574.8158</text:p>
          </table:table-cell>
          <table:table-cell office:value-type="float" office:value="1534.5945" calcext:value-type="float">
            <text:p>1534.5945</text:p>
          </table:table-cell>
          <table:table-cell office:value-type="float" office:value="40.22133" calcext:value-type="float">
            <text:p>40.22133</text:p>
          </table:table-cell>
          <table:table-cell office:value-type="string" calcext:value-type="string">
            <text:p>9.1073.jpg</text:p>
          </table:table-cell>
          <table:table-cell table:formula="of:=[.A43]-[.B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60.3597" calcext:value-type="float">
            <text:p>1760.3597</text:p>
          </table:table-cell>
          <table:table-cell office:value-type="float" office:value="1727.9272" calcext:value-type="float">
            <text:p>1727.9272</text:p>
          </table:table-cell>
          <table:table-cell office:value-type="float" office:value="32.432484" calcext:value-type="float">
            <text:p>32.432484</text:p>
          </table:table-cell>
          <table:table-cell office:value-type="string" calcext:value-type="string">
            <text:p>8.946.jpg</text:p>
          </table:table-cell>
          <table:table-cell table:formula="of:=[.A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5.5397" calcext:value-type="float">
            <text:p>1175.5397</text:p>
          </table:table-cell>
          <table:table-cell office:value-type="float" office:value="1138.3973" calcext:value-type="float">
            <text:p>1138.3973</text:p>
          </table:table-cell>
          <table:table-cell office:value-type="float" office:value="37.14238" calcext:value-type="float">
            <text:p>37.14238</text:p>
          </table:table-cell>
          <table:table-cell office:value-type="string" calcext:value-type="string">
            <text:p>2.3.lane_change_test.jpg</text:p>
          </table:table-cell>
          <table:table-cell table:formula="of:=[.A45]-[.B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08.9795" calcext:value-type="float">
            <text:p>2208.9795</text:p>
          </table:table-cell>
          <table:table-cell office:value-type="float" office:value="2182.208" calcext:value-type="float">
            <text:p>2182.208</text:p>
          </table:table-cell>
          <table:table-cell office:value-type="float" office:value="26.771526" calcext:value-type="float">
            <text:p>26.771526</text:p>
          </table:table-cell>
          <table:table-cell office:value-type="string" calcext:value-type="string">
            <text:p>3.328.reverse.jpg</text:p>
          </table:table-cell>
          <table:table-cell table:formula="of:=[.A46]-[.B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27.5984" calcext:value-type="float">
            <text:p>2627.5984</text:p>
          </table:table-cell>
          <table:table-cell office:value-type="float" office:value="2588.8254" calcext:value-type="float">
            <text:p>2588.8254</text:p>
          </table:table-cell>
          <table:table-cell office:value-type="float" office:value="38.772972" calcext:value-type="float">
            <text:p>38.772972</text:p>
          </table:table-cell>
          <table:table-cell office:value-type="string" calcext:value-type="string">
            <text:p>3.411.jpg</text:p>
          </table:table-cell>
          <table:table-cell table:formula="of:=[.A47]-[.B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1.1023" calcext:value-type="float">
            <text:p>2961.1023</text:p>
          </table:table-cell>
          <table:table-cell office:value-type="float" office:value="2915.3171" calcext:value-type="float">
            <text:p>2915.3171</text:p>
          </table:table-cell>
          <table:table-cell office:value-type="float" office:value="45.785275" calcext:value-type="float">
            <text:p>45.785275</text:p>
          </table:table-cell>
          <table:table-cell office:value-type="string" calcext:value-type="string">
            <text:p>5.724.jpg</text:p>
          </table:table-cell>
          <table:table-cell table:formula="of:=[.A48]-[.B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87.2632" calcext:value-type="float">
            <text:p>1487.2632</text:p>
          </table:table-cell>
          <table:table-cell office:value-type="float" office:value="1452.8411" calcext:value-type="float">
            <text:p>1452.8411</text:p>
          </table:table-cell>
          <table:table-cell office:value-type="float" office:value="34.42215" calcext:value-type="float">
            <text:p>34.42215</text:p>
          </table:table-cell>
          <table:table-cell office:value-type="string" calcext:value-type="string">
            <text:p>6.781.jpg</text:p>
          </table:table-cell>
          <table:table-cell table:formula="of:=[.A49]-[.B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16.0455" calcext:value-type="float">
            <text:p>1316.0455</text:p>
          </table:table-cell>
          <table:table-cell office:value-type="float" office:value="1276.4174" calcext:value-type="float">
            <text:p>1276.4174</text:p>
          </table:table-cell>
          <table:table-cell office:value-type="float" office:value="39.628227" calcext:value-type="float">
            <text:p>39.628227</text:p>
          </table:table-cell>
          <table:table-cell office:value-type="string" calcext:value-type="string">
            <text:p>5.718.jpg</text:p>
          </table:table-cell>
          <table:table-cell table:formula="of:=[.A50]-[.B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96.49" calcext:value-type="float">
            <text:p>4796.49</text:p>
          </table:table-cell>
          <table:table-cell office:value-type="float" office:value="4767.1953" calcext:value-type="float">
            <text:p>4767.1953</text:p>
          </table:table-cell>
          <table:table-cell office:value-type="float" office:value="29.29514" calcext:value-type="float">
            <text:p>29.29514</text:p>
          </table:table-cell>
          <table:table-cell office:value-type="string" calcext:value-type="string">
            <text:p>11.1207.jpg</text:p>
          </table:table-cell>
          <table:table-cell table:formula="of:=[.A51]-[.B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57.433" calcext:value-type="float">
            <text:p>7057.433</text:p>
          </table:table-cell>
          <table:table-cell office:value-type="float" office:value="7024.316" calcext:value-type="float">
            <text:p>7024.316</text:p>
          </table:table-cell>
          <table:table-cell office:value-type="float" office:value="33.117348" calcext:value-type="float">
            <text:p>33.117348</text:p>
          </table:table-cell>
          <table:table-cell office:value-type="string" calcext:value-type="string">
            <text:p>4.6.lane_change_test.jpg</text:p>
          </table:table-cell>
          <table:table-cell table:formula="of:=[.A52]-[.B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77.3467" calcext:value-type="float">
            <text:p>3877.3467</text:p>
          </table:table-cell>
          <table:table-cell office:value-type="float" office:value="3841.557" calcext:value-type="float">
            <text:p>3841.557</text:p>
          </table:table-cell>
          <table:table-cell office:value-type="float" office:value="35.78975" calcext:value-type="float">
            <text:p>35.78975</text:p>
          </table:table-cell>
          <table:table-cell office:value-type="string" calcext:value-type="string">
            <text:p>4.5.lane_change_test.jpg</text:p>
          </table:table-cell>
          <table:table-cell table:formula="of:=[.A53]-[.B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06.5409" calcext:value-type="float">
            <text:p>1506.5409</text:p>
          </table:table-cell>
          <table:table-cell office:value-type="float" office:value="1468.5295" calcext:value-type="float">
            <text:p>1468.5295</text:p>
          </table:table-cell>
          <table:table-cell office:value-type="float" office:value="38.011295" calcext:value-type="float">
            <text:p>38.011295</text:p>
          </table:table-cell>
          <table:table-cell office:value-type="string" calcext:value-type="string">
            <text:p>8.935.jpg</text:p>
          </table:table-cell>
          <table:table-cell table:formula="of:=[.A54]-[.B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41.574" calcext:value-type="float">
            <text:p>1541.574</text:p>
          </table:table-cell>
          <table:table-cell office:value-type="float" office:value="1507.7012" calcext:value-type="float">
            <text:p>1507.7012</text:p>
          </table:table-cell>
          <table:table-cell office:value-type="float" office:value="33.872814" calcext:value-type="float">
            <text:p>33.872814</text:p>
          </table:table-cell>
          <table:table-cell office:value-type="string" calcext:value-type="string">
            <text:p>4.560.jpg</text:p>
          </table:table-cell>
          <table:table-cell table:formula="of:=[.A55]-[.B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65.2625" calcext:value-type="float">
            <text:p>3165.2625</text:p>
          </table:table-cell>
          <table:table-cell office:value-type="float" office:value="3136.023" calcext:value-type="float">
            <text:p>3136.023</text:p>
          </table:table-cell>
          <table:table-cell office:value-type="float" office:value="29.239456" calcext:value-type="float">
            <text:p>29.239456</text:p>
          </table:table-cell>
          <table:table-cell office:value-type="string" calcext:value-type="string">
            <text:p>13.1305.reverse.jpg</text:p>
          </table:table-cell>
          <table:table-cell table:formula="of:=[.A56]-[.B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13.6785" calcext:value-type="float">
            <text:p>2513.6785</text:p>
          </table:table-cell>
          <table:table-cell office:value-type="float" office:value="2472.498" calcext:value-type="float">
            <text:p>2472.498</text:p>
          </table:table-cell>
          <table:table-cell office:value-type="float" office:value="41.180458" calcext:value-type="float">
            <text:p>41.180458</text:p>
          </table:table-cell>
          <table:table-cell office:value-type="string" calcext:value-type="string">
            <text:p>4.469.reverse.jpg</text:p>
          </table:table-cell>
          <table:table-cell table:formula="of:=[.A57]-[.B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22.3645" calcext:value-type="float">
            <text:p>2922.3645</text:p>
          </table:table-cell>
          <table:table-cell office:value-type="float" office:value="2884.6826" calcext:value-type="float">
            <text:p>2884.6826</text:p>
          </table:table-cell>
          <table:table-cell office:value-type="float" office:value="37.681953" calcext:value-type="float">
            <text:p>37.681953</text:p>
          </table:table-cell>
          <table:table-cell office:value-type="string" calcext:value-type="string">
            <text:p>5.4.lane_change_test.jpg</text:p>
          </table:table-cell>
          <table:table-cell table:formula="of:=[.A58]-[.B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92.32263" calcext:value-type="float">
            <text:p>892.32263</text:p>
          </table:table-cell>
          <table:table-cell office:value-type="float" office:value="867.8314" calcext:value-type="float">
            <text:p>867.8314</text:p>
          </table:table-cell>
          <table:table-cell office:value-type="float" office:value="24.491222" calcext:value-type="float">
            <text:p>24.491222</text:p>
          </table:table-cell>
          <table:table-cell office:value-type="string" calcext:value-type="string">
            <text:p>3.373.jpg</text:p>
          </table:table-cell>
          <table:table-cell table:formula="of:=[.A59]-[.B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59.5564" calcext:value-type="float">
            <text:p>1159.5564</text:p>
          </table:table-cell>
          <table:table-cell office:value-type="float" office:value="1126.496" calcext:value-type="float">
            <text:p>1126.496</text:p>
          </table:table-cell>
          <table:table-cell office:value-type="float" office:value="33.060364" calcext:value-type="float">
            <text:p>33.060364</text:p>
          </table:table-cell>
          <table:table-cell office:value-type="string" calcext:value-type="string">
            <text:p>11.1188.jpg</text:p>
          </table:table-cell>
          <table:table-cell table:formula="of:=[.A60]-[.B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78.6248" calcext:value-type="float">
            <text:p>878.6248</text:p>
          </table:table-cell>
          <table:table-cell office:value-type="float" office:value="851.21387" calcext:value-type="float">
            <text:p>851.21387</text:p>
          </table:table-cell>
          <table:table-cell office:value-type="float" office:value="27.41093" calcext:value-type="float">
            <text:p>27.41093</text:p>
          </table:table-cell>
          <table:table-cell office:value-type="string" calcext:value-type="string">
            <text:p>2.303.jpg</text:p>
          </table:table-cell>
          <table:table-cell table:formula="of:=[.A61]-[.B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57.1468" calcext:value-type="float">
            <text:p>557.1468</text:p>
          </table:table-cell>
          <table:table-cell office:value-type="float" office:value="528.67926" calcext:value-type="float">
            <text:p>528.67926</text:p>
          </table:table-cell>
          <table:table-cell office:value-type="float" office:value="28.467533" calcext:value-type="float">
            <text:p>28.467533</text:p>
          </table:table-cell>
          <table:table-cell office:value-type="string" calcext:value-type="string">
            <text:p>9.955.jpg</text:p>
          </table:table-cell>
          <table:table-cell table:formula="of:=[.A62]-[.B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4.3849" calcext:value-type="float">
            <text:p>674.3849</text:p>
          </table:table-cell>
          <table:table-cell office:value-type="float" office:value="650.58496" calcext:value-type="float">
            <text:p>650.58496</text:p>
          </table:table-cell>
          <table:table-cell office:value-type="float" office:value="23.799904" calcext:value-type="float">
            <text:p>23.799904</text:p>
          </table:table-cell>
          <table:table-cell office:value-type="string" calcext:value-type="string">
            <text:p>3.382.jpg</text:p>
          </table:table-cell>
          <table:table-cell table:formula="of:=[.A63]-[.B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83.02527" calcext:value-type="float">
            <text:p>983.02527</text:p>
          </table:table-cell>
          <table:table-cell office:value-type="float" office:value="955.6475" calcext:value-type="float">
            <text:p>955.6475</text:p>
          </table:table-cell>
          <table:table-cell office:value-type="float" office:value="27.37776" calcext:value-type="float">
            <text:p>27.37776</text:p>
          </table:table-cell>
          <table:table-cell office:value-type="string" calcext:value-type="string">
            <text:p>2.157.jpg</text:p>
          </table:table-cell>
          <table:table-cell table:formula="of:=[.A64]-[.B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60.6698" calcext:value-type="float">
            <text:p>1060.6698</text:p>
          </table:table-cell>
          <table:table-cell office:value-type="float" office:value="1029.4846" calcext:value-type="float">
            <text:p>1029.4846</text:p>
          </table:table-cell>
          <table:table-cell office:value-type="float" office:value="31.18517" calcext:value-type="float">
            <text:p>31.18517</text:p>
          </table:table-cell>
          <table:table-cell office:value-type="string" calcext:value-type="string">
            <text:p>7.788.jpg</text:p>
          </table:table-cell>
          <table:table-cell table:formula="of:=[.A65]-[.B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60.2822" calcext:value-type="float">
            <text:p>1160.2822</text:p>
          </table:table-cell>
          <table:table-cell office:value-type="float" office:value="1124.9291" calcext:value-type="float">
            <text:p>1124.9291</text:p>
          </table:table-cell>
          <table:table-cell office:value-type="float" office:value="35.35315" calcext:value-type="float">
            <text:p>35.35315</text:p>
          </table:table-cell>
          <table:table-cell office:value-type="string" calcext:value-type="string">
            <text:p>8.899.jpg</text:p>
          </table:table-cell>
          <table:table-cell table:formula="of:=[.A66]-[.B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0.62274" calcext:value-type="float">
            <text:p>950.62274</text:p>
          </table:table-cell>
          <table:table-cell office:value-type="float" office:value="916.22345" calcext:value-type="float">
            <text:p>916.22345</text:p>
          </table:table-cell>
          <table:table-cell office:value-type="float" office:value="34.399303" calcext:value-type="float">
            <text:p>34.399303</text:p>
          </table:table-cell>
          <table:table-cell office:value-type="string" calcext:value-type="string">
            <text:p>5.606.jpg</text:p>
          </table:table-cell>
          <table:table-cell table:formula="of:=[.A67]-[.B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47.35" calcext:value-type="float">
            <text:p>1047.35</text:p>
          </table:table-cell>
          <table:table-cell office:value-type="float" office:value="1006.1277" calcext:value-type="float">
            <text:p>1006.1277</text:p>
          </table:table-cell>
          <table:table-cell office:value-type="float" office:value="41.22234" calcext:value-type="float">
            <text:p>41.22234</text:p>
          </table:table-cell>
          <table:table-cell office:value-type="string" calcext:value-type="string">
            <text:p>1.38.jpg</text:p>
          </table:table-cell>
          <table:table-cell table:formula="of:=[.A68]-[.B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95.3647" calcext:value-type="float">
            <text:p>1095.3647</text:p>
          </table:table-cell>
          <table:table-cell office:value-type="float" office:value="1061.1093" calcext:value-type="float">
            <text:p>1061.1093</text:p>
          </table:table-cell>
          <table:table-cell office:value-type="float" office:value="34.255505" calcext:value-type="float">
            <text:p>34.255505</text:p>
          </table:table-cell>
          <table:table-cell office:value-type="string" calcext:value-type="string">
            <text:p>12.1243.jpg</text:p>
          </table:table-cell>
          <table:table-cell table:formula="of:=[.A69]-[.B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32.2473" calcext:value-type="float">
            <text:p>832.2473</text:p>
          </table:table-cell>
          <table:table-cell office:value-type="float" office:value="797.8585" calcext:value-type="float">
            <text:p>797.8585</text:p>
          </table:table-cell>
          <table:table-cell office:value-type="float" office:value="34.38881" calcext:value-type="float">
            <text:p>34.38881</text:p>
          </table:table-cell>
          <table:table-cell office:value-type="string" calcext:value-type="string">
            <text:p>4.481.jpg</text:p>
          </table:table-cell>
          <table:table-cell table:formula="of:=[.A70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4.109" calcext:value-type="float">
            <text:p>1444.109</text:p>
          </table:table-cell>
          <table:table-cell office:value-type="float" office:value="1410.4508" calcext:value-type="float">
            <text:p>1410.4508</text:p>
          </table:table-cell>
          <table:table-cell office:value-type="float" office:value="33.658184" calcext:value-type="float">
            <text:p>33.658184</text:p>
          </table:table-cell>
          <table:table-cell office:value-type="string" calcext:value-type="string">
            <text:p>8.900.jpg</text:p>
          </table:table-cell>
          <table:table-cell table:formula="of:=[.A71]-[.B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57.4856" calcext:value-type="float">
            <text:p>857.4856</text:p>
          </table:table-cell>
          <table:table-cell office:value-type="float" office:value="826.17993" calcext:value-type="float">
            <text:p>826.17993</text:p>
          </table:table-cell>
          <table:table-cell office:value-type="float" office:value="31.305653" calcext:value-type="float">
            <text:p>31.305653</text:p>
          </table:table-cell>
          <table:table-cell office:value-type="string" calcext:value-type="string">
            <text:p>2.270.jpg</text:p>
          </table:table-cell>
          <table:table-cell table:formula="of:=[.A72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24.143" calcext:value-type="float">
            <text:p>5424.143</text:p>
          </table:table-cell>
          <table:table-cell office:value-type="float" office:value="5387.0713" calcext:value-type="float">
            <text:p>5387.0713</text:p>
          </table:table-cell>
          <table:table-cell office:value-type="float" office:value="37.07187" calcext:value-type="float">
            <text:p>37.07187</text:p>
          </table:table-cell>
          <table:table-cell office:value-type="string" calcext:value-type="string">
            <text:p>15.1495.jpg</text:p>
          </table:table-cell>
          <table:table-cell table:formula="of:=[.A73]-[.B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6.4294" calcext:value-type="float">
            <text:p>1216.4294</text:p>
          </table:table-cell>
          <table:table-cell office:value-type="float" office:value="1179.8258" calcext:value-type="float">
            <text:p>1179.8258</text:p>
          </table:table-cell>
          <table:table-cell office:value-type="float" office:value="36.603584" calcext:value-type="float">
            <text:p>36.603584</text:p>
          </table:table-cell>
          <table:table-cell office:value-type="string" calcext:value-type="string">
            <text:p>15.1498.jpg</text:p>
          </table:table-cell>
          <table:table-cell table:formula="of:=[.A74]-[.B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63.0356" calcext:value-type="float">
            <text:p>1163.0356</text:p>
          </table:table-cell>
          <table:table-cell office:value-type="float" office:value="1130.4854" calcext:value-type="float">
            <text:p>1130.4854</text:p>
          </table:table-cell>
          <table:table-cell office:value-type="float" office:value="32.55024" calcext:value-type="float">
            <text:p>32.55024</text:p>
          </table:table-cell>
          <table:table-cell office:value-type="string" calcext:value-type="string">
            <text:p>12.1241.jpg</text:p>
          </table:table-cell>
          <table:table-cell table:formula="of:=[.A75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01.3213" calcext:value-type="float">
            <text:p>3501.3213</text:p>
          </table:table-cell>
          <table:table-cell office:value-type="float" office:value="3465.19" calcext:value-type="float">
            <text:p>3465.19</text:p>
          </table:table-cell>
          <table:table-cell office:value-type="float" office:value="36.13143" calcext:value-type="float">
            <text:p>36.13143</text:p>
          </table:table-cell>
          <table:table-cell office:value-type="string" calcext:value-type="string">
            <text:p>6.737.jpg</text:p>
          </table:table-cell>
          <table:table-cell table:formula="of:=[.A76]-[.B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7.57025" calcext:value-type="float">
            <text:p>957.57025</text:p>
          </table:table-cell>
          <table:table-cell office:value-type="float" office:value="922.53015" calcext:value-type="float">
            <text:p>922.53015</text:p>
          </table:table-cell>
          <table:table-cell office:value-type="float" office:value="35.04011" calcext:value-type="float">
            <text:p>35.04011</text:p>
          </table:table-cell>
          <table:table-cell office:value-type="string" calcext:value-type="string">
            <text:p>11.1191.jpg</text:p>
          </table:table-cell>
          <table:table-cell table:formula="of:=[.A77]-[.B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1.5369" calcext:value-type="float">
            <text:p>671.5369</text:p>
          </table:table-cell>
          <table:table-cell office:value-type="float" office:value="635.04224" calcext:value-type="float">
            <text:p>635.04224</text:p>
          </table:table-cell>
          <table:table-cell office:value-type="float" office:value="36.494705" calcext:value-type="float">
            <text:p>36.494705</text:p>
          </table:table-cell>
          <table:table-cell office:value-type="string" calcext:value-type="string">
            <text:p>5.706.jpg</text:p>
          </table:table-cell>
          <table:table-cell table:formula="of:=[.A78]-[.B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14.55945" calcext:value-type="float">
            <text:p>614.55945</text:p>
          </table:table-cell>
          <table:table-cell office:value-type="float" office:value="585.7572" calcext:value-type="float">
            <text:p>585.7572</text:p>
          </table:table-cell>
          <table:table-cell office:value-type="float" office:value="28.80222" calcext:value-type="float">
            <text:p>28.80222</text:p>
          </table:table-cell>
          <table:table-cell office:value-type="string" calcext:value-type="string">
            <text:p>9.957.jpg</text:p>
          </table:table-cell>
          <table:table-cell table:formula="of:=[.A79]-[.B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0.9392" calcext:value-type="float">
            <text:p>950.9392</text:p>
          </table:table-cell>
          <table:table-cell office:value-type="float" office:value="910.23694" calcext:value-type="float">
            <text:p>910.23694</text:p>
          </table:table-cell>
          <table:table-cell office:value-type="float" office:value="40.702263" calcext:value-type="float">
            <text:p>40.702263</text:p>
          </table:table-cell>
          <table:table-cell office:value-type="string" calcext:value-type="string">
            <text:p>1.17.jpg</text:p>
          </table:table-cell>
          <table:table-cell table:formula="of:=[.A80]-[.B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99.55237" calcext:value-type="float">
            <text:p>599.55237</text:p>
          </table:table-cell>
          <table:table-cell office:value-type="float" office:value="573.24146" calcext:value-type="float">
            <text:p>573.24146</text:p>
          </table:table-cell>
          <table:table-cell office:value-type="float" office:value="26.310898" calcext:value-type="float">
            <text:p>26.310898</text:p>
          </table:table-cell>
          <table:table-cell office:value-type="string" calcext:value-type="string">
            <text:p>7.789.jpg</text:p>
          </table:table-cell>
          <table:table-cell table:formula="of:=[.A81]-[.B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68.9722" calcext:value-type="float">
            <text:p>868.9722</text:p>
          </table:table-cell>
          <table:table-cell office:value-type="float" office:value="829.9739" calcext:value-type="float">
            <text:p>829.9739</text:p>
          </table:table-cell>
          <table:table-cell office:value-type="float" office:value="38.99837" calcext:value-type="float">
            <text:p>38.99837</text:p>
          </table:table-cell>
          <table:table-cell office:value-type="string" calcext:value-type="string">
            <text:p>3.332.jpg</text:p>
          </table:table-cell>
          <table:table-cell table:formula="of:=[.A82]-[.B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5.44855" calcext:value-type="float">
            <text:p>1005.44855</text:p>
          </table:table-cell>
          <table:table-cell office:value-type="float" office:value="965.98065" calcext:value-type="float">
            <text:p>965.98065</text:p>
          </table:table-cell>
          <table:table-cell office:value-type="float" office:value="39.467873" calcext:value-type="float">
            <text:p>39.467873</text:p>
          </table:table-cell>
          <table:table-cell office:value-type="string" calcext:value-type="string">
            <text:p>1.3.jpg</text:p>
          </table:table-cell>
          <table:table-cell table:formula="of:=[.A83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2.033" calcext:value-type="float">
            <text:p>2542.033</text:p>
          </table:table-cell>
          <table:table-cell office:value-type="float" office:value="2501.6108" calcext:value-type="float">
            <text:p>2501.6108</text:p>
          </table:table-cell>
          <table:table-cell office:value-type="float" office:value="40.422165" calcext:value-type="float">
            <text:p>40.422165</text:p>
          </table:table-cell>
          <table:table-cell office:value-type="string" calcext:value-type="string">
            <text:p>14.1446.jpg</text:p>
          </table:table-cell>
          <table:table-cell table:formula="of:=[.A84]-[.B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52.457" calcext:value-type="float">
            <text:p>1052.457</text:p>
          </table:table-cell>
          <table:table-cell office:value-type="float" office:value="1013.0313" calcext:value-type="float">
            <text:p>1013.0313</text:p>
          </table:table-cell>
          <table:table-cell office:value-type="float" office:value="39.42566" calcext:value-type="float">
            <text:p>39.42566</text:p>
          </table:table-cell>
          <table:table-cell office:value-type="string" calcext:value-type="string">
            <text:p>6.766.jpg</text:p>
          </table:table-cell>
          <table:table-cell table:formula="of:=[.A85]-[.B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66.4365" calcext:value-type="float">
            <text:p>1066.4365</text:p>
          </table:table-cell>
          <table:table-cell office:value-type="float" office:value="1029.7853" calcext:value-type="float">
            <text:p>1029.7853</text:p>
          </table:table-cell>
          <table:table-cell office:value-type="float" office:value="36.651295" calcext:value-type="float">
            <text:p>36.651295</text:p>
          </table:table-cell>
          <table:table-cell office:value-type="string" calcext:value-type="string">
            <text:p>3.388.jpg</text:p>
          </table:table-cell>
          <table:table-cell table:formula="of:=[.A86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19.7134" calcext:value-type="float">
            <text:p>2119.7134</text:p>
          </table:table-cell>
          <table:table-cell office:value-type="float" office:value="2096.6387" calcext:value-type="float">
            <text:p>2096.6387</text:p>
          </table:table-cell>
          <table:table-cell office:value-type="float" office:value="23.074797" calcext:value-type="float">
            <text:p>23.074797</text:p>
          </table:table-cell>
          <table:table-cell office:value-type="string" calcext:value-type="string">
            <text:p>14.1449.jpg</text:p>
          </table:table-cell>
          <table:table-cell table:formula="of:=[.A87]-[.B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0.3381" calcext:value-type="float">
            <text:p>950.3381</text:p>
          </table:table-cell>
          <table:table-cell office:value-type="float" office:value="918.01917" calcext:value-type="float">
            <text:p>918.01917</text:p>
          </table:table-cell>
          <table:table-cell office:value-type="float" office:value="32.31893" calcext:value-type="float">
            <text:p>32.31893</text:p>
          </table:table-cell>
          <table:table-cell office:value-type="string" calcext:value-type="string">
            <text:p>4.536.jpg</text:p>
          </table:table-cell>
          <table:table-cell table:formula="of:=[.A88]-[.B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33.73315" calcext:value-type="float">
            <text:p>733.73315</text:p>
          </table:table-cell>
          <table:table-cell office:value-type="float" office:value="704.24963" calcext:value-type="float">
            <text:p>704.24963</text:p>
          </table:table-cell>
          <table:table-cell office:value-type="float" office:value="29.48351" calcext:value-type="float">
            <text:p>29.48351</text:p>
          </table:table-cell>
          <table:table-cell office:value-type="string" calcext:value-type="string">
            <text:p>11.1189.jpg</text:p>
          </table:table-cell>
          <table:table-cell table:formula="of:=[.A89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2.2089" calcext:value-type="float">
            <text:p>1612.2089</text:p>
          </table:table-cell>
          <table:table-cell office:value-type="float" office:value="1588.6602" calcext:value-type="float">
            <text:p>1588.6602</text:p>
          </table:table-cell>
          <table:table-cell office:value-type="float" office:value="23.54876" calcext:value-type="float">
            <text:p>23.54876</text:p>
          </table:table-cell>
          <table:table-cell office:value-type="string" calcext:value-type="string">
            <text:p>14.1448.jpg</text:p>
          </table:table-cell>
          <table:table-cell table:formula="of:=[.A90]-[.B9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94.65656" calcext:value-type="float">
            <text:p>794.65656</text:p>
          </table:table-cell>
          <table:table-cell office:value-type="float" office:value="758.83105" calcext:value-type="float">
            <text:p>758.83105</text:p>
          </table:table-cell>
          <table:table-cell office:value-type="float" office:value="35.82551" calcext:value-type="float">
            <text:p>35.82551</text:p>
          </table:table-cell>
          <table:table-cell office:value-type="string" calcext:value-type="string">
            <text:p>8.898.jpg</text:p>
          </table:table-cell>
          <table:table-cell table:formula="of:=[.A91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3.3383" calcext:value-type="float">
            <text:p>1783.3383</text:p>
          </table:table-cell>
          <table:table-cell office:value-type="float" office:value="1747.7205" calcext:value-type="float">
            <text:p>1747.7205</text:p>
          </table:table-cell>
          <table:table-cell office:value-type="float" office:value="35.617855" calcext:value-type="float">
            <text:p>35.617855</text:p>
          </table:table-cell>
          <table:table-cell office:value-type="string" calcext:value-type="string">
            <text:p>14.1450.jpg</text:p>
          </table:table-cell>
          <table:table-cell table:formula="of:=[.A92]-[.B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45.02875" calcext:value-type="float">
            <text:p>745.02875</text:p>
          </table:table-cell>
          <table:table-cell office:value-type="float" office:value="717.4853" calcext:value-type="float">
            <text:p>717.4853</text:p>
          </table:table-cell>
          <table:table-cell office:value-type="float" office:value="27.54348" calcext:value-type="float">
            <text:p>27.54348</text:p>
          </table:table-cell>
          <table:table-cell office:value-type="string" calcext:value-type="string">
            <text:p>7.787.jpg</text:p>
          </table:table-cell>
          <table:table-cell table:formula="of:=[.A93]-[.B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23.8125" calcext:value-type="float">
            <text:p>823.8125</text:p>
          </table:table-cell>
          <table:table-cell office:value-type="float" office:value="791.1579" calcext:value-type="float">
            <text:p>791.1579</text:p>
          </table:table-cell>
          <table:table-cell office:value-type="float" office:value="32.65457" calcext:value-type="float">
            <text:p>32.65457</text:p>
          </table:table-cell>
          <table:table-cell office:value-type="string" calcext:value-type="string">
            <text:p>6.750.jpg</text:p>
          </table:table-cell>
          <table:table-cell table:formula="of:=[.A94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7.5103" calcext:value-type="float">
            <text:p>2477.5103</text:p>
          </table:table-cell>
          <table:table-cell office:value-type="float" office:value="2442.6514" calcext:value-type="float">
            <text:p>2442.6514</text:p>
          </table:table-cell>
          <table:table-cell office:value-type="float" office:value="34.858986" calcext:value-type="float">
            <text:p>34.858986</text:p>
          </table:table-cell>
          <table:table-cell office:value-type="string" calcext:value-type="string">
            <text:p>14.1447.jpg</text:p>
          </table:table-cell>
          <table:table-cell table:formula="of:=[.A95]-[.B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5.5881" calcext:value-type="float">
            <text:p>1205.5881</text:p>
          </table:table-cell>
          <table:table-cell office:value-type="float" office:value="1175.4937" calcext:value-type="float">
            <text:p>1175.4937</text:p>
          </table:table-cell>
          <table:table-cell office:value-type="float" office:value="30.094532" calcext:value-type="float">
            <text:p>30.094532</text:p>
          </table:table-cell>
          <table:table-cell office:value-type="string" calcext:value-type="string">
            <text:p>12.1242.jpg</text:p>
          </table:table-cell>
          <table:table-cell table:formula="of:=[.A96]-[.B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56.7454" calcext:value-type="float">
            <text:p>856.7454</text:p>
          </table:table-cell>
          <table:table-cell office:value-type="float" office:value="822.20325" calcext:value-type="float">
            <text:p>822.20325</text:p>
          </table:table-cell>
          <table:table-cell office:value-type="float" office:value="34.5422" calcext:value-type="float">
            <text:p>34.5422</text:p>
          </table:table-cell>
          <table:table-cell office:value-type="string" calcext:value-type="string">
            <text:p>4.573.jpg</text:p>
          </table:table-cell>
          <table:table-cell table:formula="of:=[.A97]-[.B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6.4722" calcext:value-type="float">
            <text:p>676.4722</text:p>
          </table:table-cell>
          <table:table-cell office:value-type="float" office:value="643.6979" calcext:value-type="float">
            <text:p>643.6979</text:p>
          </table:table-cell>
          <table:table-cell office:value-type="float" office:value="32.774376" calcext:value-type="float">
            <text:p>32.774376</text:p>
          </table:table-cell>
          <table:table-cell office:value-type="string" calcext:value-type="string">
            <text:p>10.1083.jpg</text:p>
          </table:table-cell>
          <table:table-cell table:formula="of:=[.A98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8.9896" calcext:value-type="float">
            <text:p>1208.9896</text:p>
          </table:table-cell>
          <table:table-cell office:value-type="float" office:value="1164.0138" calcext:value-type="float">
            <text:p>1164.0138</text:p>
          </table:table-cell>
          <table:table-cell office:value-type="float" office:value="44.975815" calcext:value-type="float">
            <text:p>44.975815</text:p>
          </table:table-cell>
          <table:table-cell office:value-type="string" calcext:value-type="string">
            <text:p>11.1190.jpg</text:p>
          </table:table-cell>
          <table:table-cell table:formula="of:=[.A99]-[.B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5.2795" calcext:value-type="float">
            <text:p>3065.2795</text:p>
          </table:table-cell>
          <table:table-cell office:value-type="float" office:value="3029.0442" calcext:value-type="float">
            <text:p>3029.0442</text:p>
          </table:table-cell>
          <table:table-cell office:value-type="float" office:value="36.235283" calcext:value-type="float">
            <text:p>36.235283</text:p>
          </table:table-cell>
          <table:table-cell office:value-type="string" calcext:value-type="string">
            <text:p>12.1240.jpg</text:p>
          </table:table-cell>
          <table:table-cell table:formula="of:=[.A100]-[.B1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11.7402" calcext:value-type="float">
            <text:p>811.7402</text:p>
          </table:table-cell>
          <table:table-cell office:value-type="float" office:value="778.4505" calcext:value-type="float">
            <text:p>778.4505</text:p>
          </table:table-cell>
          <table:table-cell office:value-type="float" office:value="33.289665" calcext:value-type="float">
            <text:p>33.289665</text:p>
          </table:table-cell>
          <table:table-cell office:value-type="string" calcext:value-type="string">
            <text:p>1.54.jpg</text:p>
          </table:table-cell>
          <table:table-cell table:formula="of:=[.A101]-[.B1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97.17163" calcext:value-type="float">
            <text:p>997.17163</text:p>
          </table:table-cell>
          <table:table-cell office:value-type="float" office:value="962.57275" calcext:value-type="float">
            <text:p>962.57275</text:p>
          </table:table-cell>
          <table:table-cell office:value-type="float" office:value="34.598904" calcext:value-type="float">
            <text:p>34.598904</text:p>
          </table:table-cell>
          <table:table-cell office:value-type="string" calcext:value-type="string">
            <text:p>11.1187.jpg</text:p>
          </table:table-cell>
          <table:table-cell table:formula="of:=[.A102]-[.B1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3.5211" calcext:value-type="float">
            <text:p>1003.5211</text:p>
          </table:table-cell>
          <table:table-cell office:value-type="float" office:value="965.8849" calcext:value-type="float">
            <text:p>965.8849</text:p>
          </table:table-cell>
          <table:table-cell office:value-type="float" office:value="37.6362" calcext:value-type="float">
            <text:p>37.6362</text:p>
          </table:table-cell>
          <table:table-cell office:value-type="string" calcext:value-type="string">
            <text:p>3.443.jpg</text:p>
          </table:table-cell>
          <table:table-cell table:formula="of:=[.A103]-[.B1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53.6147" calcext:value-type="float">
            <text:p>753.6147</text:p>
          </table:table-cell>
          <table:table-cell office:value-type="float" office:value="729.79736" calcext:value-type="float">
            <text:p>729.79736</text:p>
          </table:table-cell>
          <table:table-cell office:value-type="float" office:value="23.817293" calcext:value-type="float">
            <text:p>23.817293</text:p>
          </table:table-cell>
          <table:table-cell office:value-type="string" calcext:value-type="string">
            <text:p>10.1084.jpg</text:p>
          </table:table-cell>
          <table:table-cell table:formula="of:=[.A104]-[.B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7.3875" calcext:value-type="float">
            <text:p>1527.3875</text:p>
          </table:table-cell>
          <table:table-cell office:value-type="float" office:value="1490.2471" calcext:value-type="float">
            <text:p>1490.2471</text:p>
          </table:table-cell>
          <table:table-cell office:value-type="float" office:value="37.14032" calcext:value-type="float">
            <text:p>37.14032</text:p>
          </table:table-cell>
          <table:table-cell office:value-type="string" calcext:value-type="string">
            <text:p>2.118.jpg</text:p>
          </table:table-cell>
          <table:table-cell table:formula="of:=[.A105]-[.B1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40.4065" calcext:value-type="float">
            <text:p>1040.4065</text:p>
          </table:table-cell>
          <table:table-cell office:value-type="float" office:value="998.54846" calcext:value-type="float">
            <text:p>998.54846</text:p>
          </table:table-cell>
          <table:table-cell office:value-type="float" office:value="41.85801" calcext:value-type="float">
            <text:p>41.85801</text:p>
          </table:table-cell>
          <table:table-cell office:value-type="string" calcext:value-type="string">
            <text:p>3.404.jpg</text:p>
          </table:table-cell>
          <table:table-cell table:formula="of:=[.A106]-[.B1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13.4567" calcext:value-type="float">
            <text:p>713.4567</text:p>
          </table:table-cell>
          <table:table-cell office:value-type="float" office:value="686.5649" calcext:value-type="float">
            <text:p>686.5649</text:p>
          </table:table-cell>
          <table:table-cell office:value-type="float" office:value="26.891872" calcext:value-type="float">
            <text:p>26.891872</text:p>
          </table:table-cell>
          <table:table-cell office:value-type="string" calcext:value-type="string">
            <text:p>7.790.jpg</text:p>
          </table:table-cell>
          <table:table-cell table:formula="of:=[.A107]-[.B1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10.95184" calcext:value-type="float">
            <text:p>810.95184</text:p>
          </table:table-cell>
          <table:table-cell office:value-type="float" office:value="776.0156" calcext:value-type="float">
            <text:p>776.0156</text:p>
          </table:table-cell>
          <table:table-cell office:value-type="float" office:value="34.936226" calcext:value-type="float">
            <text:p>34.936226</text:p>
          </table:table-cell>
          <table:table-cell office:value-type="string" calcext:value-type="string">
            <text:p>1.35.jpg</text:p>
          </table:table-cell>
          <table:table-cell table:formula="of:=[.A108]-[.B1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73.0892" calcext:value-type="float">
            <text:p>1173.0892</text:p>
          </table:table-cell>
          <table:table-cell office:value-type="float" office:value="1144.5078" calcext:value-type="float">
            <text:p>1144.5078</text:p>
          </table:table-cell>
          <table:table-cell office:value-type="float" office:value="28.581406" calcext:value-type="float">
            <text:p>28.581406</text:p>
          </table:table-cell>
          <table:table-cell office:value-type="string" calcext:value-type="string">
            <text:p>13.1305.jpg</text:p>
          </table:table-cell>
          <table:table-cell table:formula="of:=[.A109]-[.B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20.623" calcext:value-type="float">
            <text:p>4720.623</text:p>
          </table:table-cell>
          <table:table-cell office:value-type="float" office:value="4690.0293" calcext:value-type="float">
            <text:p>4690.0293</text:p>
          </table:table-cell>
          <table:table-cell office:value-type="float" office:value="30.593525" calcext:value-type="float">
            <text:p>30.593525</text:p>
          </table:table-cell>
          <table:table-cell office:value-type="string" calcext:value-type="string">
            <text:p>13.1307.jpg</text:p>
          </table:table-cell>
          <table:table-cell table:formula="of:=[.A110]-[.B1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32.4932" calcext:value-type="float">
            <text:p>532.4932</text:p>
          </table:table-cell>
          <table:table-cell office:value-type="float" office:value="504.50812" calcext:value-type="float">
            <text:p>504.50812</text:p>
          </table:table-cell>
          <table:table-cell office:value-type="float" office:value="27.985111" calcext:value-type="float">
            <text:p>27.985111</text:p>
          </table:table-cell>
          <table:table-cell office:value-type="string" calcext:value-type="string">
            <text:p>7.791.jpg</text:p>
          </table:table-cell>
          <table:table-cell table:formula="of:=[.A111]-[.B1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63.02515" calcext:value-type="float">
            <text:p>863.02515</text:p>
          </table:table-cell>
          <table:table-cell office:value-type="float" office:value="825.6249" calcext:value-type="float">
            <text:p>825.6249</text:p>
          </table:table-cell>
          <table:table-cell office:value-type="float" office:value="37.40028" calcext:value-type="float">
            <text:p>37.40028</text:p>
          </table:table-cell>
          <table:table-cell office:value-type="string" calcext:value-type="string">
            <text:p>5.703.jpg</text:p>
          </table:table-cell>
          <table:table-cell table:formula="of:=[.A112]-[.B1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93.2139" calcext:value-type="float">
            <text:p>893.2139</text:p>
          </table:table-cell>
          <table:table-cell office:value-type="float" office:value="857.90454" calcext:value-type="float">
            <text:p>857.90454</text:p>
          </table:table-cell>
          <table:table-cell office:value-type="float" office:value="35.30938" calcext:value-type="float">
            <text:p>35.30938</text:p>
          </table:table-cell>
          <table:table-cell office:value-type="string" calcext:value-type="string">
            <text:p>6.744.jpg</text:p>
          </table:table-cell>
          <table:table-cell table:formula="of:=[.A113]-[.B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2.5447" calcext:value-type="float">
            <text:p>1372.5447</text:p>
          </table:table-cell>
          <table:table-cell office:value-type="float" office:value="1332.7864" calcext:value-type="float">
            <text:p>1332.7864</text:p>
          </table:table-cell>
          <table:table-cell office:value-type="float" office:value="39.758324" calcext:value-type="float">
            <text:p>39.758324</text:p>
          </table:table-cell>
          <table:table-cell office:value-type="string" calcext:value-type="string">
            <text:p>6.762.jpg</text:p>
          </table:table-cell>
          <table:table-cell table:formula="of:=[.A114]-[.B1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18.48" calcext:value-type="float">
            <text:p>818.48</text:p>
          </table:table-cell>
          <table:table-cell office:value-type="float" office:value="783.94275" calcext:value-type="float">
            <text:p>783.94275</text:p>
          </table:table-cell>
          <table:table-cell office:value-type="float" office:value="34.537224" calcext:value-type="float">
            <text:p>34.537224</text:p>
          </table:table-cell>
          <table:table-cell office:value-type="string" calcext:value-type="string">
            <text:p>4.583.jpg</text:p>
          </table:table-cell>
          <table:table-cell table:formula="of:=[.A115]-[.B1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85.35315" calcext:value-type="float">
            <text:p>985.35315</text:p>
          </table:table-cell>
          <table:table-cell office:value-type="float" office:value="947.4076" calcext:value-type="float">
            <text:p>947.4076</text:p>
          </table:table-cell>
          <table:table-cell office:value-type="float" office:value="37.945538" calcext:value-type="float">
            <text:p>37.945538</text:p>
          </table:table-cell>
          <table:table-cell office:value-type="string" calcext:value-type="string">
            <text:p>5.669.jpg</text:p>
          </table:table-cell>
          <table:table-cell table:formula="of:=[.A116]-[.B1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70.6216" calcext:value-type="float">
            <text:p>970.6216</text:p>
          </table:table-cell>
          <table:table-cell office:value-type="float" office:value="934.39954" calcext:value-type="float">
            <text:p>934.39954</text:p>
          </table:table-cell>
          <table:table-cell office:value-type="float" office:value="36.222054" calcext:value-type="float">
            <text:p>36.222054</text:p>
          </table:table-cell>
          <table:table-cell office:value-type="string" calcext:value-type="string">
            <text:p>8.896.jpg</text:p>
          </table:table-cell>
          <table:table-cell table:formula="of:=[.A117]-[.B1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74.5763" calcext:value-type="float">
            <text:p>974.5763</text:p>
          </table:table-cell>
          <table:table-cell office:value-type="float" office:value="940.63196" calcext:value-type="float">
            <text:p>940.63196</text:p>
          </table:table-cell>
          <table:table-cell office:value-type="float" office:value="33.944347" calcext:value-type="float">
            <text:p>33.944347</text:p>
          </table:table-cell>
          <table:table-cell office:value-type="string" calcext:value-type="string">
            <text:p>9.959.jpg</text:p>
          </table:table-cell>
          <table:table-cell table:formula="of:=[.A118]-[.B1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24.95795" calcext:value-type="float">
            <text:p>624.95795</text:p>
          </table:table-cell>
          <table:table-cell office:value-type="float" office:value="594.6317" calcext:value-type="float">
            <text:p>594.6317</text:p>
          </table:table-cell>
          <table:table-cell office:value-type="float" office:value="30.32625" calcext:value-type="float">
            <text:p>30.32625</text:p>
          </table:table-cell>
          <table:table-cell office:value-type="string" calcext:value-type="string">
            <text:p>9.956.jpg</text:p>
          </table:table-cell>
          <table:table-cell table:formula="of:=[.A119]-[.B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05.3827" calcext:value-type="float">
            <text:p>1605.3827</text:p>
          </table:table-cell>
          <table:table-cell office:value-type="float" office:value="1580.676" calcext:value-type="float">
            <text:p>1580.676</text:p>
          </table:table-cell>
          <table:table-cell office:value-type="float" office:value="24.706615" calcext:value-type="float">
            <text:p>24.706615</text:p>
          </table:table-cell>
          <table:table-cell office:value-type="string" calcext:value-type="string">
            <text:p>13.1308.jpg</text:p>
          </table:table-cell>
          <table:table-cell table:formula="of:=[.A120]-[.B1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9.93762" calcext:value-type="float">
            <text:p>509.93762</text:p>
          </table:table-cell>
          <table:table-cell office:value-type="float" office:value="482.90674" calcext:value-type="float">
            <text:p>482.90674</text:p>
          </table:table-cell>
          <table:table-cell office:value-type="float" office:value="27.030872" calcext:value-type="float">
            <text:p>27.030872</text:p>
          </table:table-cell>
          <table:table-cell office:value-type="string" calcext:value-type="string">
            <text:p>3.421.jpg</text:p>
          </table:table-cell>
          <table:table-cell table:formula="of:=[.A121]-[.B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2.9114" calcext:value-type="float">
            <text:p>2292.9114</text:p>
          </table:table-cell>
          <table:table-cell office:value-type="float" office:value="2254.3975" calcext:value-type="float">
            <text:p>2254.3975</text:p>
          </table:table-cell>
          <table:table-cell office:value-type="float" office:value="38.513805" calcext:value-type="float">
            <text:p>38.513805</text:p>
          </table:table-cell>
          <table:table-cell office:value-type="string" calcext:value-type="string">
            <text:p>13.1306.jpg</text:p>
          </table:table-cell>
          <table:table-cell table:formula="of:=[.A122]-[.B12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68.7907" calcext:value-type="float">
            <text:p>968.7907</text:p>
          </table:table-cell>
          <table:table-cell office:value-type="float" office:value="930.49835" calcext:value-type="float">
            <text:p>930.49835</text:p>
          </table:table-cell>
          <table:table-cell office:value-type="float" office:value="38.292374" calcext:value-type="float">
            <text:p>38.292374</text:p>
          </table:table-cell>
          <table:table-cell office:value-type="string" calcext:value-type="string">
            <text:p>1.27.jpg</text:p>
          </table:table-cell>
          <table:table-cell table:formula="of:=[.A123]-[.B1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21.69995" calcext:value-type="float">
            <text:p>1021.69995</text:p>
          </table:table-cell>
          <table:table-cell office:value-type="float" office:value="980.174" calcext:value-type="float">
            <text:p>980.174</text:p>
          </table:table-cell>
          <table:table-cell office:value-type="float" office:value="41.52591" calcext:value-type="float">
            <text:p>41.52591</text:p>
          </table:table-cell>
          <table:table-cell office:value-type="string" calcext:value-type="string">
            <text:p>5.653.jpg</text:p>
          </table:table-cell>
          <table:table-cell table:formula="of:=[.A124]-[.B1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23.2746" calcext:value-type="float">
            <text:p>523.2746</text:p>
          </table:table-cell>
          <table:table-cell office:value-type="float" office:value="497.1823" calcext:value-type="float">
            <text:p>497.1823</text:p>
          </table:table-cell>
          <table:table-cell office:value-type="float" office:value="26.092312" calcext:value-type="float">
            <text:p>26.092312</text:p>
          </table:table-cell>
          <table:table-cell office:value-type="string" calcext:value-type="string">
            <text:p>9.958.jpg</text:p>
          </table:table-cell>
          <table:table-cell table:formula="of:=[.A125]-[.B1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66.62946" calcext:value-type="float">
            <text:p>866.62946</text:p>
          </table:table-cell>
          <table:table-cell office:value-type="float" office:value="837.2479" calcext:value-type="float">
            <text:p>837.2479</text:p>
          </table:table-cell>
          <table:table-cell office:value-type="float" office:value="29.38156" calcext:value-type="float">
            <text:p>29.38156</text:p>
          </table:table-cell>
          <table:table-cell office:value-type="string" calcext:value-type="string">
            <text:p>2.98.jpg</text:p>
          </table:table-cell>
          <table:table-cell table:formula="of:=[.A126]-[.B1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40.0596" calcext:value-type="float">
            <text:p>940.0596</text:p>
          </table:table-cell>
          <table:table-cell office:value-type="float" office:value="902.57086" calcext:value-type="float">
            <text:p>902.57086</text:p>
          </table:table-cell>
          <table:table-cell office:value-type="float" office:value="37.48874" calcext:value-type="float">
            <text:p>37.48874</text:p>
          </table:table-cell>
          <table:table-cell office:value-type="string" calcext:value-type="string">
            <text:p>4.501.jpg</text:p>
          </table:table-cell>
          <table:table-cell table:formula="of:=[.A127]-[.B1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95.6158" calcext:value-type="float">
            <text:p>995.6158</text:p>
          </table:table-cell>
          <table:table-cell office:value-type="float" office:value="957.397" calcext:value-type="float">
            <text:p>957.397</text:p>
          </table:table-cell>
          <table:table-cell office:value-type="float" office:value="38.218803" calcext:value-type="float">
            <text:p>38.218803</text:p>
          </table:table-cell>
          <table:table-cell office:value-type="string" calcext:value-type="string">
            <text:p>6.773.jpg</text:p>
          </table:table-cell>
          <table:table-cell table:formula="of:=[.A128]-[.B1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22.7935" calcext:value-type="float">
            <text:p>922.7935</text:p>
          </table:table-cell>
          <table:table-cell office:value-type="float" office:value="878.3639" calcext:value-type="float">
            <text:p>878.3639</text:p>
          </table:table-cell>
          <table:table-cell office:value-type="float" office:value="44.42961" calcext:value-type="float">
            <text:p>44.42961</text:p>
          </table:table-cell>
          <table:table-cell office:value-type="string" calcext:value-type="string">
            <text:p>1.48.jpg</text:p>
          </table:table-cell>
          <table:table-cell table:formula="of:=[.A129]-[.B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3.3606" calcext:value-type="float">
            <text:p>1323.3606</text:p>
          </table:table-cell>
          <table:table-cell office:value-type="float" office:value="1294.1365" calcext:value-type="float">
            <text:p>1294.1365</text:p>
          </table:table-cell>
          <table:table-cell office:value-type="float" office:value="29.22413" calcext:value-type="float">
            <text:p>29.22413</text:p>
          </table:table-cell>
          <table:table-cell office:value-type="string" calcext:value-type="string">
            <text:p>8.897.jpg</text:p>
          </table:table-cell>
          <table:table-cell table:formula="of:=[.A130]-[.B1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31.4089" calcext:value-type="float">
            <text:p>731.4089</text:p>
          </table:table-cell>
          <table:table-cell office:value-type="float" office:value="703.8391" calcext:value-type="float">
            <text:p>703.8391</text:p>
          </table:table-cell>
          <table:table-cell office:value-type="float" office:value="27.569761" calcext:value-type="float">
            <text:p>27.569761</text:p>
          </table:table-cell>
          <table:table-cell office:value-type="string" calcext:value-type="string">
            <text:p>2.326.jpg</text:p>
          </table:table-cell>
          <table:table-cell table:formula="of:=[.A131]-[.B1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58.41943" calcext:value-type="float">
            <text:p>858.41943</text:p>
          </table:table-cell>
          <table:table-cell office:value-type="float" office:value="837.09674" calcext:value-type="float">
            <text:p>837.09674</text:p>
          </table:table-cell>
          <table:table-cell office:value-type="float" office:value="21.32271" calcext:value-type="float">
            <text:p>21.32271</text:p>
          </table:table-cell>
          <table:table-cell office:value-type="string" calcext:value-type="string">
            <text:p>10.1085.jpg</text:p>
          </table:table-cell>
          <table:table-cell table:formula="of:=[.A132]-[.B1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85.19604" calcext:value-type="float">
            <text:p>885.19604</text:p>
          </table:table-cell>
          <table:table-cell office:value-type="float" office:value="849.047" calcext:value-type="float">
            <text:p>849.047</text:p>
          </table:table-cell>
          <table:table-cell office:value-type="float" office:value="36.14908" calcext:value-type="float">
            <text:p>36.14908</text:p>
          </table:table-cell>
          <table:table-cell office:value-type="string" calcext:value-type="string">
            <text:p>4.598.jpg</text:p>
          </table:table-cell>
          <table:table-cell table:formula="of:=[.A133]-[.B1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26.4747" calcext:value-type="float">
            <text:p>1026.4747</text:p>
          </table:table-cell>
          <table:table-cell office:value-type="float" office:value="991.55383" calcext:value-type="float">
            <text:p>991.55383</text:p>
          </table:table-cell>
          <table:table-cell office:value-type="float" office:value="34.9209" calcext:value-type="float">
            <text:p>34.9209</text:p>
          </table:table-cell>
          <table:table-cell office:value-type="string" calcext:value-type="string">
            <text:p>13.1309.jpg</text:p>
          </table:table-cell>
          <table:table-cell table:formula="of:=[.A134]-[.B1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20.33563" calcext:value-type="float">
            <text:p>620.33563</text:p>
          </table:table-cell>
          <table:table-cell office:value-type="float" office:value="599.28076" calcext:value-type="float">
            <text:p>599.28076</text:p>
          </table:table-cell>
          <table:table-cell office:value-type="float" office:value="21.0549" calcext:value-type="float">
            <text:p>21.0549</text:p>
          </table:table-cell>
          <table:table-cell office:value-type="string" calcext:value-type="string">
            <text:p>10.1086.jpg</text:p>
          </table:table-cell>
          <table:table-cell table:formula="of:=[.A135]-[.B1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73.431" calcext:value-type="float">
            <text:p>1173.431</text:p>
          </table:table-cell>
          <table:table-cell office:value-type="float" office:value="1141.1776" calcext:value-type="float">
            <text:p>1141.1776</text:p>
          </table:table-cell>
          <table:table-cell office:value-type="float" office:value="32.253445" calcext:value-type="float">
            <text:p>32.253445</text:p>
          </table:table-cell>
          <table:table-cell office:value-type="string" calcext:value-type="string">
            <text:p>12.1244.jpg</text:p>
          </table:table-cell>
          <table:table-cell table:formula="of:=[.A136]-[.B1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34.5299" calcext:value-type="float">
            <text:p>834.5299</text:p>
          </table:table-cell>
          <table:table-cell office:value-type="float" office:value="799.9393" calcext:value-type="float">
            <text:p>799.9393</text:p>
          </table:table-cell>
          <table:table-cell office:value-type="float" office:value="34.590645" calcext:value-type="float">
            <text:p>34.590645</text:p>
          </table:table-cell>
          <table:table-cell office:value-type="string" calcext:value-type="string">
            <text:p>4.567.jpg</text:p>
          </table:table-cell>
          <table:table-cell table:formula="of:=[.A137]-[.B137]" office:value-type="float" office:value="0" calcext:value-type="float">
            <text:p>0</text:p>
          </table:table-cell>
        </table:table-row>
      </table:table>
      <table:table table:name="Refined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ikeli</text:p>
          </table:table-cell>
          <table:table-cell office:value-type="string" calcext:value-type="string">
            <text:p>k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ror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894.028" calcext:value-type="float">
            <text:p>2894.028</text:p>
          </table:table-cell>
          <table:table-cell office:value-type="float" office:value="2858.5806" calcext:value-type="float">
            <text:p>2858.5806</text:p>
          </table:table-cell>
          <table:table-cell office:value-type="float" office:value="35.447464" calcext:value-type="float">
            <text:p>35.447464</text:p>
          </table:table-cell>
          <table:table-cell office:value-type="string" calcext:value-type="string">
            <text:p>5.731.jpg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338.0657" calcext:value-type="float">
            <text:p>1338.0657</text:p>
          </table:table-cell>
          <table:table-cell office:value-type="float" office:value="1293.5901" calcext:value-type="float">
            <text:p>1293.5901</text:p>
          </table:table-cell>
          <table:table-cell office:value-type="float" office:value="44.47563" calcext:value-type="float">
            <text:p>44.47563</text:p>
          </table:table-cell>
          <table:table-cell office:value-type="string" calcext:value-type="string">
            <text:p>2.216.jpg</text:p>
          </table:table-cell>
          <table:table-cell table:formula="of:=[.A3]-[.B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407.2267" calcext:value-type="float">
            <text:p>1407.2267</text:p>
          </table:table-cell>
          <table:table-cell office:value-type="float" office:value="1376.6912" calcext:value-type="float">
            <text:p>1376.6912</text:p>
          </table:table-cell>
          <table:table-cell office:value-type="float" office:value="30.535536" calcext:value-type="float">
            <text:p>30.535536</text:p>
          </table:table-cell>
          <table:table-cell office:value-type="string" calcext:value-type="string">
            <text:p>9.1075.jpg</text:p>
          </table:table-cell>
          <table:table-cell table:formula="of:=[.A4]-[.B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031.2494" calcext:value-type="float">
            <text:p>2031.2494</text:p>
          </table:table-cell>
          <table:table-cell office:value-type="float" office:value="1984.3406" calcext:value-type="float">
            <text:p>1984.3406</text:p>
          </table:table-cell>
          <table:table-cell office:value-type="float" office:value="46.908806" calcext:value-type="float">
            <text:p>46.908806</text:p>
          </table:table-cell>
          <table:table-cell office:value-type="string" calcext:value-type="string">
            <text:p>5.721.jpg</text:p>
          </table:table-cell>
          <table:table-cell table:formula="of:=[.A5]-[.B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6.0975" calcext:value-type="float">
            <text:p>1006.0975</text:p>
          </table:table-cell>
          <table:table-cell office:value-type="float" office:value="977.3137" calcext:value-type="float">
            <text:p>977.3137</text:p>
          </table:table-cell>
          <table:table-cell office:value-type="float" office:value="28.78373" calcext:value-type="float">
            <text:p>28.78373</text:p>
          </table:table-cell>
          <table:table-cell office:value-type="string" calcext:value-type="string">
            <text:p>3.2.lane_change_test.jpg</text:p>
          </table:table-cell>
          <table:table-cell table:formula="of:=[.A6]-[.B6]" office:value-type="float" office:value="-1" calcext:value-type="float">
            <text:p>-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878.1577" calcext:value-type="float">
            <text:p>1878.1577</text:p>
          </table:table-cell>
          <table:table-cell office:value-type="float" office:value="1850.4988" calcext:value-type="float">
            <text:p>1850.4988</text:p>
          </table:table-cell>
          <table:table-cell office:value-type="float" office:value="27.658958" calcext:value-type="float">
            <text:p>27.658958</text:p>
          </table:table-cell>
          <table:table-cell office:value-type="string" calcext:value-type="string">
            <text:p>7.787.reverse.jpg</text:p>
          </table:table-cell>
          <table:table-cell table:formula="of:=[.A7]-[.B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892.2534" calcext:value-type="float">
            <text:p>1892.2534</text:p>
          </table:table-cell>
          <table:table-cell office:value-type="float" office:value="1850.2263" calcext:value-type="float">
            <text:p>1850.2263</text:p>
          </table:table-cell>
          <table:table-cell office:value-type="float" office:value="42.027058" calcext:value-type="float">
            <text:p>42.027058</text:p>
          </table:table-cell>
          <table:table-cell office:value-type="string" calcext:value-type="string">
            <text:p>5.720.jpg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358.9958" calcext:value-type="float">
            <text:p>2358.9958</text:p>
          </table:table-cell>
          <table:table-cell office:value-type="float" office:value="2328.9434" calcext:value-type="float">
            <text:p>2328.9434</text:p>
          </table:table-cell>
          <table:table-cell office:value-type="float" office:value="30.052546" calcext:value-type="float">
            <text:p>30.052546</text:p>
          </table:table-cell>
          <table:table-cell office:value-type="string" calcext:value-type="string">
            <text:p>2.57.reverse.jpg</text:p>
          </table:table-cell>
          <table:table-cell table:formula="of:=[.A9]-[.B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6.65247" calcext:value-type="float">
            <text:p>656.65247</text:p>
          </table:table-cell>
          <table:table-cell office:value-type="float" office:value="629.6992" calcext:value-type="float">
            <text:p>629.6992</text:p>
          </table:table-cell>
          <table:table-cell office:value-type="float" office:value="26.95327" calcext:value-type="float">
            <text:p>26.95327</text:p>
          </table:table-cell>
          <table:table-cell office:value-type="string" calcext:value-type="string">
            <text:p>10.1165.jpg</text:p>
          </table:table-cell>
          <table:table-cell table:formula="of:=[.A10]-[.B10]" office:value-type="float" office:value="-1" calcext:value-type="float">
            <text:p>-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5089.6865" calcext:value-type="float">
            <text:p>5089.6865</text:p>
          </table:table-cell>
          <table:table-cell office:value-type="float" office:value="5046.6494" calcext:value-type="float">
            <text:p>5046.6494</text:p>
          </table:table-cell>
          <table:table-cell office:value-type="float" office:value="43.036983" calcext:value-type="float">
            <text:p>43.036983</text:p>
          </table:table-cell>
          <table:table-cell office:value-type="string" calcext:value-type="string">
            <text:p>12.1240.reverse.jpg</text:p>
          </table:table-cell>
          <table:table-cell table:formula="of:=[.A11]-[.B1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262.6738" calcext:value-type="float">
            <text:p>3262.6738</text:p>
          </table:table-cell>
          <table:table-cell office:value-type="float" office:value="3206.4727" calcext:value-type="float">
            <text:p>3206.4727</text:p>
          </table:table-cell>
          <table:table-cell office:value-type="float" office:value="56.201286" calcext:value-type="float">
            <text:p>56.201286</text:p>
          </table:table-cell>
          <table:table-cell office:value-type="string" calcext:value-type="string">
            <text:p>13.1417.jpg</text:p>
          </table:table-cell>
          <table:table-cell table:formula="of:=[.A12]-[.B1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265.4805" calcext:value-type="float">
            <text:p>2265.4805</text:p>
          </table:table-cell>
          <table:table-cell office:value-type="float" office:value="2239.453" calcext:value-type="float">
            <text:p>2239.453</text:p>
          </table:table-cell>
          <table:table-cell office:value-type="float" office:value="26.027636" calcext:value-type="float">
            <text:p>26.027636</text:p>
          </table:table-cell>
          <table:table-cell office:value-type="string" calcext:value-type="string">
            <text:p>4.586.jpg</text:p>
          </table:table-cell>
          <table:table-cell table:formula="of:=[.A13]-[.B1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092.4978" calcext:value-type="float">
            <text:p>2092.4978</text:p>
          </table:table-cell>
          <table:table-cell office:value-type="float" office:value="2057.202" calcext:value-type="float">
            <text:p>2057.202</text:p>
          </table:table-cell>
          <table:table-cell office:value-type="float" office:value="35.295902" calcext:value-type="float">
            <text:p>35.295902</text:p>
          </table:table-cell>
          <table:table-cell office:value-type="string" calcext:value-type="string">
            <text:p>8.896.reverse.jpg</text:p>
          </table:table-cell>
          <table:table-cell table:formula="of:=[.A14]-[.B1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971.0818" calcext:value-type="float">
            <text:p>2971.0818</text:p>
          </table:table-cell>
          <table:table-cell office:value-type="float" office:value="2940.0322" calcext:value-type="float">
            <text:p>2940.0322</text:p>
          </table:table-cell>
          <table:table-cell office:value-type="float" office:value="31.049461" calcext:value-type="float">
            <text:p>31.049461</text:p>
          </table:table-cell>
          <table:table-cell office:value-type="string" calcext:value-type="string">
            <text:p>14.1446.reverse.jpg</text:p>
          </table:table-cell>
          <table:table-cell table:formula="of:=[.A15]-[.B1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4773.605" calcext:value-type="float">
            <text:p>4773.605</text:p>
          </table:table-cell>
          <table:table-cell office:value-type="float" office:value="4746.1865" calcext:value-type="float">
            <text:p>4746.1865</text:p>
          </table:table-cell>
          <table:table-cell office:value-type="float" office:value="27.418484" calcext:value-type="float">
            <text:p>27.418484</text:p>
          </table:table-cell>
          <table:table-cell office:value-type="string" calcext:value-type="string">
            <text:p>10.1178.jpg</text:p>
          </table:table-cell>
          <table:table-cell table:formula="of:=[.A16]-[.B1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328.1948" calcext:value-type="float">
            <text:p>1328.1948</text:p>
          </table:table-cell>
          <table:table-cell office:value-type="float" office:value="1294.4978" calcext:value-type="float">
            <text:p>1294.4978</text:p>
          </table:table-cell>
          <table:table-cell office:value-type="float" office:value="33.697052" calcext:value-type="float">
            <text:p>33.697052</text:p>
          </table:table-cell>
          <table:table-cell office:value-type="string" calcext:value-type="string">
            <text:p>4.556.jpg</text:p>
          </table:table-cell>
          <table:table-cell table:formula="of:=[.A17]-[.B1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085.5105" calcext:value-type="float">
            <text:p>2085.5105</text:p>
          </table:table-cell>
          <table:table-cell office:value-type="float" office:value="2049.6208" calcext:value-type="float">
            <text:p>2049.6208</text:p>
          </table:table-cell>
          <table:table-cell office:value-type="float" office:value="35.889603" calcext:value-type="float">
            <text:p>35.889603</text:p>
          </table:table-cell>
          <table:table-cell office:value-type="string" calcext:value-type="string">
            <text:p>4.597.jpg</text:p>
          </table:table-cell>
          <table:table-cell table:formula="of:=[.A18]-[.B1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327.6277" calcext:value-type="float">
            <text:p>1327.6277</text:p>
          </table:table-cell>
          <table:table-cell office:value-type="float" office:value="1303.0232" calcext:value-type="float">
            <text:p>1303.0232</text:p>
          </table:table-cell>
          <table:table-cell office:value-type="float" office:value="24.604445" calcext:value-type="float">
            <text:p>24.604445</text:p>
          </table:table-cell>
          <table:table-cell office:value-type="string" calcext:value-type="string">
            <text:p>10.1082.reverse.jpg</text:p>
          </table:table-cell>
          <table:table-cell table:formula="of:=[.A19]-[.B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9.5377" calcext:value-type="float">
            <text:p>1079.5377</text:p>
          </table:table-cell>
          <table:table-cell office:value-type="float" office:value="1041.1803" calcext:value-type="float">
            <text:p>1041.1803</text:p>
          </table:table-cell>
          <table:table-cell office:value-type="float" office:value="38.35744" calcext:value-type="float">
            <text:p>38.35744</text:p>
          </table:table-cell>
          <table:table-cell office:value-type="string" calcext:value-type="string">
            <text:p>1.20.jpg</text:p>
          </table:table-cell>
          <table:table-cell table:formula="of:=[.A20]-[.B20]" office:value-type="float" office:value="-1" calcext:value-type="float">
            <text:p>-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797.5931" calcext:value-type="float">
            <text:p>1797.5931</text:p>
          </table:table-cell>
          <table:table-cell office:value-type="float" office:value="1763.1484" calcext:value-type="float">
            <text:p>1763.1484</text:p>
          </table:table-cell>
          <table:table-cell office:value-type="float" office:value="34.44468" calcext:value-type="float">
            <text:p>34.44468</text:p>
          </table:table-cell>
          <table:table-cell office:value-type="string" calcext:value-type="string">
            <text:p>15.1481.reverse.jpg</text:p>
          </table:table-cell>
          <table:table-cell table:formula="of:=[.A21]-[.B2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536.4395" calcext:value-type="float">
            <text:p>3536.4395</text:p>
          </table:table-cell>
          <table:table-cell office:value-type="float" office:value="3504.5876" calcext:value-type="float">
            <text:p>3504.5876</text:p>
          </table:table-cell>
          <table:table-cell office:value-type="float" office:value="31.851818" calcext:value-type="float">
            <text:p>31.851818</text:p>
          </table:table-cell>
          <table:table-cell office:value-type="string" calcext:value-type="string">
            <text:p>6.734.reverse.jpg</text:p>
          </table:table-cell>
          <table:table-cell table:formula="of:=[.A22]-[.B2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4722.772" calcext:value-type="float">
            <text:p>4722.772</text:p>
          </table:table-cell>
          <table:table-cell office:value-type="float" office:value="4695.83" calcext:value-type="float">
            <text:p>4695.83</text:p>
          </table:table-cell>
          <table:table-cell office:value-type="float" office:value="26.941778" calcext:value-type="float">
            <text:p>26.941778</text:p>
          </table:table-cell>
          <table:table-cell office:value-type="string" calcext:value-type="string">
            <text:p>6.4.lane_change_test.jpg</text:p>
          </table:table-cell>
          <table:table-cell table:formula="of:=[.A23]-[.B2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099.536" calcext:value-type="float">
            <text:p>2099.536</text:p>
          </table:table-cell>
          <table:table-cell office:value-type="float" office:value="2060.1855" calcext:value-type="float">
            <text:p>2060.1855</text:p>
          </table:table-cell>
          <table:table-cell office:value-type="float" office:value="39.350445" calcext:value-type="float">
            <text:p>39.350445</text:p>
          </table:table-cell>
          <table:table-cell office:value-type="string" calcext:value-type="string">
            <text:p>1.53.jpg</text:p>
          </table:table-cell>
          <table:table-cell table:formula="of:=[.A24]-[.B2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204.5535" calcext:value-type="float">
            <text:p>2204.5535</text:p>
          </table:table-cell>
          <table:table-cell office:value-type="float" office:value="2161.8374" calcext:value-type="float">
            <text:p>2161.8374</text:p>
          </table:table-cell>
          <table:table-cell office:value-type="float" office:value="42.715958" calcext:value-type="float">
            <text:p>42.715958</text:p>
          </table:table-cell>
          <table:table-cell office:value-type="string" calcext:value-type="string">
            <text:p>1.0.reverse.jpg</text:p>
          </table:table-cell>
          <table:table-cell table:formula="of:=[.A25]-[.B2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070.425" calcext:value-type="float">
            <text:p>2070.425</text:p>
          </table:table-cell>
          <table:table-cell office:value-type="float" office:value="2035.5802" calcext:value-type="float">
            <text:p>2035.5802</text:p>
          </table:table-cell>
          <table:table-cell office:value-type="float" office:value="34.844795" calcext:value-type="float">
            <text:p>34.844795</text:p>
          </table:table-cell>
          <table:table-cell office:value-type="string" calcext:value-type="string">
            <text:p>2.1.lane_change_test.jpg</text:p>
          </table:table-cell>
          <table:table-cell table:formula="of:=[.A26]-[.B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2.32056" calcext:value-type="float">
            <text:p>562.32056</text:p>
          </table:table-cell>
          <table:table-cell office:value-type="float" office:value="531.93536" calcext:value-type="float">
            <text:p>531.93536</text:p>
          </table:table-cell>
          <table:table-cell office:value-type="float" office:value="30.385166" calcext:value-type="float">
            <text:p>30.385166</text:p>
          </table:table-cell>
          <table:table-cell office:value-type="string" calcext:value-type="string">
            <text:p>10.1170.jpg</text:p>
          </table:table-cell>
          <table:table-cell table:formula="of:=[.A27]-[.B27]" office:value-type="float" office:value="-1" calcext:value-type="float">
            <text:p>-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385.2826" calcext:value-type="float">
            <text:p>1385.2826</text:p>
          </table:table-cell>
          <table:table-cell office:value-type="float" office:value="1350.4965" calcext:value-type="float">
            <text:p>1350.4965</text:p>
          </table:table-cell>
          <table:table-cell office:value-type="float" office:value="34.786106" calcext:value-type="float">
            <text:p>34.786106</text:p>
          </table:table-cell>
          <table:table-cell office:value-type="string" calcext:value-type="string">
            <text:p>8.932.jpg</text:p>
          </table:table-cell>
          <table:table-cell table:formula="of:=[.A28]-[.B2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5528.899" calcext:value-type="float">
            <text:p>5528.899</text:p>
          </table:table-cell>
          <table:table-cell office:value-type="float" office:value="5504.541" calcext:value-type="float">
            <text:p>5504.541</text:p>
          </table:table-cell>
          <table:table-cell office:value-type="float" office:value="24.357737" calcext:value-type="float">
            <text:p>24.357737</text:p>
          </table:table-cell>
          <table:table-cell office:value-type="string" calcext:value-type="string">
            <text:p>1.3.lane_change_test.jpg</text:p>
          </table:table-cell>
          <table:table-cell table:formula="of:=[.A29]-[.B29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680.9133" calcext:value-type="float">
            <text:p>1680.9133</text:p>
          </table:table-cell>
          <table:table-cell office:value-type="float" office:value="1650.632" calcext:value-type="float">
            <text:p>1650.632</text:p>
          </table:table-cell>
          <table:table-cell office:value-type="float" office:value="30.281317" calcext:value-type="float">
            <text:p>30.281317</text:p>
          </table:table-cell>
          <table:table-cell office:value-type="string" calcext:value-type="string">
            <text:p>3.1.lane_change_test.jpg</text:p>
          </table:table-cell>
          <table:table-cell table:formula="of:=[.A30]-[.B30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847.4236" calcext:value-type="float">
            <text:p>1847.4236</text:p>
          </table:table-cell>
          <table:table-cell office:value-type="float" office:value="1810.0199" calcext:value-type="float">
            <text:p>1810.0199</text:p>
          </table:table-cell>
          <table:table-cell office:value-type="float" office:value="37.40371" calcext:value-type="float">
            <text:p>37.40371</text:p>
          </table:table-cell>
          <table:table-cell office:value-type="string" calcext:value-type="string">
            <text:p>5.719.jpg</text:p>
          </table:table-cell>
          <table:table-cell table:formula="of:=[.A31]-[.B3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084.2449" calcext:value-type="float">
            <text:p>3084.2449</text:p>
          </table:table-cell>
          <table:table-cell office:value-type="float" office:value="3041.8298" calcext:value-type="float">
            <text:p>3041.8298</text:p>
          </table:table-cell>
          <table:table-cell office:value-type="float" office:value="42.414963" calcext:value-type="float">
            <text:p>42.414963</text:p>
          </table:table-cell>
          <table:table-cell office:value-type="string" calcext:value-type="string">
            <text:p>11.1187.reverse.jpg</text:p>
          </table:table-cell>
          <table:table-cell table:formula="of:=[.A32]-[.B3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167.6506" calcext:value-type="float">
            <text:p>2167.6506</text:p>
          </table:table-cell>
          <table:table-cell office:value-type="float" office:value="2128.44" calcext:value-type="float">
            <text:p>2128.44</text:p>
          </table:table-cell>
          <table:table-cell office:value-type="float" office:value="39.21073" calcext:value-type="float">
            <text:p>39.21073</text:p>
          </table:table-cell>
          <table:table-cell office:value-type="string" calcext:value-type="string">
            <text:p>13.1419.jpg</text:p>
          </table:table-cell>
          <table:table-cell table:formula="of:=[.A33]-[.B3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514.1543" calcext:value-type="float">
            <text:p>2514.1543</text:p>
          </table:table-cell>
          <table:table-cell office:value-type="float" office:value="2477.2373" calcext:value-type="float">
            <text:p>2477.2373</text:p>
          </table:table-cell>
          <table:table-cell office:value-type="float" office:value="36.916954" calcext:value-type="float">
            <text:p>36.916954</text:p>
          </table:table-cell>
          <table:table-cell office:value-type="string" calcext:value-type="string">
            <text:p>6.5.lane_change_test.jpg</text:p>
          </table:table-cell>
          <table:table-cell table:formula="of:=[.A34]-[.B3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852.4315" calcext:value-type="float">
            <text:p>1852.4315</text:p>
          </table:table-cell>
          <table:table-cell office:value-type="float" office:value="1825.0302" calcext:value-type="float">
            <text:p>1825.0302</text:p>
          </table:table-cell>
          <table:table-cell office:value-type="float" office:value="27.401398" calcext:value-type="float">
            <text:p>27.401398</text:p>
          </table:table-cell>
          <table:table-cell office:value-type="string" calcext:value-type="string">
            <text:p>9.955.reverse.jpg</text:p>
          </table:table-cell>
          <table:table-cell table:formula="of:=[.A35]-[.B3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418.2305" calcext:value-type="float">
            <text:p>1418.2305</text:p>
          </table:table-cell>
          <table:table-cell office:value-type="float" office:value="1392.4135" calcext:value-type="float">
            <text:p>1392.4135</text:p>
          </table:table-cell>
          <table:table-cell office:value-type="float" office:value="25.817015" calcext:value-type="float">
            <text:p>25.817015</text:p>
          </table:table-cell>
          <table:table-cell office:value-type="string" calcext:value-type="string">
            <text:p>14.1451.jpg</text:p>
          </table:table-cell>
          <table:table-cell table:formula="of:=[.A36]-[.B3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854.9553" calcext:value-type="float">
            <text:p>2854.9553</text:p>
          </table:table-cell>
          <table:table-cell office:value-type="float" office:value="2813.0483" calcext:value-type="float">
            <text:p>2813.0483</text:p>
          </table:table-cell>
          <table:table-cell office:value-type="float" office:value="41.90688" calcext:value-type="float">
            <text:p>41.90688</text:p>
          </table:table-cell>
          <table:table-cell office:value-type="string" calcext:value-type="string">
            <text:p>5.606.reverse.jpg</text:p>
          </table:table-cell>
          <table:table-cell table:formula="of:=[.A37]-[.B3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126.7786" calcext:value-type="float">
            <text:p>2126.7786</text:p>
          </table:table-cell>
          <table:table-cell office:value-type="float" office:value="2090.974" calcext:value-type="float">
            <text:p>2090.974</text:p>
          </table:table-cell>
          <table:table-cell office:value-type="float" office:value="35.804344" calcext:value-type="float">
            <text:p>35.804344</text:p>
          </table:table-cell>
          <table:table-cell office:value-type="string" calcext:value-type="string">
            <text:p>6.734.jpg</text:p>
          </table:table-cell>
          <table:table-cell table:formula="of:=[.A38]-[.B3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217.9302" calcext:value-type="float">
            <text:p>2217.9302</text:p>
          </table:table-cell>
          <table:table-cell office:value-type="float" office:value="2184.9053" calcext:value-type="float">
            <text:p>2184.9053</text:p>
          </table:table-cell>
          <table:table-cell office:value-type="float" office:value="33.02486" calcext:value-type="float">
            <text:p>33.02486</text:p>
          </table:table-cell>
          <table:table-cell office:value-type="string" calcext:value-type="string">
            <text:p>1.2.lane_change_test.jpg</text:p>
          </table:table-cell>
          <table:table-cell table:formula="of:=[.A39]-[.B39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712.4423" calcext:value-type="float">
            <text:p>1712.4423</text:p>
          </table:table-cell>
          <table:table-cell office:value-type="float" office:value="1677.5737" calcext:value-type="float">
            <text:p>1677.5737</text:p>
          </table:table-cell>
          <table:table-cell office:value-type="float" office:value="34.86857" calcext:value-type="float">
            <text:p>34.86857</text:p>
          </table:table-cell>
          <table:table-cell office:value-type="string" calcext:value-type="string">
            <text:p>5.6.lane_change_test.jpg</text:p>
          </table:table-cell>
          <table:table-cell table:formula="of:=[.A40]-[.B40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286.155" calcext:value-type="float">
            <text:p>2286.155</text:p>
          </table:table-cell>
          <table:table-cell office:value-type="float" office:value="2255.6143" calcext:value-type="float">
            <text:p>2255.6143</text:p>
          </table:table-cell>
          <table:table-cell office:value-type="float" office:value="30.540787" calcext:value-type="float">
            <text:p>30.540787</text:p>
          </table:table-cell>
          <table:table-cell office:value-type="string" calcext:value-type="string">
            <text:p>14.1475.jpg</text:p>
          </table:table-cell>
          <table:table-cell table:formula="of:=[.A41]-[.B4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932.509" calcext:value-type="float">
            <text:p>1932.509</text:p>
          </table:table-cell>
          <table:table-cell office:value-type="float" office:value="1902.1062" calcext:value-type="float">
            <text:p>1902.1062</text:p>
          </table:table-cell>
          <table:table-cell office:value-type="float" office:value="30.402792" calcext:value-type="float">
            <text:p>30.402792</text:p>
          </table:table-cell>
          <table:table-cell office:value-type="string" calcext:value-type="string">
            <text:p>5.730.jpg</text:p>
          </table:table-cell>
          <table:table-cell table:formula="of:=[.A42]-[.B4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415.729" calcext:value-type="float">
            <text:p>1415.729</text:p>
          </table:table-cell>
          <table:table-cell office:value-type="float" office:value="1382.606" calcext:value-type="float">
            <text:p>1382.606</text:p>
          </table:table-cell>
          <table:table-cell office:value-type="float" office:value="33.123062" calcext:value-type="float">
            <text:p>33.123062</text:p>
          </table:table-cell>
          <table:table-cell office:value-type="string" calcext:value-type="string">
            <text:p>9.1073.jpg</text:p>
          </table:table-cell>
          <table:table-cell table:formula="of:=[.A43]-[.B4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748.137" calcext:value-type="float">
            <text:p>1748.137</text:p>
          </table:table-cell>
          <table:table-cell office:value-type="float" office:value="1717.5981" calcext:value-type="float">
            <text:p>1717.5981</text:p>
          </table:table-cell>
          <table:table-cell office:value-type="float" office:value="30.53888" calcext:value-type="float">
            <text:p>30.53888</text:p>
          </table:table-cell>
          <table:table-cell office:value-type="string" calcext:value-type="string">
            <text:p>8.946.jpg</text:p>
          </table:table-cell>
          <table:table-cell table:formula="of:=[.A44]-[.B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2.0159" calcext:value-type="float">
            <text:p>1272.0159</text:p>
          </table:table-cell>
          <table:table-cell office:value-type="float" office:value="1227.4905" calcext:value-type="float">
            <text:p>1227.4905</text:p>
          </table:table-cell>
          <table:table-cell office:value-type="float" office:value="44.525333" calcext:value-type="float">
            <text:p>44.525333</text:p>
          </table:table-cell>
          <table:table-cell office:value-type="string" calcext:value-type="string">
            <text:p>2.3.lane_change_test.jpg</text:p>
          </table:table-cell>
          <table:table-cell table:formula="of:=[.A45]-[.B45]" office:value-type="float" office:value="-1" calcext:value-type="float">
            <text:p>-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287.3027" calcext:value-type="float">
            <text:p>2287.3027</text:p>
          </table:table-cell>
          <table:table-cell office:value-type="float" office:value="2263.8042" calcext:value-type="float">
            <text:p>2263.8042</text:p>
          </table:table-cell>
          <table:table-cell office:value-type="float" office:value="23.49849" calcext:value-type="float">
            <text:p>23.49849</text:p>
          </table:table-cell>
          <table:table-cell office:value-type="string" calcext:value-type="string">
            <text:p>3.328.reverse.jpg</text:p>
          </table:table-cell>
          <table:table-cell table:formula="of:=[.A46]-[.B4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573.1685" calcext:value-type="float">
            <text:p>2573.1685</text:p>
          </table:table-cell>
          <table:table-cell office:value-type="float" office:value="2541.8853" calcext:value-type="float">
            <text:p>2541.8853</text:p>
          </table:table-cell>
          <table:table-cell office:value-type="float" office:value="31.283213" calcext:value-type="float">
            <text:p>31.283213</text:p>
          </table:table-cell>
          <table:table-cell office:value-type="string" calcext:value-type="string">
            <text:p>3.411.jpg</text:p>
          </table:table-cell>
          <table:table-cell table:formula="of:=[.A47]-[.B4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627.2305" calcext:value-type="float">
            <text:p>2627.2305</text:p>
          </table:table-cell>
          <table:table-cell office:value-type="float" office:value="2598.583" calcext:value-type="float">
            <text:p>2598.583</text:p>
          </table:table-cell>
          <table:table-cell office:value-type="float" office:value="28.64756" calcext:value-type="float">
            <text:p>28.64756</text:p>
          </table:table-cell>
          <table:table-cell office:value-type="string" calcext:value-type="string">
            <text:p>5.724.jpg</text:p>
          </table:table-cell>
          <table:table-cell table:formula="of:=[.A48]-[.B4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660.5184" calcext:value-type="float">
            <text:p>1660.5184</text:p>
          </table:table-cell>
          <table:table-cell office:value-type="float" office:value="1629.1345" calcext:value-type="float">
            <text:p>1629.1345</text:p>
          </table:table-cell>
          <table:table-cell office:value-type="float" office:value="31.383892" calcext:value-type="float">
            <text:p>31.383892</text:p>
          </table:table-cell>
          <table:table-cell office:value-type="string" calcext:value-type="string">
            <text:p>6.781.jpg</text:p>
          </table:table-cell>
          <table:table-cell table:formula="of:=[.A49]-[.B49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520.99" calcext:value-type="float">
            <text:p>1520.99</text:p>
          </table:table-cell>
          <table:table-cell office:value-type="float" office:value="1493.4512" calcext:value-type="float">
            <text:p>1493.4512</text:p>
          </table:table-cell>
          <table:table-cell office:value-type="float" office:value="27.538765" calcext:value-type="float">
            <text:p>27.538765</text:p>
          </table:table-cell>
          <table:table-cell office:value-type="string" calcext:value-type="string">
            <text:p>5.718.jpg</text:p>
          </table:table-cell>
          <table:table-cell table:formula="of:=[.A50]-[.B50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4638.758" calcext:value-type="float">
            <text:p>4638.758</text:p>
          </table:table-cell>
          <table:table-cell office:value-type="float" office:value="4589.4463" calcext:value-type="float">
            <text:p>4589.4463</text:p>
          </table:table-cell>
          <table:table-cell office:value-type="float" office:value="49.311565" calcext:value-type="float">
            <text:p>49.311565</text:p>
          </table:table-cell>
          <table:table-cell office:value-type="string" calcext:value-type="string">
            <text:p>11.1207.jpg</text:p>
          </table:table-cell>
          <table:table-cell table:formula="of:=[.A51]-[.B5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0237.8" calcext:value-type="float">
            <text:p>10237.8</text:p>
          </table:table-cell>
          <table:table-cell office:value-type="float" office:value="10211.059" calcext:value-type="float">
            <text:p>10211.059</text:p>
          </table:table-cell>
          <table:table-cell office:value-type="float" office:value="26.741327" calcext:value-type="float">
            <text:p>26.741327</text:p>
          </table:table-cell>
          <table:table-cell office:value-type="string" calcext:value-type="string">
            <text:p>4.6.lane_change_test.jpg</text:p>
          </table:table-cell>
          <table:table-cell table:formula="of:=[.A52]-[.B5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5988.8076" calcext:value-type="float">
            <text:p>5988.8076</text:p>
          </table:table-cell>
          <table:table-cell office:value-type="float" office:value="5957.838" calcext:value-type="float">
            <text:p>5957.838</text:p>
          </table:table-cell>
          <table:table-cell office:value-type="float" office:value="30.969702" calcext:value-type="float">
            <text:p>30.969702</text:p>
          </table:table-cell>
          <table:table-cell office:value-type="string" calcext:value-type="string">
            <text:p>4.5.lane_change_test.jpg</text:p>
          </table:table-cell>
          <table:table-cell table:formula="of:=[.A53]-[.B5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1510.5771" calcext:value-type="float">
            <text:p>1510.5771</text:p>
          </table:table-cell>
          <table:table-cell office:value-type="float" office:value="1474.6458" calcext:value-type="float">
            <text:p>1474.6458</text:p>
          </table:table-cell>
          <table:table-cell office:value-type="float" office:value="35.93136" calcext:value-type="float">
            <text:p>35.93136</text:p>
          </table:table-cell>
          <table:table-cell office:value-type="string" calcext:value-type="string">
            <text:p>8.935.jpg</text:p>
          </table:table-cell>
          <table:table-cell table:formula="of:=[.A54]-[.B5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042.8815" calcext:value-type="float">
            <text:p>2042.8815</text:p>
          </table:table-cell>
          <table:table-cell office:value-type="float" office:value="2004.4781" calcext:value-type="float">
            <text:p>2004.4781</text:p>
          </table:table-cell>
          <table:table-cell office:value-type="float" office:value="38.403324" calcext:value-type="float">
            <text:p>38.403324</text:p>
          </table:table-cell>
          <table:table-cell office:value-type="string" calcext:value-type="string">
            <text:p>4.560.jpg</text:p>
          </table:table-cell>
          <table:table-cell table:formula="of:=[.A55]-[.B5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508.8613" calcext:value-type="float">
            <text:p>3508.8613</text:p>
          </table:table-cell>
          <table:table-cell office:value-type="float" office:value="3470.2695" calcext:value-type="float">
            <text:p>3470.2695</text:p>
          </table:table-cell>
          <table:table-cell office:value-type="float" office:value="38.591793" calcext:value-type="float">
            <text:p>38.591793</text:p>
          </table:table-cell>
          <table:table-cell office:value-type="string" calcext:value-type="string">
            <text:p>13.1305.reverse.jpg</text:p>
          </table:table-cell>
          <table:table-cell table:formula="of:=[.A56]-[.B5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307.2642" calcext:value-type="float">
            <text:p>2307.2642</text:p>
          </table:table-cell>
          <table:table-cell office:value-type="float" office:value="2270.4065" calcext:value-type="float">
            <text:p>2270.4065</text:p>
          </table:table-cell>
          <table:table-cell office:value-type="float" office:value="36.85768" calcext:value-type="float">
            <text:p>36.85768</text:p>
          </table:table-cell>
          <table:table-cell office:value-type="string" calcext:value-type="string">
            <text:p>4.469.reverse.jpg</text:p>
          </table:table-cell>
          <table:table-cell table:formula="of:=[.A57]-[.B5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721.4478" calcext:value-type="float">
            <text:p>2721.4478</text:p>
          </table:table-cell>
          <table:table-cell office:value-type="float" office:value="2681.2148" calcext:value-type="float">
            <text:p>2681.2148</text:p>
          </table:table-cell>
          <table:table-cell office:value-type="float" office:value="40.23302" calcext:value-type="float">
            <text:p>40.23302</text:p>
          </table:table-cell>
          <table:table-cell office:value-type="string" calcext:value-type="string">
            <text:p>5.4.lane_change_test.jpg</text:p>
          </table:table-cell>
          <table:table-cell table:formula="of:=[.A58]-[.B5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69.25867" calcext:value-type="float">
            <text:p>969.25867</text:p>
          </table:table-cell>
          <table:table-cell office:value-type="float" office:value="942.83453" calcext:value-type="float">
            <text:p>942.83453</text:p>
          </table:table-cell>
          <table:table-cell office:value-type="float" office:value="26.42413" calcext:value-type="float">
            <text:p>26.42413</text:p>
          </table:table-cell>
          <table:table-cell office:value-type="string" calcext:value-type="string">
            <text:p>3.373.jpg</text:p>
          </table:table-cell>
          <table:table-cell table:formula="of:=[.A59]-[.B59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73.8629" calcext:value-type="float">
            <text:p>1173.8629</text:p>
          </table:table-cell>
          <table:table-cell office:value-type="float" office:value="1119.813" calcext:value-type="float">
            <text:p>1119.813</text:p>
          </table:table-cell>
          <table:table-cell office:value-type="float" office:value="54.049908" calcext:value-type="float">
            <text:p>54.049908</text:p>
          </table:table-cell>
          <table:table-cell office:value-type="string" calcext:value-type="string">
            <text:p>11.1188.jpg</text:p>
          </table:table-cell>
          <table:table-cell table:formula="of:=[.A60]-[.B60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17.7216" calcext:value-type="float">
            <text:p>917.7216</text:p>
          </table:table-cell>
          <table:table-cell office:value-type="float" office:value="888.5008" calcext:value-type="float">
            <text:p>888.5008</text:p>
          </table:table-cell>
          <table:table-cell office:value-type="float" office:value="29.220806" calcext:value-type="float">
            <text:p>29.220806</text:p>
          </table:table-cell>
          <table:table-cell office:value-type="string" calcext:value-type="string">
            <text:p>2.303.jpg</text:p>
          </table:table-cell>
          <table:table-cell table:formula="of:=[.A61]-[.B6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33.8249" calcext:value-type="float">
            <text:p>633.8249</text:p>
          </table:table-cell>
          <table:table-cell office:value-type="float" office:value="604.6376" calcext:value-type="float">
            <text:p>604.6376</text:p>
          </table:table-cell>
          <table:table-cell office:value-type="float" office:value="29.187304" calcext:value-type="float">
            <text:p>29.187304</text:p>
          </table:table-cell>
          <table:table-cell office:value-type="string" calcext:value-type="string">
            <text:p>9.955.jpg</text:p>
          </table:table-cell>
          <table:table-cell table:formula="of:=[.A62]-[.B6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57.5823" calcext:value-type="float">
            <text:p>657.5823</text:p>
          </table:table-cell>
          <table:table-cell office:value-type="float" office:value="636.1227" calcext:value-type="float">
            <text:p>636.1227</text:p>
          </table:table-cell>
          <table:table-cell office:value-type="float" office:value="21.459614" calcext:value-type="float">
            <text:p>21.459614</text:p>
          </table:table-cell>
          <table:table-cell office:value-type="string" calcext:value-type="string">
            <text:p>3.382.jpg</text:p>
          </table:table-cell>
          <table:table-cell table:formula="of:=[.A63]-[.B6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41.6421" calcext:value-type="float">
            <text:p>941.6421</text:p>
          </table:table-cell>
          <table:table-cell office:value-type="float" office:value="912.869" calcext:value-type="float">
            <text:p>912.869</text:p>
          </table:table-cell>
          <table:table-cell office:value-type="float" office:value="28.773085" calcext:value-type="float">
            <text:p>28.773085</text:p>
          </table:table-cell>
          <table:table-cell office:value-type="string" calcext:value-type="string">
            <text:p>2.157.jpg</text:p>
          </table:table-cell>
          <table:table-cell table:formula="of:=[.A64]-[.B6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214.1685" calcext:value-type="float">
            <text:p>1214.1685</text:p>
          </table:table-cell>
          <table:table-cell office:value-type="float" office:value="1178.6096" calcext:value-type="float">
            <text:p>1178.6096</text:p>
          </table:table-cell>
          <table:table-cell office:value-type="float" office:value="35.55881" calcext:value-type="float">
            <text:p>35.55881</text:p>
          </table:table-cell>
          <table:table-cell office:value-type="string" calcext:value-type="string">
            <text:p>7.788.jpg</text:p>
          </table:table-cell>
          <table:table-cell table:formula="of:=[.A65]-[.B6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75.1729" calcext:value-type="float">
            <text:p>1075.1729</text:p>
          </table:table-cell>
          <table:table-cell office:value-type="float" office:value="1043.5358" calcext:value-type="float">
            <text:p>1043.5358</text:p>
          </table:table-cell>
          <table:table-cell office:value-type="float" office:value="31.63703" calcext:value-type="float">
            <text:p>31.63703</text:p>
          </table:table-cell>
          <table:table-cell office:value-type="string" calcext:value-type="string">
            <text:p>8.899.jpg</text:p>
          </table:table-cell>
          <table:table-cell table:formula="of:=[.A66]-[.B6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86.2935" calcext:value-type="float">
            <text:p>1086.2935</text:p>
          </table:table-cell>
          <table:table-cell office:value-type="float" office:value="1047.5767" calcext:value-type="float">
            <text:p>1047.5767</text:p>
          </table:table-cell>
          <table:table-cell office:value-type="float" office:value="38.716755" calcext:value-type="float">
            <text:p>38.716755</text:p>
          </table:table-cell>
          <table:table-cell office:value-type="string" calcext:value-type="string">
            <text:p>5.606.jpg</text:p>
          </table:table-cell>
          <table:table-cell table:formula="of:=[.A67]-[.B6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32.68" calcext:value-type="float">
            <text:p>1032.68</text:p>
          </table:table-cell>
          <table:table-cell office:value-type="float" office:value="987.6511" calcext:value-type="float">
            <text:p>987.6511</text:p>
          </table:table-cell>
          <table:table-cell office:value-type="float" office:value="45.02894" calcext:value-type="float">
            <text:p>45.02894</text:p>
          </table:table-cell>
          <table:table-cell office:value-type="string" calcext:value-type="string">
            <text:p>1.38.jpg</text:p>
          </table:table-cell>
          <table:table-cell table:formula="of:=[.A68]-[.B6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90.2444" calcext:value-type="float">
            <text:p>1190.2444</text:p>
          </table:table-cell>
          <table:table-cell office:value-type="float" office:value="1150.5223" calcext:value-type="float">
            <text:p>1150.5223</text:p>
          </table:table-cell>
          <table:table-cell office:value-type="float" office:value="39.722008" calcext:value-type="float">
            <text:p>39.722008</text:p>
          </table:table-cell>
          <table:table-cell office:value-type="string" calcext:value-type="string">
            <text:p>12.1243.jpg</text:p>
          </table:table-cell>
          <table:table-cell table:formula="of:=[.A69]-[.B69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69.6582" calcext:value-type="float">
            <text:p>969.6582</text:p>
          </table:table-cell>
          <table:table-cell office:value-type="float" office:value="935.8863" calcext:value-type="float">
            <text:p>935.8863</text:p>
          </table:table-cell>
          <table:table-cell office:value-type="float" office:value="33.771893" calcext:value-type="float">
            <text:p>33.771893</text:p>
          </table:table-cell>
          <table:table-cell office:value-type="string" calcext:value-type="string">
            <text:p>4.481.jpg</text:p>
          </table:table-cell>
          <table:table-cell table:formula="of:=[.A70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57.6858" calcext:value-type="float">
            <text:p>1357.6858</text:p>
          </table:table-cell>
          <table:table-cell office:value-type="float" office:value="1320.135" calcext:value-type="float">
            <text:p>1320.135</text:p>
          </table:table-cell>
          <table:table-cell office:value-type="float" office:value="37.550762" calcext:value-type="float">
            <text:p>37.550762</text:p>
          </table:table-cell>
          <table:table-cell office:value-type="string" calcext:value-type="string">
            <text:p>8.900.jpg</text:p>
          </table:table-cell>
          <table:table-cell table:formula="of:=[.A71]-[.B71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764.71356" calcext:value-type="float">
            <text:p>764.71356</text:p>
          </table:table-cell>
          <table:table-cell office:value-type="float" office:value="731.8114" calcext:value-type="float">
            <text:p>731.8114</text:p>
          </table:table-cell>
          <table:table-cell office:value-type="float" office:value="32.902164" calcext:value-type="float">
            <text:p>32.902164</text:p>
          </table:table-cell>
          <table:table-cell office:value-type="string" calcext:value-type="string">
            <text:p>2.270.jpg</text:p>
          </table:table-cell>
          <table:table-cell table:formula="of:=[.A72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79.206" calcext:value-type="float">
            <text:p>8479.206</text:p>
          </table:table-cell>
          <table:table-cell office:value-type="float" office:value="8448.299" calcext:value-type="float">
            <text:p>8448.299</text:p>
          </table:table-cell>
          <table:table-cell office:value-type="float" office:value="30.906815" calcext:value-type="float">
            <text:p>30.906815</text:p>
          </table:table-cell>
          <table:table-cell office:value-type="string" calcext:value-type="string">
            <text:p>15.1495.jpg</text:p>
          </table:table-cell>
          <table:table-cell table:formula="of:=[.A73]-[.B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51.4854" calcext:value-type="float">
            <text:p>1351.4854</text:p>
          </table:table-cell>
          <table:table-cell office:value-type="float" office:value="1317.4746" calcext:value-type="float">
            <text:p>1317.4746</text:p>
          </table:table-cell>
          <table:table-cell office:value-type="float" office:value="34.010757" calcext:value-type="float">
            <text:p>34.010757</text:p>
          </table:table-cell>
          <table:table-cell office:value-type="string" calcext:value-type="string">
            <text:p>15.1498.jpg</text:p>
          </table:table-cell>
          <table:table-cell table:formula="of:=[.A74]-[.B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2.1249" calcext:value-type="float">
            <text:p>1402.1249</text:p>
          </table:table-cell>
          <table:table-cell office:value-type="float" office:value="1365.9603" calcext:value-type="float">
            <text:p>1365.9603</text:p>
          </table:table-cell>
          <table:table-cell office:value-type="float" office:value="36.164604" calcext:value-type="float">
            <text:p>36.164604</text:p>
          </table:table-cell>
          <table:table-cell office:value-type="string" calcext:value-type="string">
            <text:p>12.1241.jpg</text:p>
          </table:table-cell>
          <table:table-cell table:formula="of:=[.A75]-[.B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87.4211" calcext:value-type="float">
            <text:p>3087.4211</text:p>
          </table:table-cell>
          <table:table-cell office:value-type="float" office:value="3052.52" calcext:value-type="float">
            <text:p>3052.52</text:p>
          </table:table-cell>
          <table:table-cell office:value-type="float" office:value="34.90119" calcext:value-type="float">
            <text:p>34.90119</text:p>
          </table:table-cell>
          <table:table-cell office:value-type="string" calcext:value-type="string">
            <text:p>6.737.jpg</text:p>
          </table:table-cell>
          <table:table-cell table:formula="of:=[.A76]-[.B76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12.96924" calcext:value-type="float">
            <text:p>1012.96924</text:p>
          </table:table-cell>
          <table:table-cell office:value-type="float" office:value="965.6654" calcext:value-type="float">
            <text:p>965.6654</text:p>
          </table:table-cell>
          <table:table-cell office:value-type="float" office:value="47.30384" calcext:value-type="float">
            <text:p>47.30384</text:p>
          </table:table-cell>
          <table:table-cell office:value-type="string" calcext:value-type="string">
            <text:p>11.1191.jpg</text:p>
          </table:table-cell>
          <table:table-cell table:formula="of:=[.A77]-[.B7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90.8999" calcext:value-type="float">
            <text:p>690.8999</text:p>
          </table:table-cell>
          <table:table-cell office:value-type="float" office:value="656.0209" calcext:value-type="float">
            <text:p>656.0209</text:p>
          </table:table-cell>
          <table:table-cell office:value-type="float" office:value="34.879017" calcext:value-type="float">
            <text:p>34.879017</text:p>
          </table:table-cell>
          <table:table-cell office:value-type="string" calcext:value-type="string">
            <text:p>5.706.jpg</text:p>
          </table:table-cell>
          <table:table-cell table:formula="of:=[.A78]-[.B7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79.03076" calcext:value-type="float">
            <text:p>679.03076</text:p>
          </table:table-cell>
          <table:table-cell office:value-type="float" office:value="650.0309" calcext:value-type="float">
            <text:p>650.0309</text:p>
          </table:table-cell>
          <table:table-cell office:value-type="float" office:value="28.99989" calcext:value-type="float">
            <text:p>28.99989</text:p>
          </table:table-cell>
          <table:table-cell office:value-type="string" calcext:value-type="string">
            <text:p>9.957.jpg</text:p>
          </table:table-cell>
          <table:table-cell table:formula="of:=[.A79]-[.B79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204.795" calcext:value-type="float">
            <text:p>1204.795</text:p>
          </table:table-cell>
          <table:table-cell office:value-type="float" office:value="1164.2168" calcext:value-type="float">
            <text:p>1164.2168</text:p>
          </table:table-cell>
          <table:table-cell office:value-type="float" office:value="40.578228" calcext:value-type="float">
            <text:p>40.578228</text:p>
          </table:table-cell>
          <table:table-cell office:value-type="string" calcext:value-type="string">
            <text:p>1.17.jpg</text:p>
          </table:table-cell>
          <table:table-cell table:formula="of:=[.A80]-[.B80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579.82574" calcext:value-type="float">
            <text:p>579.82574</text:p>
          </table:table-cell>
          <table:table-cell office:value-type="float" office:value="556.394" calcext:value-type="float">
            <text:p>556.394</text:p>
          </table:table-cell>
          <table:table-cell office:value-type="float" office:value="23.43179" calcext:value-type="float">
            <text:p>23.43179</text:p>
          </table:table-cell>
          <table:table-cell office:value-type="string" calcext:value-type="string">
            <text:p>7.789.jpg</text:p>
          </table:table-cell>
          <table:table-cell table:formula="of:=[.A81]-[.B8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66.75836" calcext:value-type="float">
            <text:p>966.75836</text:p>
          </table:table-cell>
          <table:table-cell office:value-type="float" office:value="934.4606" calcext:value-type="float">
            <text:p>934.4606</text:p>
          </table:table-cell>
          <table:table-cell office:value-type="float" office:value="32.297783" calcext:value-type="float">
            <text:p>32.297783</text:p>
          </table:table-cell>
          <table:table-cell office:value-type="string" calcext:value-type="string">
            <text:p>3.332.jpg</text:p>
          </table:table-cell>
          <table:table-cell table:formula="of:=[.A82]-[.B8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23.7017" calcext:value-type="float">
            <text:p>1123.7017</text:p>
          </table:table-cell>
          <table:table-cell office:value-type="float" office:value="1076.5404" calcext:value-type="float">
            <text:p>1076.5404</text:p>
          </table:table-cell>
          <table:table-cell office:value-type="float" office:value="47.161198" calcext:value-type="float">
            <text:p>47.161198</text:p>
          </table:table-cell>
          <table:table-cell office:value-type="string" calcext:value-type="string">
            <text:p>1.3.jpg</text:p>
          </table:table-cell>
          <table:table-cell table:formula="of:=[.A83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2.0376" calcext:value-type="float">
            <text:p>2472.0376</text:p>
          </table:table-cell>
          <table:table-cell office:value-type="float" office:value="2440.2317" calcext:value-type="float">
            <text:p>2440.2317</text:p>
          </table:table-cell>
          <table:table-cell office:value-type="float" office:value="31.805983" calcext:value-type="float">
            <text:p>31.805983</text:p>
          </table:table-cell>
          <table:table-cell office:value-type="string" calcext:value-type="string">
            <text:p>14.1446.jpg</text:p>
          </table:table-cell>
          <table:table-cell table:formula="of:=[.A84]-[.B84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16.0254" calcext:value-type="float">
            <text:p>1016.0254</text:p>
          </table:table-cell>
          <table:table-cell office:value-type="float" office:value="985.823" calcext:value-type="float">
            <text:p>985.823</text:p>
          </table:table-cell>
          <table:table-cell office:value-type="float" office:value="30.202415" calcext:value-type="float">
            <text:p>30.202415</text:p>
          </table:table-cell>
          <table:table-cell office:value-type="string" calcext:value-type="string">
            <text:p>6.766.jpg</text:p>
          </table:table-cell>
          <table:table-cell table:formula="of:=[.A85]-[.B8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37.359" calcext:value-type="float">
            <text:p>1037.359</text:p>
          </table:table-cell>
          <table:table-cell office:value-type="float" office:value="1003.1469" calcext:value-type="float">
            <text:p>1003.1469</text:p>
          </table:table-cell>
          <table:table-cell office:value-type="float" office:value="34.21213" calcext:value-type="float">
            <text:p>34.21213</text:p>
          </table:table-cell>
          <table:table-cell office:value-type="string" calcext:value-type="string">
            <text:p>3.388.jpg</text:p>
          </table:table-cell>
          <table:table-cell table:formula="of:=[.A86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7.8608" calcext:value-type="float">
            <text:p>2487.8608</text:p>
          </table:table-cell>
          <table:table-cell office:value-type="float" office:value="2461.6733" calcext:value-type="float">
            <text:p>2461.6733</text:p>
          </table:table-cell>
          <table:table-cell office:value-type="float" office:value="26.187584" calcext:value-type="float">
            <text:p>26.187584</text:p>
          </table:table-cell>
          <table:table-cell office:value-type="string" calcext:value-type="string">
            <text:p>14.1449.jpg</text:p>
          </table:table-cell>
          <table:table-cell table:formula="of:=[.A87]-[.B87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14.8144" calcext:value-type="float">
            <text:p>914.8144</text:p>
          </table:table-cell>
          <table:table-cell office:value-type="float" office:value="879.602" calcext:value-type="float">
            <text:p>879.602</text:p>
          </table:table-cell>
          <table:table-cell office:value-type="float" office:value="35.21242" calcext:value-type="float">
            <text:p>35.21242</text:p>
          </table:table-cell>
          <table:table-cell office:value-type="string" calcext:value-type="string">
            <text:p>4.536.jpg</text:p>
          </table:table-cell>
          <table:table-cell table:formula="of:=[.A88]-[.B8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755.8074" calcext:value-type="float">
            <text:p>755.8074</text:p>
          </table:table-cell>
          <table:table-cell office:value-type="float" office:value="719.1802" calcext:value-type="float">
            <text:p>719.1802</text:p>
          </table:table-cell>
          <table:table-cell office:value-type="float" office:value="36.627197" calcext:value-type="float">
            <text:p>36.627197</text:p>
          </table:table-cell>
          <table:table-cell office:value-type="string" calcext:value-type="string">
            <text:p>11.1189.jpg</text:p>
          </table:table-cell>
          <table:table-cell table:formula="of:=[.A89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4.8604" calcext:value-type="float">
            <text:p>2434.8604</text:p>
          </table:table-cell>
          <table:table-cell office:value-type="float" office:value="2411.4758" calcext:value-type="float">
            <text:p>2411.4758</text:p>
          </table:table-cell>
          <table:table-cell office:value-type="float" office:value="23.38447" calcext:value-type="float">
            <text:p>23.38447</text:p>
          </table:table-cell>
          <table:table-cell office:value-type="string" calcext:value-type="string">
            <text:p>14.1448.jpg</text:p>
          </table:table-cell>
          <table:table-cell table:formula="of:=[.A90]-[.B90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36.5084" calcext:value-type="float">
            <text:p>836.5084</text:p>
          </table:table-cell>
          <table:table-cell office:value-type="float" office:value="797.88306" calcext:value-type="float">
            <text:p>797.88306</text:p>
          </table:table-cell>
          <table:table-cell office:value-type="float" office:value="38.625336" calcext:value-type="float">
            <text:p>38.625336</text:p>
          </table:table-cell>
          <table:table-cell office:value-type="string" calcext:value-type="string">
            <text:p>8.898.jpg</text:p>
          </table:table-cell>
          <table:table-cell table:formula="of:=[.A91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23.306" calcext:value-type="float">
            <text:p>4423.306</text:p>
          </table:table-cell>
          <table:table-cell office:value-type="float" office:value="4382.283" calcext:value-type="float">
            <text:p>4382.283</text:p>
          </table:table-cell>
          <table:table-cell office:value-type="float" office:value="41.02286" calcext:value-type="float">
            <text:p>41.02286</text:p>
          </table:table-cell>
          <table:table-cell office:value-type="string" calcext:value-type="string">
            <text:p>14.1450.jpg</text:p>
          </table:table-cell>
          <table:table-cell table:formula="of:=[.A92]-[.B92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55.50195" calcext:value-type="float">
            <text:p>855.50195</text:p>
          </table:table-cell>
          <table:table-cell office:value-type="float" office:value="827.0508" calcext:value-type="float">
            <text:p>827.0508</text:p>
          </table:table-cell>
          <table:table-cell office:value-type="float" office:value="28.45115" calcext:value-type="float">
            <text:p>28.45115</text:p>
          </table:table-cell>
          <table:table-cell office:value-type="string" calcext:value-type="string">
            <text:p>7.787.jpg</text:p>
          </table:table-cell>
          <table:table-cell table:formula="of:=[.A93]-[.B9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11.9216" calcext:value-type="float">
            <text:p>811.9216</text:p>
          </table:table-cell>
          <table:table-cell office:value-type="float" office:value="776.7117" calcext:value-type="float">
            <text:p>776.7117</text:p>
          </table:table-cell>
          <table:table-cell office:value-type="float" office:value="35.209923" calcext:value-type="float">
            <text:p>35.209923</text:p>
          </table:table-cell>
          <table:table-cell office:value-type="string" calcext:value-type="string">
            <text:p>6.750.jpg</text:p>
          </table:table-cell>
          <table:table-cell table:formula="of:=[.A94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44.4834" calcext:value-type="float">
            <text:p>2244.4834</text:p>
          </table:table-cell>
          <table:table-cell office:value-type="float" office:value="2217.0747" calcext:value-type="float">
            <text:p>2217.0747</text:p>
          </table:table-cell>
          <table:table-cell office:value-type="float" office:value="27.408657" calcext:value-type="float">
            <text:p>27.408657</text:p>
          </table:table-cell>
          <table:table-cell office:value-type="string" calcext:value-type="string">
            <text:p>14.1447.jpg</text:p>
          </table:table-cell>
          <table:table-cell table:formula="of:=[.A95]-[.B95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99.58" calcext:value-type="float">
            <text:p>1199.58</text:p>
          </table:table-cell>
          <table:table-cell office:value-type="float" office:value="1161.5266" calcext:value-type="float">
            <text:p>1161.5266</text:p>
          </table:table-cell>
          <table:table-cell office:value-type="float" office:value="38.0533" calcext:value-type="float">
            <text:p>38.0533</text:p>
          </table:table-cell>
          <table:table-cell office:value-type="string" calcext:value-type="string">
            <text:p>12.1242.jpg</text:p>
          </table:table-cell>
          <table:table-cell table:formula="of:=[.A96]-[.B9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20.46497" calcext:value-type="float">
            <text:p>820.46497</text:p>
          </table:table-cell>
          <table:table-cell office:value-type="float" office:value="785.00305" calcext:value-type="float">
            <text:p>785.00305</text:p>
          </table:table-cell>
          <table:table-cell office:value-type="float" office:value="35.46193" calcext:value-type="float">
            <text:p>35.46193</text:p>
          </table:table-cell>
          <table:table-cell office:value-type="string" calcext:value-type="string">
            <text:p>4.573.jpg</text:p>
          </table:table-cell>
          <table:table-cell table:formula="of:=[.A97]-[.B9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33.3969" calcext:value-type="float">
            <text:p>633.3969</text:p>
          </table:table-cell>
          <table:table-cell office:value-type="float" office:value="604.7124" calcext:value-type="float">
            <text:p>604.7124</text:p>
          </table:table-cell>
          <table:table-cell office:value-type="float" office:value="28.684488" calcext:value-type="float">
            <text:p>28.684488</text:p>
          </table:table-cell>
          <table:table-cell office:value-type="string" calcext:value-type="string">
            <text:p>10.1083.jpg</text:p>
          </table:table-cell>
          <table:table-cell table:formula="of:=[.A98]-[.B9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12.2554" calcext:value-type="float">
            <text:p>1112.2554</text:p>
          </table:table-cell>
          <table:table-cell office:value-type="float" office:value="1066.2646" calcext:value-type="float">
            <text:p>1066.2646</text:p>
          </table:table-cell>
          <table:table-cell office:value-type="float" office:value="45.99067" calcext:value-type="float">
            <text:p>45.99067</text:p>
          </table:table-cell>
          <table:table-cell office:value-type="string" calcext:value-type="string">
            <text:p>11.1190.jpg</text:p>
          </table:table-cell>
          <table:table-cell table:formula="of:=[.A99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15.2285" calcext:value-type="float">
            <text:p>3215.2285</text:p>
          </table:table-cell>
          <table:table-cell office:value-type="float" office:value="3170.4312" calcext:value-type="float">
            <text:p>3170.4312</text:p>
          </table:table-cell>
          <table:table-cell office:value-type="float" office:value="44.797478" calcext:value-type="float">
            <text:p>44.797478</text:p>
          </table:table-cell>
          <table:table-cell office:value-type="string" calcext:value-type="string">
            <text:p>12.1240.jpg</text:p>
          </table:table-cell>
          <table:table-cell table:formula="of:=[.A100]-[.B100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796.9576" calcext:value-type="float">
            <text:p>796.9576</text:p>
          </table:table-cell>
          <table:table-cell office:value-type="float" office:value="758.7381" calcext:value-type="float">
            <text:p>758.7381</text:p>
          </table:table-cell>
          <table:table-cell office:value-type="float" office:value="38.21946" calcext:value-type="float">
            <text:p>38.21946</text:p>
          </table:table-cell>
          <table:table-cell office:value-type="string" calcext:value-type="string">
            <text:p>1.54.jpg</text:p>
          </table:table-cell>
          <table:table-cell table:formula="of:=[.A101]-[.B10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29.3972" calcext:value-type="float">
            <text:p>1029.3972</text:p>
          </table:table-cell>
          <table:table-cell office:value-type="float" office:value="985.6486" calcext:value-type="float">
            <text:p>985.6486</text:p>
          </table:table-cell>
          <table:table-cell office:value-type="float" office:value="43.748657" calcext:value-type="float">
            <text:p>43.748657</text:p>
          </table:table-cell>
          <table:table-cell office:value-type="string" calcext:value-type="string">
            <text:p>11.1187.jpg</text:p>
          </table:table-cell>
          <table:table-cell table:formula="of:=[.A102]-[.B10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45.4883" calcext:value-type="float">
            <text:p>1045.4883</text:p>
          </table:table-cell>
          <table:table-cell office:value-type="float" office:value="1007.6682" calcext:value-type="float">
            <text:p>1007.6682</text:p>
          </table:table-cell>
          <table:table-cell office:value-type="float" office:value="37.820053" calcext:value-type="float">
            <text:p>37.820053</text:p>
          </table:table-cell>
          <table:table-cell office:value-type="string" calcext:value-type="string">
            <text:p>3.443.jpg</text:p>
          </table:table-cell>
          <table:table-cell table:formula="of:=[.A103]-[.B10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773.23755" calcext:value-type="float">
            <text:p>773.23755</text:p>
          </table:table-cell>
          <table:table-cell office:value-type="float" office:value="747.00256" calcext:value-type="float">
            <text:p>747.00256</text:p>
          </table:table-cell>
          <table:table-cell office:value-type="float" office:value="26.234962" calcext:value-type="float">
            <text:p>26.234962</text:p>
          </table:table-cell>
          <table:table-cell office:value-type="string" calcext:value-type="string">
            <text:p>10.1084.jpg</text:p>
          </table:table-cell>
          <table:table-cell table:formula="of:=[.A104]-[.B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6.3607" calcext:value-type="float">
            <text:p>1506.3607</text:p>
          </table:table-cell>
          <table:table-cell office:value-type="float" office:value="1466.0396" calcext:value-type="float">
            <text:p>1466.0396</text:p>
          </table:table-cell>
          <table:table-cell office:value-type="float" office:value="40.321148" calcext:value-type="float">
            <text:p>40.321148</text:p>
          </table:table-cell>
          <table:table-cell office:value-type="string" calcext:value-type="string">
            <text:p>2.118.jpg</text:p>
          </table:table-cell>
          <table:table-cell table:formula="of:=[.A105]-[.B105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48.4121" calcext:value-type="float">
            <text:p>1148.4121</text:p>
          </table:table-cell>
          <table:table-cell office:value-type="float" office:value="1105.5781" calcext:value-type="float">
            <text:p>1105.5781</text:p>
          </table:table-cell>
          <table:table-cell office:value-type="float" office:value="42.83394" calcext:value-type="float">
            <text:p>42.83394</text:p>
          </table:table-cell>
          <table:table-cell office:value-type="string" calcext:value-type="string">
            <text:p>3.404.jpg</text:p>
          </table:table-cell>
          <table:table-cell table:formula="of:=[.A106]-[.B10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92.7793" calcext:value-type="float">
            <text:p>692.7793</text:p>
          </table:table-cell>
          <table:table-cell office:value-type="float" office:value="663.99695" calcext:value-type="float">
            <text:p>663.99695</text:p>
          </table:table-cell>
          <table:table-cell office:value-type="float" office:value="28.78232" calcext:value-type="float">
            <text:p>28.78232</text:p>
          </table:table-cell>
          <table:table-cell office:value-type="string" calcext:value-type="string">
            <text:p>7.790.jpg</text:p>
          </table:table-cell>
          <table:table-cell table:formula="of:=[.A107]-[.B10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90.75696" calcext:value-type="float">
            <text:p>890.75696</text:p>
          </table:table-cell>
          <table:table-cell office:value-type="float" office:value="848.8001" calcext:value-type="float">
            <text:p>848.8001</text:p>
          </table:table-cell>
          <table:table-cell office:value-type="float" office:value="41.95685" calcext:value-type="float">
            <text:p>41.95685</text:p>
          </table:table-cell>
          <table:table-cell office:value-type="string" calcext:value-type="string">
            <text:p>1.35.jpg</text:p>
          </table:table-cell>
          <table:table-cell table:formula="of:=[.A108]-[.B10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98.4657" calcext:value-type="float">
            <text:p>1198.4657</text:p>
          </table:table-cell>
          <table:table-cell office:value-type="float" office:value="1158.1848" calcext:value-type="float">
            <text:p>1158.1848</text:p>
          </table:table-cell>
          <table:table-cell office:value-type="float" office:value="40.280853" calcext:value-type="float">
            <text:p>40.280853</text:p>
          </table:table-cell>
          <table:table-cell office:value-type="string" calcext:value-type="string">
            <text:p>13.1305.jpg</text:p>
          </table:table-cell>
          <table:table-cell table:formula="of:=[.A109]-[.B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55.5796" calcext:value-type="float">
            <text:p>4155.5796</text:p>
          </table:table-cell>
          <table:table-cell office:value-type="float" office:value="4117.659" calcext:value-type="float">
            <text:p>4117.659</text:p>
          </table:table-cell>
          <table:table-cell office:value-type="float" office:value="37.920612" calcext:value-type="float">
            <text:p>37.920612</text:p>
          </table:table-cell>
          <table:table-cell office:value-type="string" calcext:value-type="string">
            <text:p>13.1307.jpg</text:p>
          </table:table-cell>
          <table:table-cell table:formula="of:=[.A110]-[.B110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528.0458" calcext:value-type="float">
            <text:p>528.0458</text:p>
          </table:table-cell>
          <table:table-cell office:value-type="float" office:value="501.87415" calcext:value-type="float">
            <text:p>501.87415</text:p>
          </table:table-cell>
          <table:table-cell office:value-type="float" office:value="26.171612" calcext:value-type="float">
            <text:p>26.171612</text:p>
          </table:table-cell>
          <table:table-cell office:value-type="string" calcext:value-type="string">
            <text:p>7.791.jpg</text:p>
          </table:table-cell>
          <table:table-cell table:formula="of:=[.A111]-[.B11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795.52924" calcext:value-type="float">
            <text:p>795.52924</text:p>
          </table:table-cell>
          <table:table-cell office:value-type="float" office:value="759.764" calcext:value-type="float">
            <text:p>759.764</text:p>
          </table:table-cell>
          <table:table-cell office:value-type="float" office:value="35.76527" calcext:value-type="float">
            <text:p>35.76527</text:p>
          </table:table-cell>
          <table:table-cell office:value-type="string" calcext:value-type="string">
            <text:p>5.703.jpg</text:p>
          </table:table-cell>
          <table:table-cell table:formula="of:=[.A112]-[.B11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36.6239" calcext:value-type="float">
            <text:p>836.6239</text:p>
          </table:table-cell>
          <table:table-cell office:value-type="float" office:value="805.36115" calcext:value-type="float">
            <text:p>805.36115</text:p>
          </table:table-cell>
          <table:table-cell office:value-type="float" office:value="31.262787" calcext:value-type="float">
            <text:p>31.262787</text:p>
          </table:table-cell>
          <table:table-cell office:value-type="string" calcext:value-type="string">
            <text:p>6.744.jpg</text:p>
          </table:table-cell>
          <table:table-cell table:formula="of:=[.A113]-[.B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4.1896" calcext:value-type="float">
            <text:p>1484.1896</text:p>
          </table:table-cell>
          <table:table-cell office:value-type="float" office:value="1450.1353" calcext:value-type="float">
            <text:p>1450.1353</text:p>
          </table:table-cell>
          <table:table-cell office:value-type="float" office:value="34.054367" calcext:value-type="float">
            <text:p>34.054367</text:p>
          </table:table-cell>
          <table:table-cell office:value-type="string" calcext:value-type="string">
            <text:p>6.762.jpg</text:p>
          </table:table-cell>
          <table:table-cell table:formula="of:=[.A114]-[.B114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22.91113" calcext:value-type="float">
            <text:p>822.91113</text:p>
          </table:table-cell>
          <table:table-cell office:value-type="float" office:value="788.9814" calcext:value-type="float">
            <text:p>788.9814</text:p>
          </table:table-cell>
          <table:table-cell office:value-type="float" office:value="33.929756" calcext:value-type="float">
            <text:p>33.929756</text:p>
          </table:table-cell>
          <table:table-cell office:value-type="string" calcext:value-type="string">
            <text:p>4.583.jpg</text:p>
          </table:table-cell>
          <table:table-cell table:formula="of:=[.A115]-[.B11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24.6414" calcext:value-type="float">
            <text:p>1024.6414</text:p>
          </table:table-cell>
          <table:table-cell office:value-type="float" office:value="985.17676" calcext:value-type="float">
            <text:p>985.17676</text:p>
          </table:table-cell>
          <table:table-cell office:value-type="float" office:value="39.464622" calcext:value-type="float">
            <text:p>39.464622</text:p>
          </table:table-cell>
          <table:table-cell office:value-type="string" calcext:value-type="string">
            <text:p>5.669.jpg</text:p>
          </table:table-cell>
          <table:table-cell table:formula="of:=[.A116]-[.B11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133.866" calcext:value-type="float">
            <text:p>1133.866</text:p>
          </table:table-cell>
          <table:table-cell office:value-type="float" office:value="1098.4558" calcext:value-type="float">
            <text:p>1098.4558</text:p>
          </table:table-cell>
          <table:table-cell office:value-type="float" office:value="35.410107" calcext:value-type="float">
            <text:p>35.410107</text:p>
          </table:table-cell>
          <table:table-cell office:value-type="string" calcext:value-type="string">
            <text:p>8.896.jpg</text:p>
          </table:table-cell>
          <table:table-cell table:formula="of:=[.A117]-[.B11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771.37036" calcext:value-type="float">
            <text:p>771.37036</text:p>
          </table:table-cell>
          <table:table-cell office:value-type="float" office:value="741.7163" calcext:value-type="float">
            <text:p>741.7163</text:p>
          </table:table-cell>
          <table:table-cell office:value-type="float" office:value="29.654036" calcext:value-type="float">
            <text:p>29.654036</text:p>
          </table:table-cell>
          <table:table-cell office:value-type="string" calcext:value-type="string">
            <text:p>9.959.jpg</text:p>
          </table:table-cell>
          <table:table-cell table:formula="of:=[.A118]-[.B11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36.80707" calcext:value-type="float">
            <text:p>636.80707</text:p>
          </table:table-cell>
          <table:table-cell office:value-type="float" office:value="607.7971" calcext:value-type="float">
            <text:p>607.7971</text:p>
          </table:table-cell>
          <table:table-cell office:value-type="float" office:value="29.00997" calcext:value-type="float">
            <text:p>29.00997</text:p>
          </table:table-cell>
          <table:table-cell office:value-type="string" calcext:value-type="string">
            <text:p>9.956.jpg</text:p>
          </table:table-cell>
          <table:table-cell table:formula="of:=[.A119]-[.B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1.2246" calcext:value-type="float">
            <text:p>1591.2246</text:p>
          </table:table-cell>
          <table:table-cell office:value-type="float" office:value="1558.1951" calcext:value-type="float">
            <text:p>1558.1951</text:p>
          </table:table-cell>
          <table:table-cell office:value-type="float" office:value="33.029488" calcext:value-type="float">
            <text:p>33.029488</text:p>
          </table:table-cell>
          <table:table-cell office:value-type="string" calcext:value-type="string">
            <text:p>13.1308.jpg</text:p>
          </table:table-cell>
          <table:table-cell table:formula="of:=[.A120]-[.B120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534.45667" calcext:value-type="float">
            <text:p>534.45667</text:p>
          </table:table-cell>
          <table:table-cell office:value-type="float" office:value="503.01376" calcext:value-type="float">
            <text:p>503.01376</text:p>
          </table:table-cell>
          <table:table-cell office:value-type="float" office:value="31.442902" calcext:value-type="float">
            <text:p>31.442902</text:p>
          </table:table-cell>
          <table:table-cell office:value-type="string" calcext:value-type="string">
            <text:p>3.421.jpg</text:p>
          </table:table-cell>
          <table:table-cell table:formula="of:=[.A121]-[.B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59.2327" calcext:value-type="float">
            <text:p>2359.2327</text:p>
          </table:table-cell>
          <table:table-cell office:value-type="float" office:value="2311.537" calcext:value-type="float">
            <text:p>2311.537</text:p>
          </table:table-cell>
          <table:table-cell office:value-type="float" office:value="47.69564" calcext:value-type="float">
            <text:p>47.69564</text:p>
          </table:table-cell>
          <table:table-cell office:value-type="string" calcext:value-type="string">
            <text:p>13.1306.jpg</text:p>
          </table:table-cell>
          <table:table-cell table:formula="of:=[.A122]-[.B122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57.8606" calcext:value-type="float">
            <text:p>1057.8606</text:p>
          </table:table-cell>
          <table:table-cell office:value-type="float" office:value="1024.8401" calcext:value-type="float">
            <text:p>1024.8401</text:p>
          </table:table-cell>
          <table:table-cell office:value-type="float" office:value="33.02051" calcext:value-type="float">
            <text:p>33.02051</text:p>
          </table:table-cell>
          <table:table-cell office:value-type="string" calcext:value-type="string">
            <text:p>1.27.jpg</text:p>
          </table:table-cell>
          <table:table-cell table:formula="of:=[.A123]-[.B12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07.06494" calcext:value-type="float">
            <text:p>1007.06494</text:p>
          </table:table-cell>
          <table:table-cell office:value-type="float" office:value="959.3704" calcext:value-type="float">
            <text:p>959.3704</text:p>
          </table:table-cell>
          <table:table-cell office:value-type="float" office:value="47.69455" calcext:value-type="float">
            <text:p>47.69455</text:p>
          </table:table-cell>
          <table:table-cell office:value-type="string" calcext:value-type="string">
            <text:p>5.653.jpg</text:p>
          </table:table-cell>
          <table:table-cell table:formula="of:=[.A124]-[.B12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563.71375" calcext:value-type="float">
            <text:p>563.71375</text:p>
          </table:table-cell>
          <table:table-cell office:value-type="float" office:value="536.0463" calcext:value-type="float">
            <text:p>536.0463</text:p>
          </table:table-cell>
          <table:table-cell office:value-type="float" office:value="27.66743" calcext:value-type="float">
            <text:p>27.66743</text:p>
          </table:table-cell>
          <table:table-cell office:value-type="string" calcext:value-type="string">
            <text:p>9.958.jpg</text:p>
          </table:table-cell>
          <table:table-cell table:formula="of:=[.A125]-[.B12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33.1013" calcext:value-type="float">
            <text:p>833.1013</text:p>
          </table:table-cell>
          <table:table-cell office:value-type="float" office:value="799.8221" calcext:value-type="float">
            <text:p>799.8221</text:p>
          </table:table-cell>
          <table:table-cell office:value-type="float" office:value="33.27921" calcext:value-type="float">
            <text:p>33.27921</text:p>
          </table:table-cell>
          <table:table-cell office:value-type="string" calcext:value-type="string">
            <text:p>2.98.jpg</text:p>
          </table:table-cell>
          <table:table-cell table:formula="of:=[.A126]-[.B12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00.7155" calcext:value-type="float">
            <text:p>900.7155</text:p>
          </table:table-cell>
          <table:table-cell office:value-type="float" office:value="865.64966" calcext:value-type="float">
            <text:p>865.64966</text:p>
          </table:table-cell>
          <table:table-cell office:value-type="float" office:value="35.06585" calcext:value-type="float">
            <text:p>35.06585</text:p>
          </table:table-cell>
          <table:table-cell office:value-type="string" calcext:value-type="string">
            <text:p>4.501.jpg</text:p>
          </table:table-cell>
          <table:table-cell table:formula="of:=[.A127]-[.B127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15.9735" calcext:value-type="float">
            <text:p>1015.9735</text:p>
          </table:table-cell>
          <table:table-cell office:value-type="float" office:value="983.9419" calcext:value-type="float">
            <text:p>983.9419</text:p>
          </table:table-cell>
          <table:table-cell office:value-type="float" office:value="32.031593" calcext:value-type="float">
            <text:p>32.031593</text:p>
          </table:table-cell>
          <table:table-cell office:value-type="string" calcext:value-type="string">
            <text:p>6.773.jpg</text:p>
          </table:table-cell>
          <table:table-cell table:formula="of:=[.A128]-[.B12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79.3279" calcext:value-type="float">
            <text:p>979.3279</text:p>
          </table:table-cell>
          <table:table-cell office:value-type="float" office:value="932.6524" calcext:value-type="float">
            <text:p>932.6524</text:p>
          </table:table-cell>
          <table:table-cell office:value-type="float" office:value="46.67547" calcext:value-type="float">
            <text:p>46.67547</text:p>
          </table:table-cell>
          <table:table-cell office:value-type="string" calcext:value-type="string">
            <text:p>1.48.jpg</text:p>
          </table:table-cell>
          <table:table-cell table:formula="of:=[.A129]-[.B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72.111" calcext:value-type="float">
            <text:p>1572.111</text:p>
          </table:table-cell>
          <table:table-cell office:value-type="float" office:value="1540.5991" calcext:value-type="float">
            <text:p>1540.5991</text:p>
          </table:table-cell>
          <table:table-cell office:value-type="float" office:value="31.51182" calcext:value-type="float">
            <text:p>31.51182</text:p>
          </table:table-cell>
          <table:table-cell office:value-type="string" calcext:value-type="string">
            <text:p>8.897.jpg</text:p>
          </table:table-cell>
          <table:table-cell table:formula="of:=[.A130]-[.B130]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62.36536" calcext:value-type="float">
            <text:p>662.36536</text:p>
          </table:table-cell>
          <table:table-cell office:value-type="float" office:value="637.0365" calcext:value-type="float">
            <text:p>637.0365</text:p>
          </table:table-cell>
          <table:table-cell office:value-type="float" office:value="25.32887" calcext:value-type="float">
            <text:p>25.32887</text:p>
          </table:table-cell>
          <table:table-cell office:value-type="string" calcext:value-type="string">
            <text:p>2.326.jpg</text:p>
          </table:table-cell>
          <table:table-cell table:formula="of:=[.A131]-[.B131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16.55005" calcext:value-type="float">
            <text:p>816.55005</text:p>
          </table:table-cell>
          <table:table-cell office:value-type="float" office:value="793.15466" calcext:value-type="float">
            <text:p>793.15466</text:p>
          </table:table-cell>
          <table:table-cell office:value-type="float" office:value="23.39537" calcext:value-type="float">
            <text:p>23.39537</text:p>
          </table:table-cell>
          <table:table-cell office:value-type="string" calcext:value-type="string">
            <text:p>10.1085.jpg</text:p>
          </table:table-cell>
          <table:table-cell table:formula="of:=[.A132]-[.B13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853.34143" calcext:value-type="float">
            <text:p>853.34143</text:p>
          </table:table-cell>
          <table:table-cell office:value-type="float" office:value="815.84814" calcext:value-type="float">
            <text:p>815.84814</text:p>
          </table:table-cell>
          <table:table-cell office:value-type="float" office:value="37.493317" calcext:value-type="float">
            <text:p>37.493317</text:p>
          </table:table-cell>
          <table:table-cell office:value-type="string" calcext:value-type="string">
            <text:p>4.598.jpg</text:p>
          </table:table-cell>
          <table:table-cell table:formula="of:=[.A133]-[.B133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016.7504" calcext:value-type="float">
            <text:p>1016.7504</text:p>
          </table:table-cell>
          <table:table-cell office:value-type="float" office:value="969.09906" calcext:value-type="float">
            <text:p>969.09906</text:p>
          </table:table-cell>
          <table:table-cell office:value-type="float" office:value="47.65134" calcext:value-type="float">
            <text:p>47.65134</text:p>
          </table:table-cell>
          <table:table-cell office:value-type="string" calcext:value-type="string">
            <text:p>13.1309.jpg</text:p>
          </table:table-cell>
          <table:table-cell table:formula="of:=[.A134]-[.B134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625.6785" calcext:value-type="float">
            <text:p>625.6785</text:p>
          </table:table-cell>
          <table:table-cell office:value-type="float" office:value="598.8487" calcext:value-type="float">
            <text:p>598.8487</text:p>
          </table:table-cell>
          <table:table-cell office:value-type="float" office:value="26.829813" calcext:value-type="float">
            <text:p>26.829813</text:p>
          </table:table-cell>
          <table:table-cell office:value-type="string" calcext:value-type="string">
            <text:p>10.1086.jpg</text:p>
          </table:table-cell>
          <table:table-cell table:formula="of:=[.A135]-[.B13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257.2394" calcext:value-type="float">
            <text:p>1257.2394</text:p>
          </table:table-cell>
          <table:table-cell office:value-type="float" office:value="1213.856" calcext:value-type="float">
            <text:p>1213.856</text:p>
          </table:table-cell>
          <table:table-cell office:value-type="float" office:value="43.383442" calcext:value-type="float">
            <text:p>43.383442</text:p>
          </table:table-cell>
          <table:table-cell office:value-type="string" calcext:value-type="string">
            <text:p>12.1244.jpg</text:p>
          </table:table-cell>
          <table:table-cell table:formula="of:=[.A136]-[.B13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793.7844" calcext:value-type="float">
            <text:p>793.7844</text:p>
          </table:table-cell>
          <table:table-cell office:value-type="float" office:value="759.5279" calcext:value-type="float">
            <text:p>759.5279</text:p>
          </table:table-cell>
          <table:table-cell office:value-type="float" office:value="34.256523" calcext:value-type="float">
            <text:p>34.256523</text:p>
          </table:table-cell>
          <table:table-cell office:value-type="string" calcext:value-type="string">
            <text:p>4.567.jpg</text:p>
          </table:table-cell>
          <table:table-cell table:formula="of:=[.A137]-[.B137]" office:value-type="float" office:value="0" calcext:value-type="float">
            <text:p>0</text:p>
          </table:table-cell>
        </table:table-row>
      </table:table>
      <table:table table:name="Nogradient" table:style-name="ta1">
        <table:table-column table:style-name="co1" table:number-columns-repeated="7" table:default-cell-style-name="Default"/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ikeli</text:p>
          </table:table-cell>
          <table:table-cell office:value-type="string" calcext:value-type="string">
            <text:p>k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78.2861" calcext:value-type="float">
            <text:p>3678.2861</text:p>
          </table:table-cell>
          <table:table-cell office:value-type="float" office:value="3613.514" calcext:value-type="float">
            <text:p>3613.514</text:p>
          </table:table-cell>
          <table:table-cell office:value-type="float" office:value="64.77232" calcext:value-type="float">
            <text:p>64.77232</text:p>
          </table:table-cell>
          <table:table-cell office:value-type="string" calcext:value-type="string">
            <text:p>5.731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.03693" calcext:value-type="float">
            <text:p>339.03693</text:p>
          </table:table-cell>
          <table:table-cell office:value-type="float" office:value="286.0501" calcext:value-type="float">
            <text:p>286.0501</text:p>
          </table:table-cell>
          <table:table-cell office:value-type="float" office:value="52.9868" calcext:value-type="float">
            <text:p>52.9868</text:p>
          </table:table-cell>
          <table:table-cell office:value-type="string" calcext:value-type="string">
            <text:p>2.216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21.9944" calcext:value-type="float">
            <text:p>1321.9944</text:p>
          </table:table-cell>
          <table:table-cell office:value-type="float" office:value="1278.1436" calcext:value-type="float">
            <text:p>1278.1436</text:p>
          </table:table-cell>
          <table:table-cell office:value-type="float" office:value="43.850773" calcext:value-type="float">
            <text:p>43.850773</text:p>
          </table:table-cell>
          <table:table-cell office:value-type="string" calcext:value-type="string">
            <text:p>9.1075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92.3816" calcext:value-type="float">
            <text:p>3192.3816</text:p>
          </table:table-cell>
          <table:table-cell office:value-type="float" office:value="3128.0796" calcext:value-type="float">
            <text:p>3128.0796</text:p>
          </table:table-cell>
          <table:table-cell office:value-type="float" office:value="64.30209" calcext:value-type="float">
            <text:p>64.30209</text:p>
          </table:table-cell>
          <table:table-cell office:value-type="string" calcext:value-type="string">
            <text:p>5.721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76.3547" calcext:value-type="float">
            <text:p>1676.3547</text:p>
          </table:table-cell>
          <table:table-cell office:value-type="float" office:value="1629.653" calcext:value-type="float">
            <text:p>1629.653</text:p>
          </table:table-cell>
          <table:table-cell office:value-type="float" office:value="46.70184" calcext:value-type="float">
            <text:p>46.70184</text:p>
          </table:table-cell>
          <table:table-cell office:value-type="string" calcext:value-type="string">
            <text:p>3.2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33.1462" calcext:value-type="float">
            <text:p>1433.1462</text:p>
          </table:table-cell>
          <table:table-cell office:value-type="float" office:value="1378.2966" calcext:value-type="float">
            <text:p>1378.2966</text:p>
          </table:table-cell>
          <table:table-cell office:value-type="float" office:value="54.8496" calcext:value-type="float">
            <text:p>54.8496</text:p>
          </table:table-cell>
          <table:table-cell office:value-type="string" calcext:value-type="string">
            <text:p>7.787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58.6764" calcext:value-type="float">
            <text:p>1758.6764</text:p>
          </table:table-cell>
          <table:table-cell office:value-type="float" office:value="1695.5767" calcext:value-type="float">
            <text:p>1695.5767</text:p>
          </table:table-cell>
          <table:table-cell office:value-type="float" office:value="63.0997" calcext:value-type="float">
            <text:p>63.0997</text:p>
          </table:table-cell>
          <table:table-cell office:value-type="string" calcext:value-type="string">
            <text:p>5.720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3.37714" calcext:value-type="float">
            <text:p>413.37714</text:p>
          </table:table-cell>
          <table:table-cell office:value-type="float" office:value="369.58496" calcext:value-type="float">
            <text:p>369.58496</text:p>
          </table:table-cell>
          <table:table-cell office:value-type="float" office:value="43.792175" calcext:value-type="float">
            <text:p>43.792175</text:p>
          </table:table-cell>
          <table:table-cell office:value-type="string" calcext:value-type="string">
            <text:p>2.57.reverse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3.24133" calcext:value-type="float">
            <text:p>793.24133</text:p>
          </table:table-cell>
          <table:table-cell office:value-type="float" office:value="751.8379" calcext:value-type="float">
            <text:p>751.8379</text:p>
          </table:table-cell>
          <table:table-cell office:value-type="float" office:value="41.403427" calcext:value-type="float">
            <text:p>41.403427</text:p>
          </table:table-cell>
          <table:table-cell office:value-type="string" calcext:value-type="string">
            <text:p>10.1165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60.661" calcext:value-type="float">
            <text:p>6960.661</text:p>
          </table:table-cell>
          <table:table-cell office:value-type="float" office:value="6901.9404" calcext:value-type="float">
            <text:p>6901.9404</text:p>
          </table:table-cell>
          <table:table-cell office:value-type="float" office:value="58.72065" calcext:value-type="float">
            <text:p>58.72065</text:p>
          </table:table-cell>
          <table:table-cell office:value-type="string" calcext:value-type="string">
            <text:p>12.1240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35.283" calcext:value-type="float">
            <text:p>4135.283</text:p>
          </table:table-cell>
          <table:table-cell office:value-type="float" office:value="4074.543" calcext:value-type="float">
            <text:p>4074.543</text:p>
          </table:table-cell>
          <table:table-cell office:value-type="float" office:value="60.74024" calcext:value-type="float">
            <text:p>60.74024</text:p>
          </table:table-cell>
          <table:table-cell office:value-type="string" calcext:value-type="string">
            <text:p>13.1417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34.942" calcext:value-type="float">
            <text:p>3934.942</text:p>
          </table:table-cell>
          <table:table-cell office:value-type="float" office:value="3890.3828" calcext:value-type="float">
            <text:p>3890.3828</text:p>
          </table:table-cell>
          <table:table-cell office:value-type="float" office:value="44.558987" calcext:value-type="float">
            <text:p>44.558987</text:p>
          </table:table-cell>
          <table:table-cell office:value-type="string" calcext:value-type="string">
            <text:p>4.586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01.999" calcext:value-type="float">
            <text:p>2301.999</text:p>
          </table:table-cell>
          <table:table-cell office:value-type="float" office:value="2245.521" calcext:value-type="float">
            <text:p>2245.521</text:p>
          </table:table-cell>
          <table:table-cell office:value-type="float" office:value="56.478138" calcext:value-type="float">
            <text:p>56.478138</text:p>
          </table:table-cell>
          <table:table-cell office:value-type="string" calcext:value-type="string">
            <text:p>8.896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34.8975" calcext:value-type="float">
            <text:p>5534.8975</text:p>
          </table:table-cell>
          <table:table-cell office:value-type="float" office:value="5489.9126" calcext:value-type="float">
            <text:p>5489.9126</text:p>
          </table:table-cell>
          <table:table-cell office:value-type="float" office:value="44.98471" calcext:value-type="float">
            <text:p>44.98471</text:p>
          </table:table-cell>
          <table:table-cell office:value-type="string" calcext:value-type="string">
            <text:p>14.1446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735.1943" calcext:value-type="float">
            <text:p>7735.1943</text:p>
          </table:table-cell>
          <table:table-cell office:value-type="float" office:value="7690.7363" calcext:value-type="float">
            <text:p>7690.7363</text:p>
          </table:table-cell>
          <table:table-cell office:value-type="float" office:value="44.457794" calcext:value-type="float">
            <text:p>44.457794</text:p>
          </table:table-cell>
          <table:table-cell office:value-type="string" calcext:value-type="string">
            <text:p>10.1178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48.472" calcext:value-type="float">
            <text:p>2848.472</text:p>
          </table:table-cell>
          <table:table-cell office:value-type="float" office:value="2792.3638" calcext:value-type="float">
            <text:p>2792.3638</text:p>
          </table:table-cell>
          <table:table-cell office:value-type="float" office:value="56.108196" calcext:value-type="float">
            <text:p>56.108196</text:p>
          </table:table-cell>
          <table:table-cell office:value-type="string" calcext:value-type="string">
            <text:p>4.556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41.4316" calcext:value-type="float">
            <text:p>5441.4316</text:p>
          </table:table-cell>
          <table:table-cell office:value-type="float" office:value="5388.46" calcext:value-type="float">
            <text:p>5388.46</text:p>
          </table:table-cell>
          <table:table-cell office:value-type="float" office:value="52.97162" calcext:value-type="float">
            <text:p>52.97162</text:p>
          </table:table-cell>
          <table:table-cell office:value-type="string" calcext:value-type="string">
            <text:p>4.597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42.1339" calcext:value-type="float">
            <text:p>1442.1339</text:p>
          </table:table-cell>
          <table:table-cell office:value-type="float" office:value="1397.3972" calcext:value-type="float">
            <text:p>1397.3972</text:p>
          </table:table-cell>
          <table:table-cell office:value-type="float" office:value="44.736656" calcext:value-type="float">
            <text:p>44.736656</text:p>
          </table:table-cell>
          <table:table-cell office:value-type="string" calcext:value-type="string">
            <text:p>10.1082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36.488" calcext:value-type="float">
            <text:p>1336.488</text:p>
          </table:table-cell>
          <table:table-cell office:value-type="float" office:value="1277.3187" calcext:value-type="float">
            <text:p>1277.3187</text:p>
          </table:table-cell>
          <table:table-cell office:value-type="float" office:value="59.169266" calcext:value-type="float">
            <text:p>59.169266</text:p>
          </table:table-cell>
          <table:table-cell office:value-type="string" calcext:value-type="string">
            <text:p>1.20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7.41507" calcext:value-type="float">
            <text:p>277.41507</text:p>
          </table:table-cell>
          <table:table-cell office:value-type="float" office:value="216.8252" calcext:value-type="float">
            <text:p>216.8252</text:p>
          </table:table-cell>
          <table:table-cell office:value-type="float" office:value="60.589878" calcext:value-type="float">
            <text:p>60.589878</text:p>
          </table:table-cell>
          <table:table-cell office:value-type="string" calcext:value-type="string">
            <text:p>15.1481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71.4614" calcext:value-type="float">
            <text:p>6271.4614</text:p>
          </table:table-cell>
          <table:table-cell office:value-type="float" office:value="6201.7695" calcext:value-type="float">
            <text:p>6201.7695</text:p>
          </table:table-cell>
          <table:table-cell office:value-type="float" office:value="69.691795" calcext:value-type="float">
            <text:p>69.691795</text:p>
          </table:table-cell>
          <table:table-cell office:value-type="string" calcext:value-type="string">
            <text:p>6.734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480.565" calcext:value-type="float">
            <text:p>13480.565</text:p>
          </table:table-cell>
          <table:table-cell office:value-type="float" office:value="13429.529" calcext:value-type="float">
            <text:p>13429.529</text:p>
          </table:table-cell>
          <table:table-cell office:value-type="float" office:value="51.035934" calcext:value-type="float">
            <text:p>51.035934</text:p>
          </table:table-cell>
          <table:table-cell office:value-type="string" calcext:value-type="string">
            <text:p>6.4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1.2738" calcext:value-type="float">
            <text:p>1561.2738</text:p>
          </table:table-cell>
          <table:table-cell office:value-type="float" office:value="1500.0535" calcext:value-type="float">
            <text:p>1500.0535</text:p>
          </table:table-cell>
          <table:table-cell office:value-type="float" office:value="61.220375" calcext:value-type="float">
            <text:p>61.220375</text:p>
          </table:table-cell>
          <table:table-cell office:value-type="string" calcext:value-type="string">
            <text:p>1.53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83405" calcext:value-type="float">
            <text:p>412.83405</text:p>
          </table:table-cell>
          <table:table-cell office:value-type="float" office:value="347.06293" calcext:value-type="float">
            <text:p>347.06293</text:p>
          </table:table-cell>
          <table:table-cell office:value-type="float" office:value="65.7711" calcext:value-type="float">
            <text:p>65.7711</text:p>
          </table:table-cell>
          <table:table-cell office:value-type="string" calcext:value-type="string">
            <text:p>1.0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84.963" calcext:value-type="float">
            <text:p>4184.963</text:p>
          </table:table-cell>
          <table:table-cell office:value-type="float" office:value="4128.6353" calcext:value-type="float">
            <text:p>4128.6353</text:p>
          </table:table-cell>
          <table:table-cell office:value-type="float" office:value="56.327797" calcext:value-type="float">
            <text:p>56.327797</text:p>
          </table:table-cell>
          <table:table-cell office:value-type="string" calcext:value-type="string">
            <text:p>2.1.lane_change_test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4.3103" calcext:value-type="float">
            <text:p>794.3103</text:p>
          </table:table-cell>
          <table:table-cell office:value-type="float" office:value="751.1979" calcext:value-type="float">
            <text:p>751.1979</text:p>
          </table:table-cell>
          <table:table-cell office:value-type="float" office:value="43.11241" calcext:value-type="float">
            <text:p>43.11241</text:p>
          </table:table-cell>
          <table:table-cell office:value-type="string" calcext:value-type="string">
            <text:p>10.1170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27.6888" calcext:value-type="float">
            <text:p>1027.6888</text:p>
          </table:table-cell>
          <table:table-cell office:value-type="float" office:value="967.45703" calcext:value-type="float">
            <text:p>967.45703</text:p>
          </table:table-cell>
          <table:table-cell office:value-type="float" office:value="60.231842" calcext:value-type="float">
            <text:p>60.231842</text:p>
          </table:table-cell>
          <table:table-cell office:value-type="string" calcext:value-type="string">
            <text:p>8.932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363.829" calcext:value-type="float">
            <text:p>13363.829</text:p>
          </table:table-cell>
          <table:table-cell office:value-type="float" office:value="13322.893" calcext:value-type="float">
            <text:p>13322.893</text:p>
          </table:table-cell>
          <table:table-cell office:value-type="float" office:value="40.936314" calcext:value-type="float">
            <text:p>40.936314</text:p>
          </table:table-cell>
          <table:table-cell office:value-type="string" calcext:value-type="string">
            <text:p>1.3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19.9302" calcext:value-type="float">
            <text:p>3719.9302</text:p>
          </table:table-cell>
          <table:table-cell office:value-type="float" office:value="3651.3335" calcext:value-type="float">
            <text:p>3651.3335</text:p>
          </table:table-cell>
          <table:table-cell office:value-type="float" office:value="68.596634" calcext:value-type="float">
            <text:p>68.596634</text:p>
          </table:table-cell>
          <table:table-cell office:value-type="string" calcext:value-type="string">
            <text:p>3.1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82.179" calcext:value-type="float">
            <text:p>1982.179</text:p>
          </table:table-cell>
          <table:table-cell office:value-type="float" office:value="1918.3369" calcext:value-type="float">
            <text:p>1918.3369</text:p>
          </table:table-cell>
          <table:table-cell office:value-type="float" office:value="63.841995" calcext:value-type="float">
            <text:p>63.841995</text:p>
          </table:table-cell>
          <table:table-cell office:value-type="string" calcext:value-type="string">
            <text:p>5.719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1.1921" calcext:value-type="float">
            <text:p>1121.1921</text:p>
          </table:table-cell>
          <table:table-cell office:value-type="float" office:value="1039.6787" calcext:value-type="float">
            <text:p>1039.6787</text:p>
          </table:table-cell>
          <table:table-cell office:value-type="float" office:value="81.51344" calcext:value-type="float">
            <text:p>81.51344</text:p>
          </table:table-cell>
          <table:table-cell office:value-type="string" calcext:value-type="string">
            <text:p>11.1187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10.715" calcext:value-type="float">
            <text:p>2610.715</text:p>
          </table:table-cell>
          <table:table-cell office:value-type="float" office:value="2548.9395" calcext:value-type="float">
            <text:p>2548.9395</text:p>
          </table:table-cell>
          <table:table-cell office:value-type="float" office:value="61.775745" calcext:value-type="float">
            <text:p>61.775745</text:p>
          </table:table-cell>
          <table:table-cell office:value-type="string" calcext:value-type="string">
            <text:p>13.1419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02.6885" calcext:value-type="float">
            <text:p>2802.6885</text:p>
          </table:table-cell>
          <table:table-cell office:value-type="float" office:value="2751.8198" calcext:value-type="float">
            <text:p>2751.8198</text:p>
          </table:table-cell>
          <table:table-cell office:value-type="float" office:value="50.868595" calcext:value-type="float">
            <text:p>50.868595</text:p>
          </table:table-cell>
          <table:table-cell office:value-type="string" calcext:value-type="string">
            <text:p>6.5.lane_change_test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0.5537" calcext:value-type="float">
            <text:p>750.5537</text:p>
          </table:table-cell>
          <table:table-cell office:value-type="float" office:value="703.4219" calcext:value-type="float">
            <text:p>703.4219</text:p>
          </table:table-cell>
          <table:table-cell office:value-type="float" office:value="47.131832" calcext:value-type="float">
            <text:p>47.131832</text:p>
          </table:table-cell>
          <table:table-cell office:value-type="string" calcext:value-type="string">
            <text:p>9.955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20.6006" calcext:value-type="float">
            <text:p>3620.6006</text:p>
          </table:table-cell>
          <table:table-cell office:value-type="float" office:value="3578.5671" calcext:value-type="float">
            <text:p>3578.5671</text:p>
          </table:table-cell>
          <table:table-cell office:value-type="float" office:value="42.033512" calcext:value-type="float">
            <text:p>42.033512</text:p>
          </table:table-cell>
          <table:table-cell office:value-type="string" calcext:value-type="string">
            <text:p>14.1451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48.692" calcext:value-type="float">
            <text:p>1548.692</text:p>
          </table:table-cell>
          <table:table-cell office:value-type="float" office:value="1486.8284" calcext:value-type="float">
            <text:p>1486.8284</text:p>
          </table:table-cell>
          <table:table-cell office:value-type="float" office:value="61.863617" calcext:value-type="float">
            <text:p>61.863617</text:p>
          </table:table-cell>
          <table:table-cell office:value-type="string" calcext:value-type="string">
            <text:p>5.606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36.322" calcext:value-type="float">
            <text:p>6336.322</text:p>
          </table:table-cell>
          <table:table-cell office:value-type="float" office:value="6266.63" calcext:value-type="float">
            <text:p>6266.63</text:p>
          </table:table-cell>
          <table:table-cell office:value-type="float" office:value="69.691795" calcext:value-type="float">
            <text:p>69.691795</text:p>
          </table:table-cell>
          <table:table-cell office:value-type="string" calcext:value-type="string">
            <text:p>6.734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06.9146" calcext:value-type="float">
            <text:p>6106.9146</text:p>
          </table:table-cell>
          <table:table-cell office:value-type="float" office:value="6055.37" calcext:value-type="float">
            <text:p>6055.37</text:p>
          </table:table-cell>
          <table:table-cell office:value-type="float" office:value="51.54445" calcext:value-type="float">
            <text:p>51.54445</text:p>
          </table:table-cell>
          <table:table-cell office:value-type="string" calcext:value-type="string">
            <text:p>1.2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38.1687" calcext:value-type="float">
            <text:p>2338.1687</text:p>
          </table:table-cell>
          <table:table-cell office:value-type="float" office:value="2250.7578" calcext:value-type="float">
            <text:p>2250.7578</text:p>
          </table:table-cell>
          <table:table-cell office:value-type="float" office:value="87.410835" calcext:value-type="float">
            <text:p>87.410835</text:p>
          </table:table-cell>
          <table:table-cell office:value-type="string" calcext:value-type="string">
            <text:p>5.6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95.912" calcext:value-type="float">
            <text:p>9995.912</text:p>
          </table:table-cell>
          <table:table-cell office:value-type="float" office:value="9963.511" calcext:value-type="float">
            <text:p>9963.511</text:p>
          </table:table-cell>
          <table:table-cell office:value-type="float" office:value="32.401646" calcext:value-type="float">
            <text:p>32.401646</text:p>
          </table:table-cell>
          <table:table-cell office:value-type="string" calcext:value-type="string">
            <text:p>14.1475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25.2" calcext:value-type="float">
            <text:p>3025.2</text:p>
          </table:table-cell>
          <table:table-cell office:value-type="float" office:value="2966.5166" calcext:value-type="float">
            <text:p>2966.5166</text:p>
          </table:table-cell>
          <table:table-cell office:value-type="float" office:value="58.68329" calcext:value-type="float">
            <text:p>58.68329</text:p>
          </table:table-cell>
          <table:table-cell office:value-type="string" calcext:value-type="string">
            <text:p>5.730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65.0989" calcext:value-type="float">
            <text:p>1365.0989</text:p>
          </table:table-cell>
          <table:table-cell office:value-type="float" office:value="1314.1698" calcext:value-type="float">
            <text:p>1314.1698</text:p>
          </table:table-cell>
          <table:table-cell office:value-type="float" office:value="50.929047" calcext:value-type="float">
            <text:p>50.929047</text:p>
          </table:table-cell>
          <table:table-cell office:value-type="string" calcext:value-type="string">
            <text:p>9.1073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06.7936" calcext:value-type="float">
            <text:p>1406.7936</text:p>
          </table:table-cell>
          <table:table-cell office:value-type="float" office:value="1345.0122" calcext:value-type="float">
            <text:p>1345.0122</text:p>
          </table:table-cell>
          <table:table-cell office:value-type="float" office:value="61.781384" calcext:value-type="float">
            <text:p>61.781384</text:p>
          </table:table-cell>
          <table:table-cell office:value-type="string" calcext:value-type="string">
            <text:p>8.946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84.529" calcext:value-type="float">
            <text:p>2184.529</text:p>
          </table:table-cell>
          <table:table-cell office:value-type="float" office:value="2137.537" calcext:value-type="float">
            <text:p>2137.537</text:p>
          </table:table-cell>
          <table:table-cell office:value-type="float" office:value="46.992016" calcext:value-type="float">
            <text:p>46.992016</text:p>
          </table:table-cell>
          <table:table-cell office:value-type="string" calcext:value-type="string">
            <text:p>2.3.lane_change_test.jp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.28738" calcext:value-type="float">
            <text:p>347.28738</text:p>
          </table:table-cell>
          <table:table-cell office:value-type="float" office:value="308.10858" calcext:value-type="float">
            <text:p>308.10858</text:p>
          </table:table-cell>
          <table:table-cell office:value-type="float" office:value="39.178795" calcext:value-type="float">
            <text:p>39.178795</text:p>
          </table:table-cell>
          <table:table-cell office:value-type="string" calcext:value-type="string">
            <text:p>3.328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74.971" calcext:value-type="float">
            <text:p>6474.971</text:p>
          </table:table-cell>
          <table:table-cell office:value-type="float" office:value="6410.367" calcext:value-type="float">
            <text:p>6410.367</text:p>
          </table:table-cell>
          <table:table-cell office:value-type="float" office:value="64.60397" calcext:value-type="float">
            <text:p>64.60397</text:p>
          </table:table-cell>
          <table:table-cell office:value-type="string" calcext:value-type="string">
            <text:p>3.411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294.9233" calcext:value-type="float">
            <text:p>7294.9233</text:p>
          </table:table-cell>
          <table:table-cell office:value-type="float" office:value="7235.6064" calcext:value-type="float">
            <text:p>7235.6064</text:p>
          </table:table-cell>
          <table:table-cell office:value-type="float" office:value="59.31696" calcext:value-type="float">
            <text:p>59.31696</text:p>
          </table:table-cell>
          <table:table-cell office:value-type="string" calcext:value-type="string">
            <text:p>5.724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2.9779" calcext:value-type="float">
            <text:p>1052.9779</text:p>
          </table:table-cell>
          <table:table-cell office:value-type="float" office:value="992.1354" calcext:value-type="float">
            <text:p>992.1354</text:p>
          </table:table-cell>
          <table:table-cell office:value-type="float" office:value="60.842545" calcext:value-type="float">
            <text:p>60.842545</text:p>
          </table:table-cell>
          <table:table-cell office:value-type="string" calcext:value-type="string">
            <text:p>6.781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56.2213" calcext:value-type="float">
            <text:p>1256.2213</text:p>
          </table:table-cell>
          <table:table-cell office:value-type="float" office:value="1199.0419" calcext:value-type="float">
            <text:p>1199.0419</text:p>
          </table:table-cell>
          <table:table-cell office:value-type="float" office:value="57.179424" calcext:value-type="float">
            <text:p>57.179424</text:p>
          </table:table-cell>
          <table:table-cell office:value-type="string" calcext:value-type="string">
            <text:p>5.718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150.832" calcext:value-type="float">
            <text:p>11150.832</text:p>
          </table:table-cell>
          <table:table-cell office:value-type="float" office:value="11097.192" calcext:value-type="float">
            <text:p>11097.192</text:p>
          </table:table-cell>
          <table:table-cell office:value-type="float" office:value="53.63997" calcext:value-type="float">
            <text:p>53.63997</text:p>
          </table:table-cell>
          <table:table-cell office:value-type="string" calcext:value-type="string">
            <text:p>11.1207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231.426" calcext:value-type="float">
            <text:p>21231.426</text:p>
          </table:table-cell>
          <table:table-cell office:value-type="float" office:value="21203.398" calcext:value-type="float">
            <text:p>21203.398</text:p>
          </table:table-cell>
          <table:table-cell office:value-type="float" office:value="28.027" calcext:value-type="float">
            <text:p>28.027</text:p>
          </table:table-cell>
          <table:table-cell office:value-type="string" calcext:value-type="string">
            <text:p>4.6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0.777" calcext:value-type="float">
            <text:p>18220.777</text:p>
          </table:table-cell>
          <table:table-cell office:value-type="float" office:value="18181.719" calcext:value-type="float">
            <text:p>18181.719</text:p>
          </table:table-cell>
          <table:table-cell office:value-type="float" office:value="39.05916" calcext:value-type="float">
            <text:p>39.05916</text:p>
          </table:table-cell>
          <table:table-cell office:value-type="string" calcext:value-type="string">
            <text:p>4.5.lane_change_test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3.6859" calcext:value-type="float">
            <text:p>1133.6859</text:p>
          </table:table-cell>
          <table:table-cell office:value-type="float" office:value="1072.287" calcext:value-type="float">
            <text:p>1072.287</text:p>
          </table:table-cell>
          <table:table-cell office:value-type="float" office:value="61.398968" calcext:value-type="float">
            <text:p>61.398968</text:p>
          </table:table-cell>
          <table:table-cell office:value-type="string" calcext:value-type="string">
            <text:p>8.935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78.2515" calcext:value-type="float">
            <text:p>4178.2515</text:p>
          </table:table-cell>
          <table:table-cell office:value-type="float" office:value="4126.467" calcext:value-type="float">
            <text:p>4126.467</text:p>
          </table:table-cell>
          <table:table-cell office:value-type="float" office:value="51.78486" calcext:value-type="float">
            <text:p>51.78486</text:p>
          </table:table-cell>
          <table:table-cell office:value-type="string" calcext:value-type="string">
            <text:p>4.560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72.965" calcext:value-type="float">
            <text:p>1372.965</text:p>
          </table:table-cell>
          <table:table-cell office:value-type="float" office:value="1318.8805" calcext:value-type="float">
            <text:p>1318.8805</text:p>
          </table:table-cell>
          <table:table-cell office:value-type="float" office:value="54.08445" calcext:value-type="float">
            <text:p>54.08445</text:p>
          </table:table-cell>
          <table:table-cell office:value-type="string" calcext:value-type="string">
            <text:p>13.1305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44.7826" calcext:value-type="float">
            <text:p>1644.7826</text:p>
          </table:table-cell>
          <table:table-cell office:value-type="float" office:value="1578.7148" calcext:value-type="float">
            <text:p>1578.7148</text:p>
          </table:table-cell>
          <table:table-cell office:value-type="float" office:value="66.06774" calcext:value-type="float">
            <text:p>66.06774</text:p>
          </table:table-cell>
          <table:table-cell office:value-type="string" calcext:value-type="string">
            <text:p>4.469.reverse.jp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54.015" calcext:value-type="float">
            <text:p>5554.015</text:p>
          </table:table-cell>
          <table:table-cell office:value-type="float" office:value="5474.2783" calcext:value-type="float">
            <text:p>5474.2783</text:p>
          </table:table-cell>
          <table:table-cell office:value-type="float" office:value="79.73679" calcext:value-type="float">
            <text:p>79.73679</text:p>
          </table:table-cell>
          <table:table-cell office:value-type="string" calcext:value-type="string">
            <text:p>5.4.lane_change_test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9.212" calcext:value-type="float">
            <text:p>1149.212</text:p>
          </table:table-cell>
          <table:table-cell office:value-type="float" office:value="1109.8116" calcext:value-type="float">
            <text:p>1109.8116</text:p>
          </table:table-cell>
          <table:table-cell office:value-type="float" office:value="39.40044" calcext:value-type="float">
            <text:p>39.40044</text:p>
          </table:table-cell>
          <table:table-cell office:value-type="string" calcext:value-type="string">
            <text:p>3.37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91.7959" calcext:value-type="float">
            <text:p>1191.7959</text:p>
          </table:table-cell>
          <table:table-cell office:value-type="float" office:value="1123.8579" calcext:value-type="float">
            <text:p>1123.8579</text:p>
          </table:table-cell>
          <table:table-cell office:value-type="float" office:value="67.93805" calcext:value-type="float">
            <text:p>67.93805</text:p>
          </table:table-cell>
          <table:table-cell office:value-type="string" calcext:value-type="string">
            <text:p>11.118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4.7717" calcext:value-type="float">
            <text:p>1104.7717</text:p>
          </table:table-cell>
          <table:table-cell office:value-type="float" office:value="1058.2681" calcext:value-type="float">
            <text:p>1058.2681</text:p>
          </table:table-cell>
          <table:table-cell office:value-type="float" office:value="46.50372" calcext:value-type="float">
            <text:p>46.50372</text:p>
          </table:table-cell>
          <table:table-cell office:value-type="string" calcext:value-type="string">
            <text:p>2.303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44.4933" calcext:value-type="float">
            <text:p>744.4933</text:p>
          </table:table-cell>
          <table:table-cell office:value-type="float" office:value="697.36145" calcext:value-type="float">
            <text:p>697.36145</text:p>
          </table:table-cell>
          <table:table-cell office:value-type="float" office:value="47.131832" calcext:value-type="float">
            <text:p>47.131832</text:p>
          </table:table-cell>
          <table:table-cell office:value-type="string" calcext:value-type="string">
            <text:p>9.955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68.30884" calcext:value-type="float">
            <text:p>768.30884</text:p>
          </table:table-cell>
          <table:table-cell office:value-type="float" office:value="726.9596" calcext:value-type="float">
            <text:p>726.9596</text:p>
          </table:table-cell>
          <table:table-cell office:value-type="float" office:value="41.349228" calcext:value-type="float">
            <text:p>41.349228</text:p>
          </table:table-cell>
          <table:table-cell office:value-type="string" calcext:value-type="string">
            <text:p>3.382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9.2601" calcext:value-type="float">
            <text:p>1149.2601</text:p>
          </table:table-cell>
          <table:table-cell office:value-type="float" office:value="1098.0946" calcext:value-type="float">
            <text:p>1098.0946</text:p>
          </table:table-cell>
          <table:table-cell office:value-type="float" office:value="51.16558" calcext:value-type="float">
            <text:p>51.16558</text:p>
          </table:table-cell>
          <table:table-cell office:value-type="string" calcext:value-type="string">
            <text:p>2.157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08.622" calcext:value-type="float">
            <text:p>5108.622</text:p>
          </table:table-cell>
          <table:table-cell office:value-type="float" office:value="5049.4126" calcext:value-type="float">
            <text:p>5049.4126</text:p>
          </table:table-cell>
          <table:table-cell office:value-type="float" office:value="59.20929" calcext:value-type="float">
            <text:p>59.20929</text:p>
          </table:table-cell>
          <table:table-cell office:value-type="string" calcext:value-type="string">
            <text:p>7.78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8.6073" calcext:value-type="float">
            <text:p>1918.6073</text:p>
          </table:table-cell>
          <table:table-cell office:value-type="float" office:value="1854.8906" calcext:value-type="float">
            <text:p>1854.8906</text:p>
          </table:table-cell>
          <table:table-cell office:value-type="float" office:value="63.71671" calcext:value-type="float">
            <text:p>63.71671</text:p>
          </table:table-cell>
          <table:table-cell office:value-type="string" calcext:value-type="string">
            <text:p>8.899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3.5411" calcext:value-type="float">
            <text:p>1563.5411</text:p>
          </table:table-cell>
          <table:table-cell office:value-type="float" office:value="1501.6775" calcext:value-type="float">
            <text:p>1501.6775</text:p>
          </table:table-cell>
          <table:table-cell office:value-type="float" office:value="61.863617" calcext:value-type="float">
            <text:p>61.863617</text:p>
          </table:table-cell>
          <table:table-cell office:value-type="string" calcext:value-type="string">
            <text:p>5.60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4.2113" calcext:value-type="float">
            <text:p>1734.2113</text:p>
          </table:table-cell>
          <table:table-cell office:value-type="float" office:value="1671.1667" calcext:value-type="float">
            <text:p>1671.1667</text:p>
          </table:table-cell>
          <table:table-cell office:value-type="float" office:value="63.044575" calcext:value-type="float">
            <text:p>63.044575</text:p>
          </table:table-cell>
          <table:table-cell office:value-type="string" calcext:value-type="string">
            <text:p>1.3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3.8308" calcext:value-type="float">
            <text:p>1343.8308</text:p>
          </table:table-cell>
          <table:table-cell office:value-type="float" office:value="1278.3839" calcext:value-type="float">
            <text:p>1278.3839</text:p>
          </table:table-cell>
          <table:table-cell office:value-type="float" office:value="65.446945" calcext:value-type="float">
            <text:p>65.446945</text:p>
          </table:table-cell>
          <table:table-cell office:value-type="string" calcext:value-type="string">
            <text:p>12.124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2.9642" calcext:value-type="float">
            <text:p>1092.9642</text:p>
          </table:table-cell>
          <table:table-cell office:value-type="float" office:value="1037.9728" calcext:value-type="float">
            <text:p>1037.9728</text:p>
          </table:table-cell>
          <table:table-cell office:value-type="float" office:value="54.991432" calcext:value-type="float">
            <text:p>54.991432</text:p>
          </table:table-cell>
          <table:table-cell office:value-type="string" calcext:value-type="string">
            <text:p>4.481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46.3909" calcext:value-type="float">
            <text:p>2346.3909</text:p>
          </table:table-cell>
          <table:table-cell office:value-type="float" office:value="2282.4355" calcext:value-type="float">
            <text:p>2282.4355</text:p>
          </table:table-cell>
          <table:table-cell office:value-type="float" office:value="63.955364" calcext:value-type="float">
            <text:p>63.955364</text:p>
          </table:table-cell>
          <table:table-cell office:value-type="string" calcext:value-type="string">
            <text:p>8.90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2.6075" calcext:value-type="float">
            <text:p>1632.6075</text:p>
          </table:table-cell>
          <table:table-cell office:value-type="float" office:value="1583.3308" calcext:value-type="float">
            <text:p>1583.3308</text:p>
          </table:table-cell>
          <table:table-cell office:value-type="float" office:value="49.27677" calcext:value-type="float">
            <text:p>49.27677</text:p>
          </table:table-cell>
          <table:table-cell office:value-type="string" calcext:value-type="string">
            <text:p>2.27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295.582" calcext:value-type="float">
            <text:p>25295.582</text:p>
          </table:table-cell>
          <table:table-cell office:value-type="float" office:value="25257.375" calcext:value-type="float">
            <text:p>25257.375</text:p>
          </table:table-cell>
          <table:table-cell office:value-type="float" office:value="38.207253" calcext:value-type="float">
            <text:p>38.207253</text:p>
          </table:table-cell>
          <table:table-cell office:value-type="string" calcext:value-type="string">
            <text:p>15.1495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27.9238" calcext:value-type="float">
            <text:p>3027.9238</text:p>
          </table:table-cell>
          <table:table-cell office:value-type="float" office:value="2954.321" calcext:value-type="float">
            <text:p>2954.321</text:p>
          </table:table-cell>
          <table:table-cell office:value-type="float" office:value="73.60278" calcext:value-type="float">
            <text:p>73.60278</text:p>
          </table:table-cell>
          <table:table-cell office:value-type="string" calcext:value-type="string">
            <text:p>15.149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4.2091" calcext:value-type="float">
            <text:p>1214.2091</text:p>
          </table:table-cell>
          <table:table-cell office:value-type="float" office:value="1155.031" calcext:value-type="float">
            <text:p>1155.031</text:p>
          </table:table-cell>
          <table:table-cell office:value-type="float" office:value="59.178078" calcext:value-type="float">
            <text:p>59.178078</text:p>
          </table:table-cell>
          <table:table-cell office:value-type="string" calcext:value-type="string">
            <text:p>12.1241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62.861" calcext:value-type="float">
            <text:p>8762.861</text:p>
          </table:table-cell>
          <table:table-cell office:value-type="float" office:value="8708.938" calcext:value-type="float">
            <text:p>8708.938</text:p>
          </table:table-cell>
          <table:table-cell office:value-type="float" office:value="53.92332" calcext:value-type="float">
            <text:p>53.92332</text:p>
          </table:table-cell>
          <table:table-cell office:value-type="string" calcext:value-type="string">
            <text:p>6.737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9.7969" calcext:value-type="float">
            <text:p>1789.7969</text:p>
          </table:table-cell>
          <table:table-cell office:value-type="float" office:value="1704.1521" calcext:value-type="float">
            <text:p>1704.1521</text:p>
          </table:table-cell>
          <table:table-cell office:value-type="float" office:value="85.644775" calcext:value-type="float">
            <text:p>85.644775</text:p>
          </table:table-cell>
          <table:table-cell office:value-type="string" calcext:value-type="string">
            <text:p>11.1191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67.877" calcext:value-type="float">
            <text:p>767.877</text:p>
          </table:table-cell>
          <table:table-cell office:value-type="float" office:value="701.8814" calcext:value-type="float">
            <text:p>701.8814</text:p>
          </table:table-cell>
          <table:table-cell office:value-type="float" office:value="65.99558" calcext:value-type="float">
            <text:p>65.99558</text:p>
          </table:table-cell>
          <table:table-cell office:value-type="string" calcext:value-type="string">
            <text:p>5.70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3.098" calcext:value-type="float">
            <text:p>833.098</text:p>
          </table:table-cell>
          <table:table-cell office:value-type="float" office:value="790.6637" calcext:value-type="float">
            <text:p>790.6637</text:p>
          </table:table-cell>
          <table:table-cell office:value-type="float" office:value="42.434326" calcext:value-type="float">
            <text:p>42.434326</text:p>
          </table:table-cell>
          <table:table-cell office:value-type="string" calcext:value-type="string">
            <text:p>9.957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53.9297" calcext:value-type="float">
            <text:p>1353.9297</text:p>
          </table:table-cell>
          <table:table-cell office:value-type="float" office:value="1281.5243" calcext:value-type="float">
            <text:p>1281.5243</text:p>
          </table:table-cell>
          <table:table-cell office:value-type="float" office:value="72.40543" calcext:value-type="float">
            <text:p>72.40543</text:p>
          </table:table-cell>
          <table:table-cell office:value-type="string" calcext:value-type="string">
            <text:p>1.17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5.078" calcext:value-type="float">
            <text:p>675.078</text:p>
          </table:table-cell>
          <table:table-cell office:value-type="float" office:value="625.4103" calcext:value-type="float">
            <text:p>625.4103</text:p>
          </table:table-cell>
          <table:table-cell office:value-type="float" office:value="49.667725" calcext:value-type="float">
            <text:p>49.667725</text:p>
          </table:table-cell>
          <table:table-cell office:value-type="string" calcext:value-type="string">
            <text:p>7.789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6.9182" calcext:value-type="float">
            <text:p>1696.9182</text:p>
          </table:table-cell>
          <table:table-cell office:value-type="float" office:value="1647.1101" calcext:value-type="float">
            <text:p>1647.1101</text:p>
          </table:table-cell>
          <table:table-cell office:value-type="float" office:value="49.80807" calcext:value-type="float">
            <text:p>49.80807</text:p>
          </table:table-cell>
          <table:table-cell office:value-type="string" calcext:value-type="string">
            <text:p>3.332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0.4055" calcext:value-type="float">
            <text:p>2080.4055</text:p>
          </table:table-cell>
          <table:table-cell office:value-type="float" office:value="2001.1855" calcext:value-type="float">
            <text:p>2001.1855</text:p>
          </table:table-cell>
          <table:table-cell office:value-type="float" office:value="79.219894" calcext:value-type="float">
            <text:p>79.219894</text:p>
          </table:table-cell>
          <table:table-cell office:value-type="string" calcext:value-type="string">
            <text:p>1.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34.5083" calcext:value-type="float">
            <text:p>5534.5083</text:p>
          </table:table-cell>
          <table:table-cell office:value-type="float" office:value="5489.5234" calcext:value-type="float">
            <text:p>5489.5234</text:p>
          </table:table-cell>
          <table:table-cell office:value-type="float" office:value="44.98471" calcext:value-type="float">
            <text:p>44.98471</text:p>
          </table:table-cell>
          <table:table-cell office:value-type="string" calcext:value-type="string">
            <text:p>14.144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3.772" calcext:value-type="float">
            <text:p>1493.772</text:p>
          </table:table-cell>
          <table:table-cell office:value-type="float" office:value="1435.4025" calcext:value-type="float">
            <text:p>1435.4025</text:p>
          </table:table-cell>
          <table:table-cell office:value-type="float" office:value="58.369484" calcext:value-type="float">
            <text:p>58.369484</text:p>
          </table:table-cell>
          <table:table-cell office:value-type="string" calcext:value-type="string">
            <text:p>6.76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0.7976" calcext:value-type="float">
            <text:p>1590.7976</text:p>
          </table:table-cell>
          <table:table-cell office:value-type="float" office:value="1526.1401" calcext:value-type="float">
            <text:p>1526.1401</text:p>
          </table:table-cell>
          <table:table-cell office:value-type="float" office:value="64.65747" calcext:value-type="float">
            <text:p>64.65747</text:p>
          </table:table-cell>
          <table:table-cell office:value-type="string" calcext:value-type="string">
            <text:p>3.38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56.722" calcext:value-type="float">
            <text:p>4756.722</text:p>
          </table:table-cell>
          <table:table-cell office:value-type="float" office:value="4712.177" calcext:value-type="float">
            <text:p>4712.177</text:p>
          </table:table-cell>
          <table:table-cell office:value-type="float" office:value="44.54555" calcext:value-type="float">
            <text:p>44.54555</text:p>
          </table:table-cell>
          <table:table-cell office:value-type="string" calcext:value-type="string">
            <text:p>14.1449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4.6194" calcext:value-type="float">
            <text:p>1244.6194</text:p>
          </table:table-cell>
          <table:table-cell office:value-type="float" office:value="1186.5486" calcext:value-type="float">
            <text:p>1186.5486</text:p>
          </table:table-cell>
          <table:table-cell office:value-type="float" office:value="58.070843" calcext:value-type="float">
            <text:p>58.070843</text:p>
          </table:table-cell>
          <table:table-cell office:value-type="string" calcext:value-type="string">
            <text:p>4.536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93.8154" calcext:value-type="float">
            <text:p>593.8154</text:p>
          </table:table-cell>
          <table:table-cell office:value-type="float" office:value="533.9042" calcext:value-type="float">
            <text:p>533.9042</text:p>
          </table:table-cell>
          <table:table-cell office:value-type="float" office:value="59.911236" calcext:value-type="float">
            <text:p>59.911236</text:p>
          </table:table-cell>
          <table:table-cell office:value-type="string" calcext:value-type="string">
            <text:p>11.1189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1.7493" calcext:value-type="float">
            <text:p>2041.7493</text:p>
          </table:table-cell>
          <table:table-cell office:value-type="float" office:value="1968.1078" calcext:value-type="float">
            <text:p>1968.1078</text:p>
          </table:table-cell>
          <table:table-cell office:value-type="float" office:value="73.64154" calcext:value-type="float">
            <text:p>73.64154</text:p>
          </table:table-cell>
          <table:table-cell office:value-type="string" calcext:value-type="string">
            <text:p>14.144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2.999" calcext:value-type="float">
            <text:p>912.999</text:p>
          </table:table-cell>
          <table:table-cell office:value-type="float" office:value="864.2671" calcext:value-type="float">
            <text:p>864.2671</text:p>
          </table:table-cell>
          <table:table-cell office:value-type="float" office:value="48.73194" calcext:value-type="float">
            <text:p>48.73194</text:p>
          </table:table-cell>
          <table:table-cell office:value-type="string" calcext:value-type="string">
            <text:p>8.89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98.47" calcext:value-type="float">
            <text:p>6698.47</text:p>
          </table:table-cell>
          <table:table-cell office:value-type="float" office:value="6630.999" calcext:value-type="float">
            <text:p>6630.999</text:p>
          </table:table-cell>
          <table:table-cell office:value-type="float" office:value="67.4712" calcext:value-type="float">
            <text:p>67.4712</text:p>
          </table:table-cell>
          <table:table-cell office:value-type="string" calcext:value-type="string">
            <text:p>14.145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79.7701" calcext:value-type="float">
            <text:p>1579.7701</text:p>
          </table:table-cell>
          <table:table-cell office:value-type="float" office:value="1524.9205" calcext:value-type="float">
            <text:p>1524.9205</text:p>
          </table:table-cell>
          <table:table-cell office:value-type="float" office:value="54.8496" calcext:value-type="float">
            <text:p>54.8496</text:p>
          </table:table-cell>
          <table:table-cell office:value-type="string" calcext:value-type="string">
            <text:p>7.787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5.92847" calcext:value-type="float">
            <text:p>905.92847</text:p>
          </table:table-cell>
          <table:table-cell office:value-type="float" office:value="838.099" calcext:value-type="float">
            <text:p>838.099</text:p>
          </table:table-cell>
          <table:table-cell office:value-type="float" office:value="67.8295" calcext:value-type="float">
            <text:p>67.8295</text:p>
          </table:table-cell>
          <table:table-cell office:value-type="string" calcext:value-type="string">
            <text:p>6.75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80.6367" calcext:value-type="float">
            <text:p>6580.6367</text:p>
          </table:table-cell>
          <table:table-cell office:value-type="float" office:value="6547.664" calcext:value-type="float">
            <text:p>6547.664</text:p>
          </table:table-cell>
          <table:table-cell office:value-type="float" office:value="32.972603" calcext:value-type="float">
            <text:p>32.972603</text:p>
          </table:table-cell>
          <table:table-cell office:value-type="string" calcext:value-type="string">
            <text:p>14.1447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9.2803" calcext:value-type="float">
            <text:p>1889.2803</text:p>
          </table:table-cell>
          <table:table-cell office:value-type="float" office:value="1833.8575" calcext:value-type="float">
            <text:p>1833.8575</text:p>
          </table:table-cell>
          <table:table-cell office:value-type="float" office:value="55.42269" calcext:value-type="float">
            <text:p>55.42269</text:p>
          </table:table-cell>
          <table:table-cell office:value-type="string" calcext:value-type="string">
            <text:p>12.1242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9.6233" calcext:value-type="float">
            <text:p>1639.6233</text:p>
          </table:table-cell>
          <table:table-cell office:value-type="float" office:value="1584.0125" calcext:value-type="float">
            <text:p>1584.0125</text:p>
          </table:table-cell>
          <table:table-cell office:value-type="float" office:value="55.61083" calcext:value-type="float">
            <text:p>55.61083</text:p>
          </table:table-cell>
          <table:table-cell office:value-type="string" calcext:value-type="string">
            <text:p>4.57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24.4087" calcext:value-type="float">
            <text:p>1424.4087</text:p>
          </table:table-cell>
          <table:table-cell office:value-type="float" office:value="1385.6609" calcext:value-type="float">
            <text:p>1385.6609</text:p>
          </table:table-cell>
          <table:table-cell office:value-type="float" office:value="38.747826" calcext:value-type="float">
            <text:p>38.747826</text:p>
          </table:table-cell>
          <table:table-cell office:value-type="string" calcext:value-type="string">
            <text:p>10.108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0.1521" calcext:value-type="float">
            <text:p>1700.1521</text:p>
          </table:table-cell>
          <table:table-cell office:value-type="float" office:value="1622.2587" calcext:value-type="float">
            <text:p>1622.2587</text:p>
          </table:table-cell>
          <table:table-cell office:value-type="float" office:value="77.89346" calcext:value-type="float">
            <text:p>77.89346</text:p>
          </table:table-cell>
          <table:table-cell office:value-type="string" calcext:value-type="string">
            <text:p>11.119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73.4053" calcext:value-type="float">
            <text:p>7073.4053</text:p>
          </table:table-cell>
          <table:table-cell office:value-type="float" office:value="7014.6846" calcext:value-type="float">
            <text:p>7014.6846</text:p>
          </table:table-cell>
          <table:table-cell office:value-type="float" office:value="58.72065" calcext:value-type="float">
            <text:p>58.72065</text:p>
          </table:table-cell>
          <table:table-cell office:value-type="string" calcext:value-type="string">
            <text:p>12.124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.6609" calcext:value-type="float">
            <text:p>1007.6609</text:p>
          </table:table-cell>
          <table:table-cell office:value-type="float" office:value="945.08875" calcext:value-type="float">
            <text:p>945.08875</text:p>
          </table:table-cell>
          <table:table-cell office:value-type="float" office:value="62.572113" calcext:value-type="float">
            <text:p>62.572113</text:p>
          </table:table-cell>
          <table:table-cell office:value-type="string" calcext:value-type="string">
            <text:p>1.54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6.2659" calcext:value-type="float">
            <text:p>1116.2659</text:p>
          </table:table-cell>
          <table:table-cell office:value-type="float" office:value="1034.7524" calcext:value-type="float">
            <text:p>1034.7524</text:p>
          </table:table-cell>
          <table:table-cell office:value-type="float" office:value="81.51344" calcext:value-type="float">
            <text:p>81.51344</text:p>
          </table:table-cell>
          <table:table-cell office:value-type="string" calcext:value-type="string">
            <text:p>11.1187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32.9685" calcext:value-type="float">
            <text:p>1532.9685</text:p>
          </table:table-cell>
          <table:table-cell office:value-type="float" office:value="1459.4976" calcext:value-type="float">
            <text:p>1459.4976</text:p>
          </table:table-cell>
          <table:table-cell office:value-type="float" office:value="73.47101" calcext:value-type="float">
            <text:p>73.47101</text:p>
          </table:table-cell>
          <table:table-cell office:value-type="string" calcext:value-type="string">
            <text:p>3.44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2.5803" calcext:value-type="float">
            <text:p>872.5803</text:p>
          </table:table-cell>
          <table:table-cell office:value-type="float" office:value="820.9584" calcext:value-type="float">
            <text:p>820.9584</text:p>
          </table:table-cell>
          <table:table-cell office:value-type="float" office:value="51.621925" calcext:value-type="float">
            <text:p>51.621925</text:p>
          </table:table-cell>
          <table:table-cell office:value-type="string" calcext:value-type="string">
            <text:p>10.1084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19.6335" calcext:value-type="float">
            <text:p>3919.6335</text:p>
          </table:table-cell>
          <table:table-cell office:value-type="float" office:value="3877.1252" calcext:value-type="float">
            <text:p>3877.1252</text:p>
          </table:table-cell>
          <table:table-cell office:value-type="float" office:value="42.50828" calcext:value-type="float">
            <text:p>42.50828</text:p>
          </table:table-cell>
          <table:table-cell office:value-type="string" calcext:value-type="string">
            <text:p>2.11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7.6979" calcext:value-type="float">
            <text:p>1777.6979</text:p>
          </table:table-cell>
          <table:table-cell office:value-type="float" office:value="1714.9285" calcext:value-type="float">
            <text:p>1714.9285</text:p>
          </table:table-cell>
          <table:table-cell office:value-type="float" office:value="62.769382" calcext:value-type="float">
            <text:p>62.769382</text:p>
          </table:table-cell>
          <table:table-cell office:value-type="string" calcext:value-type="string">
            <text:p>3.404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2.9642" calcext:value-type="float">
            <text:p>1382.9642</text:p>
          </table:table-cell>
          <table:table-cell office:value-type="float" office:value="1329.6724" calcext:value-type="float">
            <text:p>1329.6724</text:p>
          </table:table-cell>
          <table:table-cell office:value-type="float" office:value="53.291878" calcext:value-type="float">
            <text:p>53.291878</text:p>
          </table:table-cell>
          <table:table-cell office:value-type="string" calcext:value-type="string">
            <text:p>7.790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24.9634" calcext:value-type="float">
            <text:p>724.9634</text:p>
          </table:table-cell>
          <table:table-cell office:value-type="float" office:value="653.7134" calcext:value-type="float">
            <text:p>653.7134</text:p>
          </table:table-cell>
          <table:table-cell office:value-type="float" office:value="71.250015" calcext:value-type="float">
            <text:p>71.250015</text:p>
          </table:table-cell>
          <table:table-cell office:value-type="string" calcext:value-type="string">
            <text:p>1.35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1.4795" calcext:value-type="float">
            <text:p>1381.4795</text:p>
          </table:table-cell>
          <table:table-cell office:value-type="float" office:value="1327.395" calcext:value-type="float">
            <text:p>1327.395</text:p>
          </table:table-cell>
          <table:table-cell office:value-type="float" office:value="54.08445" calcext:value-type="float">
            <text:p>54.08445</text:p>
          </table:table-cell>
          <table:table-cell office:value-type="string" calcext:value-type="string">
            <text:p>13.1305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08.074" calcext:value-type="float">
            <text:p>12408.074</text:p>
          </table:table-cell>
          <table:table-cell office:value-type="float" office:value="12347.789" calcext:value-type="float">
            <text:p>12347.789</text:p>
          </table:table-cell>
          <table:table-cell office:value-type="float" office:value="60.285316" calcext:value-type="float">
            <text:p>60.285316</text:p>
          </table:table-cell>
          <table:table-cell office:value-type="string" calcext:value-type="string">
            <text:p>13.1307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9.6856" calcext:value-type="float">
            <text:p>659.6856</text:p>
          </table:table-cell>
          <table:table-cell office:value-type="float" office:value="614.71594" calcext:value-type="float">
            <text:p>614.71594</text:p>
          </table:table-cell>
          <table:table-cell office:value-type="float" office:value="44.969643" calcext:value-type="float">
            <text:p>44.969643</text:p>
          </table:table-cell>
          <table:table-cell office:value-type="string" calcext:value-type="string">
            <text:p>7.791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9.1443" calcext:value-type="float">
            <text:p>1119.1443</text:p>
          </table:table-cell>
          <table:table-cell office:value-type="float" office:value="1049.676" calcext:value-type="float">
            <text:p>1049.676</text:p>
          </table:table-cell>
          <table:table-cell office:value-type="float" office:value="69.46832" calcext:value-type="float">
            <text:p>69.46832</text:p>
          </table:table-cell>
          <table:table-cell office:value-type="string" calcext:value-type="string">
            <text:p>5.703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8.37616" calcext:value-type="float">
            <text:p>708.37616</text:p>
          </table:table-cell>
          <table:table-cell office:value-type="float" office:value="650.1459" calcext:value-type="float">
            <text:p>650.1459</text:p>
          </table:table-cell>
          <table:table-cell office:value-type="float" office:value="58.2303" calcext:value-type="float">
            <text:p>58.2303</text:p>
          </table:table-cell>
          <table:table-cell office:value-type="string" calcext:value-type="string">
            <text:p>6.744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47.1782" calcext:value-type="float">
            <text:p>2447.1782</text:p>
          </table:table-cell>
          <table:table-cell office:value-type="float" office:value="2382.7217" calcext:value-type="float">
            <text:p>2382.7217</text:p>
          </table:table-cell>
          <table:table-cell office:value-type="float" office:value="64.45661" calcext:value-type="float">
            <text:p>64.45661</text:p>
          </table:table-cell>
          <table:table-cell office:value-type="string" calcext:value-type="string">
            <text:p>6.762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5.8215" calcext:value-type="float">
            <text:p>1325.8215</text:p>
          </table:table-cell>
          <table:table-cell office:value-type="float" office:value="1275.9125" calcext:value-type="float">
            <text:p>1275.9125</text:p>
          </table:table-cell>
          <table:table-cell office:value-type="float" office:value="49.909115" calcext:value-type="float">
            <text:p>49.909115</text:p>
          </table:table-cell>
          <table:table-cell office:value-type="string" calcext:value-type="string">
            <text:p>4.58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0.1865" calcext:value-type="float">
            <text:p>1290.1865</text:p>
          </table:table-cell>
          <table:table-cell office:value-type="float" office:value="1232.2795" calcext:value-type="float">
            <text:p>1232.2795</text:p>
          </table:table-cell>
          <table:table-cell office:value-type="float" office:value="57.906956" calcext:value-type="float">
            <text:p>57.906956</text:p>
          </table:table-cell>
          <table:table-cell office:value-type="string" calcext:value-type="string">
            <text:p>5.669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87.321" calcext:value-type="float">
            <text:p>2187.321</text:p>
          </table:table-cell>
          <table:table-cell office:value-type="float" office:value="2130.843" calcext:value-type="float">
            <text:p>2130.843</text:p>
          </table:table-cell>
          <table:table-cell office:value-type="float" office:value="56.478138" calcext:value-type="float">
            <text:p>56.478138</text:p>
          </table:table-cell>
          <table:table-cell office:value-type="string" calcext:value-type="string">
            <text:p>8.89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0.2695" calcext:value-type="float">
            <text:p>1060.2695</text:p>
          </table:table-cell>
          <table:table-cell office:value-type="float" office:value="1019.8241" calcext:value-type="float">
            <text:p>1019.8241</text:p>
          </table:table-cell>
          <table:table-cell office:value-type="float" office:value="40.445427" calcext:value-type="float">
            <text:p>40.445427</text:p>
          </table:table-cell>
          <table:table-cell office:value-type="string" calcext:value-type="string">
            <text:p>9.959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81.1214" calcext:value-type="float">
            <text:p>781.1214</text:p>
          </table:table-cell>
          <table:table-cell office:value-type="float" office:value="740.888" calcext:value-type="float">
            <text:p>740.888</text:p>
          </table:table-cell>
          <table:table-cell office:value-type="float" office:value="40.233402" calcext:value-type="float">
            <text:p>40.233402</text:p>
          </table:table-cell>
          <table:table-cell office:value-type="string" calcext:value-type="string">
            <text:p>9.95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55.6406" calcext:value-type="float">
            <text:p>2355.6406</text:p>
          </table:table-cell>
          <table:table-cell office:value-type="float" office:value="2304.7903" calcext:value-type="float">
            <text:p>2304.7903</text:p>
          </table:table-cell>
          <table:table-cell office:value-type="float" office:value="50.850357" calcext:value-type="float">
            <text:p>50.850357</text:p>
          </table:table-cell>
          <table:table-cell office:value-type="string" calcext:value-type="string">
            <text:p>13.1308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6.1317" calcext:value-type="float">
            <text:p>656.1317</text:p>
          </table:table-cell>
          <table:table-cell office:value-type="float" office:value="620.17444" calcext:value-type="float">
            <text:p>620.17444</text:p>
          </table:table-cell>
          <table:table-cell office:value-type="float" office:value="35.957287" calcext:value-type="float">
            <text:p>35.957287</text:p>
          </table:table-cell>
          <table:table-cell office:value-type="string" calcext:value-type="string">
            <text:p>3.421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78.049" calcext:value-type="float">
            <text:p>5278.049</text:p>
          </table:table-cell>
          <table:table-cell office:value-type="float" office:value="5203.874" calcext:value-type="float">
            <text:p>5203.874</text:p>
          </table:table-cell>
          <table:table-cell office:value-type="float" office:value="74.17474" calcext:value-type="float">
            <text:p>74.17474</text:p>
          </table:table-cell>
          <table:table-cell office:value-type="string" calcext:value-type="string">
            <text:p>13.130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4.188" calcext:value-type="float">
            <text:p>1504.188</text:p>
          </table:table-cell>
          <table:table-cell office:value-type="float" office:value="1450.6116" calcext:value-type="float">
            <text:p>1450.6116</text:p>
          </table:table-cell>
          <table:table-cell office:value-type="float" office:value="53.576355" calcext:value-type="float">
            <text:p>53.576355</text:p>
          </table:table-cell>
          <table:table-cell office:value-type="string" calcext:value-type="string">
            <text:p>1.27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72.2161" calcext:value-type="float">
            <text:p>1572.2161</text:p>
          </table:table-cell>
          <table:table-cell office:value-type="float" office:value="1505.7858" calcext:value-type="float">
            <text:p>1505.7858</text:p>
          </table:table-cell>
          <table:table-cell office:value-type="float" office:value="66.430336" calcext:value-type="float">
            <text:p>66.430336</text:p>
          </table:table-cell>
          <table:table-cell office:value-type="string" calcext:value-type="string">
            <text:p>5.653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32.034" calcext:value-type="float">
            <text:p>532.034</text:p>
          </table:table-cell>
          <table:table-cell office:value-type="float" office:value="492.19086" calcext:value-type="float">
            <text:p>492.19086</text:p>
          </table:table-cell>
          <table:table-cell office:value-type="float" office:value="39.843155" calcext:value-type="float">
            <text:p>39.843155</text:p>
          </table:table-cell>
          <table:table-cell office:value-type="string" calcext:value-type="string">
            <text:p>9.95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0.7973" calcext:value-type="float">
            <text:p>820.7973</text:p>
          </table:table-cell>
          <table:table-cell office:value-type="float" office:value="770.0404" calcext:value-type="float">
            <text:p>770.0404</text:p>
          </table:table-cell>
          <table:table-cell office:value-type="float" office:value="50.756905" calcext:value-type="float">
            <text:p>50.756905</text:p>
          </table:table-cell>
          <table:table-cell office:value-type="string" calcext:value-type="string">
            <text:p>2.9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4.3071" calcext:value-type="float">
            <text:p>1154.3071</text:p>
          </table:table-cell>
          <table:table-cell office:value-type="float" office:value="1097.5723" calcext:value-type="float">
            <text:p>1097.5723</text:p>
          </table:table-cell>
          <table:table-cell office:value-type="float" office:value="56.734894" calcext:value-type="float">
            <text:p>56.734894</text:p>
          </table:table-cell>
          <table:table-cell office:value-type="string" calcext:value-type="string">
            <text:p>4.501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97.7397" calcext:value-type="float">
            <text:p>2597.7397</text:p>
          </table:table-cell>
          <table:table-cell office:value-type="float" office:value="2540.2969" calcext:value-type="float">
            <text:p>2540.2969</text:p>
          </table:table-cell>
          <table:table-cell office:value-type="float" office:value="57.442955" calcext:value-type="float">
            <text:p>57.442955</text:p>
          </table:table-cell>
          <table:table-cell office:value-type="string" calcext:value-type="string">
            <text:p>6.773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4.24945" calcext:value-type="float">
            <text:p>954.24945</text:p>
          </table:table-cell>
          <table:table-cell office:value-type="float" office:value="892.9253" calcext:value-type="float">
            <text:p>892.9253</text:p>
          </table:table-cell>
          <table:table-cell office:value-type="float" office:value="61.324142" calcext:value-type="float">
            <text:p>61.324142</text:p>
          </table:table-cell>
          <table:table-cell office:value-type="string" calcext:value-type="string">
            <text:p>1.4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10.4226" calcext:value-type="float">
            <text:p>3210.4226</text:p>
          </table:table-cell>
          <table:table-cell office:value-type="float" office:value="3157.5903" calcext:value-type="float">
            <text:p>3157.5903</text:p>
          </table:table-cell>
          <table:table-cell office:value-type="float" office:value="52.83221" calcext:value-type="float">
            <text:p>52.83221</text:p>
          </table:table-cell>
          <table:table-cell office:value-type="string" calcext:value-type="string">
            <text:p>8.897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97.7262" calcext:value-type="float">
            <text:p>597.7262</text:p>
          </table:table-cell>
          <table:table-cell office:value-type="float" office:value="548.5996" calcext:value-type="float">
            <text:p>548.5996</text:p>
          </table:table-cell>
          <table:table-cell office:value-type="float" office:value="49.126556" calcext:value-type="float">
            <text:p>49.126556</text:p>
          </table:table-cell>
          <table:table-cell office:value-type="string" calcext:value-type="string">
            <text:p>2.32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5.2244" calcext:value-type="float">
            <text:p>1245.2244</text:p>
          </table:table-cell>
          <table:table-cell office:value-type="float" office:value="1205.749" calcext:value-type="float">
            <text:p>1205.749</text:p>
          </table:table-cell>
          <table:table-cell office:value-type="float" office:value="39.475346" calcext:value-type="float">
            <text:p>39.475346</text:p>
          </table:table-cell>
          <table:table-cell office:value-type="string" calcext:value-type="string">
            <text:p>10.1085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3.8864" calcext:value-type="float">
            <text:p>853.8864</text:p>
          </table:table-cell>
          <table:table-cell office:value-type="float" office:value="801.9442" calcext:value-type="float">
            <text:p>801.9442</text:p>
          </table:table-cell>
          <table:table-cell office:value-type="float" office:value="51.942223" calcext:value-type="float">
            <text:p>51.942223</text:p>
          </table:table-cell>
          <table:table-cell office:value-type="string" calcext:value-type="string">
            <text:p>4.598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0.9736" calcext:value-type="float">
            <text:p>1920.9736</text:p>
          </table:table-cell>
          <table:table-cell office:value-type="float" office:value="1855.7836" calcext:value-type="float">
            <text:p>1855.7836</text:p>
          </table:table-cell>
          <table:table-cell office:value-type="float" office:value="65.19004" calcext:value-type="float">
            <text:p>65.19004</text:p>
          </table:table-cell>
          <table:table-cell office:value-type="string" calcext:value-type="string">
            <text:p>13.1309.jp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26.23376" calcext:value-type="float">
            <text:p>626.23376</text:p>
          </table:table-cell>
          <table:table-cell office:value-type="float" office:value="582.9646" calcext:value-type="float">
            <text:p>582.9646</text:p>
          </table:table-cell>
          <table:table-cell office:value-type="float" office:value="43.269157" calcext:value-type="float">
            <text:p>43.269157</text:p>
          </table:table-cell>
          <table:table-cell office:value-type="string" calcext:value-type="string">
            <text:p>10.108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81.8988" calcext:value-type="float">
            <text:p>1681.8988</text:p>
          </table:table-cell>
          <table:table-cell office:value-type="float" office:value="1627.1628" calcext:value-type="float">
            <text:p>1627.1628</text:p>
          </table:table-cell>
          <table:table-cell office:value-type="float" office:value="54.73594" calcext:value-type="float">
            <text:p>54.73594</text:p>
          </table:table-cell>
          <table:table-cell office:value-type="string" calcext:value-type="string">
            <text:p>12.1244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2.3357" calcext:value-type="float">
            <text:p>852.3357</text:p>
          </table:table-cell>
          <table:table-cell office:value-type="float" office:value="798.63293" calcext:value-type="float">
            <text:p>798.63293</text:p>
          </table:table-cell>
          <table:table-cell office:value-type="float" office:value="53.70275" calcext:value-type="float">
            <text:p>53.70275</text:p>
          </table:table-cell>
          <table:table-cell office:value-type="string" calcext:value-type="string">
            <text:p>4.567.jpg</text:p>
          </table:table-cell>
          <table:table-cell/>
        </table:table-row>
      </table:table>
      <table:named-expressions/>
      <table:database-ranges>
        <table:database-range table:name="__Anonymous_Sheet_DB__0" table:target-range-address="unrefined.A1:unrefined.G134" table:display-filter-buttons="true" table:orientation="column"/>
        <table:database-range table:name="__Anonymous_Sheet_DB__1" table:target-range-address="Refined.A1:Refined.G137" table:display-filter-buttons="true" table:orientation="column">
          <table:filter>
            <table:filter-and>
              <table:filter-condition table:field-number="6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7:59:45.835288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3:20:50.029464236</meta:creation-date>
    <dc:date>2018-06-26T09:56:12.175632986</dc:date>
    <meta:editing-duration>P1DT16H4M57S</meta:editing-duration>
    <meta:editing-cycles>4</meta:editing-cycles>
    <meta:generator>LibreOffice/5.1.6.2$Linux_X86_64 LibreOffice_project/10m0$Build-2</meta:generator>
    <meta:document-statistic meta:table-count="3" meta:cell-count="2741" meta:object-count="0"/>
  </office:meta>
</office:document-meta>
</file>